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5.162cm" fo:min-width="21.0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4.615cm" fo:min-width="20.82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7cm" fo:min-width="8.38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612cm" fo:min-width="23.45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4.97cm" fo:min-width="22.14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3.942cm" fo:min-width="12.374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612cm" fo:min-width="23.4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5.539cm" fo:min-width="17.78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4.242cm" fo:min-width="17.679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612cm" fo:min-width="23.45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3.307cm" fo:min-width="4.073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914cm" fo:min-width="3.712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7.317cm" fo:min-width="17.789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5.004cm" fo:min-width="17.679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2.27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2.27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8.741cm" fo:min-width="13.844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top" draw:auto-grow-height="false" fo:min-height="8.56cm" fo:min-width="8.564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68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ctwithoutfill">
      <style:graphic-properties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468cm"/>
      <style:paragraph-properties style:writing-mode="lr-tb"/>
    </style:style>
    <style:style style:name="gr30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="none" draw:fill-color="#729fcf" draw:textarea-horizontal-align="justify" draw:textarea-vertical-align="middle" draw:auto-grow-height="false" fo:min-height="4.322cm" fo:min-width="4.326cm" fo:padding-top="0.178cm" fo:padding-bottom="0.178cm" fo:padding-left="0.303cm" fo:padding-right="0.303cm"/>
    </style:style>
    <style:style style:name="gr3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withoutfill">
      <style:graphic-properties draw:marker-end="Arrowheads_20_7" draw:marker-end-width="0.3cm" draw:fill="none" draw:textarea-vertical-align="middle"/>
    </style:style>
    <style:style style:name="gr33" style:family="graphic" style:parent-style-name="objectwithoutfill">
      <style:graphic-properties draw:marker-end="Arrowheads_20_8" draw:marker-end-width="0.3cm" draw:fill="none" draw:textarea-vertical-align="middle"/>
    </style:style>
    <style:style style:name="gr34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="none" draw:fill-color="#729fcf" draw:textarea-horizontal-align="justify" draw:textarea-vertical-align="middle" draw:auto-grow-height="false" fo:min-height="4.216cm" fo:min-width="4.22cm" fo:padding-top="0.178cm" fo:padding-bottom="0.178cm" fo:padding-left="0.303cm" fo:padding-right="0.303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02cm" fo:min-width="12.962cm" fo:padding-top="0.151cm" fo:padding-bottom="0.151cm" fo:padding-left="0.276cm" fo:padding-right="0.276cm"/>
    </style:style>
    <style:style style:name="gr36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2.159cm" fo:min-width="3.884cm" fo:padding-top="0.178cm" fo:padding-bottom="0.178cm" fo:padding-left="0.303cm" fo:padding-right="0.303cm"/>
      <style:paragraph-properties style:writing-mode="lr-tb"/>
    </style:style>
    <style:style style:name="gr37" style:family="graphic" style:parent-style-name="objectwithoutfill">
      <style:graphic-properties svg:stroke-width="0.212cm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1" style:list-style-name="L8">
      <style:graphic-properties draw:stroke="solid" svg:stroke-width="0.035cm" svg:stroke-color="#000000" draw:stroke-linejoin="round" draw:fill="solid" draw:fill-color="#d5f1cf" draw:textarea-vertical-align="middle" draw:auto-grow-height="false" draw:fit-to-size="false" style:shrink-to-fit="false" fo:min-height="1.311cm" fo:min-width="1.856cm" fo:padding-top="0.127cm" fo:padding-bottom="0.127cm" fo:padding-left="0.254cm" fo:padding-right="0.254cm" fo:wrap-option="no-wrap"/>
      <style:paragraph-properties style:writing-mode="lr-tb"/>
    </style:style>
    <style:style style:name="gr40" style:family="graphic" style:parent-style-name="Default_20_Drawing_20_Style_5f_1" style:list-style-name="L8">
      <style:graphic-properties draw:stroke="solid" svg:stroke-width="0.035cm" svg:stroke-color="#000000" draw:stroke-linejoin="round" draw:fill="solid" draw:fill-color="#d5f1cf" draw:textarea-vertical-align="middle" draw:auto-grow-height="false" draw:fit-to-size="false" style:shrink-to-fit="false" fo:min-height="1.311cm" fo:min-width="1.856cm" fo:padding-top="0.127cm" fo:padding-bottom="0.127cm" fo:padding-left="0.254cm" fo:padding-right="0.254cm" fo:wrap-option="no-wrap"/>
      <style:paragraph-properties style:writing-mode="lr-tb"/>
    </style:style>
    <style:style style:name="gr41" style:family="graphic" style:parent-style-name="Default_20_Drawing_20_Style_5f_1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true" draw:fit-to-size="false" style:shrink-to-fit="false" fo:padding-top="0.127cm" fo:padding-bottom="0.127cm" fo:padding-left="0.254cm" fo:padding-right="0.254cm" fo:wrap-option="wrap"/>
    </style:style>
    <style:style style:name="gr42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7cm" fo:padding-bottom="0.127cm" fo:padding-left="0.254cm" fo:padding-right="0.254cm" fo:wrap-option="wrap"/>
    </style:style>
    <style:style style:name="gr44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20_Drawing_20_Style_5f_1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8" style:family="graphic" style:parent-style-name="Default_20_Drawing_20_Style_5f_1" style:list-style-name="L8">
      <style:graphic-properties draw:stroke="solid" svg:stroke-width="0.035cm" svg:stroke-color="#000000" draw:stroke-linejoin="round" draw:fill="solid" draw:fill-color="#d6d6f5" draw:textarea-vertical-align="middle" draw:auto-grow-height="false" draw:fit-to-size="false" style:shrink-to-fit="false" fo:min-height="0.538cm" fo:min-width="2.517cm" fo:padding-top="0.127cm" fo:padding-bottom="0.127cm" fo:padding-left="0.254cm" fo:padding-right="0.254cm" fo:wrap-option="no-wrap"/>
      <style:paragraph-properties style:writing-mode="lr-tb"/>
    </style:style>
    <style:style style:name="gr49" style:family="graphic" style:parent-style-name="Default_20_Drawing_20_Style_5f_1" style:list-style-name="L9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9.903cm" fo:min-width="20.329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2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8.903cm" fo:min-width="21.853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3.721cm" fo:min-width="21.853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3.38cm" fo:min-width="9.326cm" fo:padding-top="0.165cm" fo:padding-bottom="0.165cm" fo:padding-left="0.29cm" fo:padding-right="0.29cm"/>
      <style:paragraph-properties style:writing-mode="lr-tb"/>
    </style:style>
    <style:style style:name="gr5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1.365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259cm" fo:min-width="22.57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5.275cm" fo:min-width="21.853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1.406cm" fo:min-width="2.543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1.515cm" fo:min-width="2.736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objectwithoutfill">
      <style:graphic-properties svg:stroke-width="0.212cm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5.339cm" fo:min-width="20.329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4.831cm" fo:min-width="20.329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objectwithoutfill">
      <style:graphic-properties svg:stroke-width="0.212cm" svg:stroke-color="#ff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6.725cm" fo:min-width="20.588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1.277cm" fo:min-width="2.31cm" fo:padding-top="0.178cm" fo:padding-bottom="0.178cm" fo:padding-left="0.303cm" fo:padding-right="0.30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85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objectwithoutfill">
      <style:graphic-properties svg:stroke-width="0.212cm" svg:stroke-color="#ff0000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93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6.024cm" fo:min-width="21.853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4.65cm" fo:min-width="9.326cm" fo:padding-top="0.165cm" fo:padding-bottom="0.165cm" fo:padding-left="0.29cm" fo:padding-right="0.29cm"/>
      <style:paragraph-properties style:writing-mode="lr-tb"/>
    </style:style>
    <style:style style:name="gr97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9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3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2.045cm" fo:min-width="10.423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svg:stroke-width="0.212cm" svg:stroke-color="#ff0000" draw:marker-start-width="0.517cm" draw:marker-end-width="0.517cm" draw:fill="none" draw:textarea-horizontal-align="justify" draw:textarea-vertical-align="middle" draw:auto-grow-height="false" fo:min-height="1.876cm" fo:min-width="1.626cm" fo:padding-top="0.23cm" fo:padding-bottom="0.23cm" fo:padding-left="0.355cm" fo:padding-right="0.355cm"/>
    </style:style>
    <style:style style:name="gr107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8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5.093cm" fo:min-width="22.639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5.499cm" fo:min-width="23.631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4.242cm" fo:min-width="9.326cm" fo:padding-top="0.165cm" fo:padding-bottom="0.165cm" fo:padding-left="0.29cm" fo:padding-right="0.29cm"/>
      <style:paragraph-properties style:writing-mode="lr-tb"/>
    </style:style>
    <style:style style:name="gr114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top" draw:auto-grow-height="false" fo:min-height="3.052cm" fo:min-width="4.58cm" fo:padding-top="0.178cm" fo:padding-bottom="0.178cm" fo:padding-left="0.303cm" fo:padding-right="0.303cm"/>
      <style:paragraph-properties style:writing-mode="lr-tb"/>
    </style:style>
    <style:style style:name="gr126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96cm" fo:min-width="4.274cm" fo:padding-top="0.151cm" fo:padding-bottom="0.151cm" fo:padding-left="0.276cm" fo:padding-right="0.276cm"/>
      <style:paragraph-properties style:writing-mode="lr-tb"/>
    </style:style>
    <style:style style:name="gr127" style:family="graphic" style:parent-style-name="standard">
      <style:graphic-properties draw:stroke="solid" draw:stroke-dash="Dot" svg:stroke-width="0.081cm" svg:stroke-color="#000000" draw:marker-start-width="0.322cm" draw:marker-end-width="0.322cm" svg:stroke-linecap="butt" draw:fill="solid" draw:fill-color="#dddddd" draw:textarea-horizontal-align="justify" draw:textarea-vertical-align="top" draw:auto-grow-height="false" fo:min-height="7.753cm" fo:min-width="5.26cm" fo:padding-top="0.166cm" fo:padding-bottom="0.166cm" fo:padding-left="0.291cm" fo:padding-right="0.291cm"/>
      <style:paragraph-properties style:writing-mode="lr-tb"/>
    </style:style>
    <style:style style:name="gr128" style:family="graphic" style:parent-style-name="standard">
      <style:graphic-properties draw:stroke="solid" draw:stroke-dash="Dot" svg:stroke-width="0.081cm" svg:stroke-color="#000000" draw:marker-start-width="0.322cm" draw:marker-end-width="0.322cm" svg:stroke-linecap="butt" draw:fill="solid" draw:fill-color="#dddddd" draw:textarea-horizontal-align="justify" draw:textarea-vertical-align="top" draw:auto-grow-height="false" fo:min-height="7.754cm" fo:min-width="5.26cm" fo:padding-top="0.166cm" fo:padding-bottom="0.166cm" fo:padding-left="0.291cm" fo:padding-right="0.291cm"/>
      <style:paragraph-properties style:writing-mode="lr-tb"/>
    </style:style>
    <style:style style:name="gr129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74cm" fo:min-width="4.326cm" fo:padding-top="0.151cm" fo:padding-bottom="0.151cm" fo:padding-left="0.276cm" fo:padding-right="0.276cm"/>
      <style:paragraph-properties style:writing-mode="lr-tb"/>
    </style:style>
    <style:style style:name="gr131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22cm" fo:min-width="4.274cm" fo:padding-top="0.151cm" fo:padding-bottom="0.151cm" fo:padding-left="0.276cm" fo:padding-right="0.276cm"/>
      <style:paragraph-properties style:writing-mode="lr-tb"/>
    </style:style>
    <style:style style:name="gr132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33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top" draw:auto-grow-height="false" fo:min-height="14.066cm" fo:min-width="8.136cm" fo:padding-top="0.178cm" fo:padding-bottom="0.178cm" fo:padding-left="0.303cm" fo:padding-right="0.303cm"/>
      <style:paragraph-properties style:writing-mode="lr-tb"/>
    </style:style>
    <style:style style:name="gr134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658cm" fo:min-width="4.274cm" fo:padding-top="0.151cm" fo:padding-bottom="0.151cm" fo:padding-left="0.276cm" fo:padding-right="0.276cm"/>
      <style:paragraph-properties style:writing-mode="lr-tb"/>
    </style:style>
    <style:style style:name="gr135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22cm" fo:min-width="3.8cm" fo:padding-top="0.151cm" fo:padding-bottom="0.151cm" fo:padding-left="0.276cm" fo:padding-right="0.276cm"/>
      <style:paragraph-properties style:writing-mode="lr-tb"/>
    </style:style>
    <style:style style:name="gr136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37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Blank_20_Sl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Blank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margin-top="0.141cm" fo:margin-bottom="0cm" fo:line-height="100%"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7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14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1pt" style:font-size-asian="11pt" style:font-size-complex="11pt"/>
    </style:style>
    <style:style style:name="P17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Andale Mono1" fo:font-size="11pt" style:font-size-asian="11pt" style:font-size-complex="11p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-color="#dddddd"/>
      <style:paragraph-properties fo:text-align="start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800080" loext:opacity="100%" loext:color-lum-mod="100%" loext:color-lum-off="0%" fo:font-weight="bold" style:font-weight-asian="bold" style:font-weight-complex="bold"/>
    </style:style>
    <style:style style:name="P22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2pt" style:font-size-asian="12pt" style:font-size-complex="12pt"/>
    </style:style>
    <style:style style:name="P23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Andale Mono1" fo:font-size="12pt" style:font-size-asian="12pt" style:font-size-complex="12pt"/>
    </style:style>
    <style:style style:name="P24" style:family="paragraph">
      <style:paragraph-properties fo:text-align="start" style:writing-mode="lr-tb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6" style:family="paragraph">
      <loext:graphic-properties draw:fill-color="#dddddd"/>
      <style:paragraph-properties fo:text-align="start" style:writing-mode="lr-tb"/>
      <style:text-properties fo:font-size="18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800080" loext:opacity="100%" loext:color-lum-mod="100%" loext:color-lum-off="0%"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3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 style:writing-mode="lr-tb"/>
      <style:text-properties style:font-name="Andale Mono1" fo:font-size="14pt" style:font-size-asian="14pt" style:font-size-complex="14pt"/>
    </style:style>
    <style:style style:name="P33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1" fo:font-size="14pt" style:font-size-asian="14pt" style:font-size-complex="14pt"/>
    </style:style>
    <style:style style:name="P34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weight="bold" style:font-weight-asian="bold" style:font-weight-complex="bold"/>
    </style:style>
    <style:style style:name="P35" style:family="paragraph">
      <loext:graphic-properties draw:fill="none" draw:fill-color="#729fcf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loext:graphic-properties draw:fill-color="#b2b2b2"/>
      <style:paragraph-properties fo:text-align="center"/>
    </style:style>
    <style:style style:name="P38" style:family="paragraph">
      <loext:graphic-properties draw:fill-color="#ffe994"/>
      <style:paragraph-properties fo:text-align="center" style:writing-mode="lr-tb"/>
    </style:style>
    <style:style style:name="P39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4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8pt" style:font-size-complex="28pt"/>
    </style:style>
    <style:style style:name="P4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5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18pt" style:font-size-asian="13pt" style:font-size-complex="13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8pt" style:font-size-asian="13pt" style:font-size-complex="13pt"/>
    </style:style>
    <style:style style:name="P49" style:family="paragraph">
      <loext:graphic-properties draw:fill="solid" draw:fill-color="#d6d6f5"/>
      <style:paragraph-properties fo:margin-top="0cm" fo:margin-bottom="0cm" fo:line-height="100%" fo:text-align="center" style:punctuation-wrap="simple" style:writing-mode="lr-tb" style:font-independent-line-spacing="true"/>
      <style:text-properties fo:font-size="18pt" style:font-size-asian="13pt" style:font-size-complex="13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4pt" style:font-size-asian="14pt" style:font-size-complex="14pt"/>
    </style:style>
    <style:style style:name="P53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Andale Mono1" fo:font-size="14pt" style:font-size-asian="14pt" style:font-size-complex="14pt"/>
    </style:style>
    <style:style style:name="P54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P55" style:family="paragraph">
      <style:paragraph-properties fo:text-align="center" style:writing-mode="lr-tb"/>
      <style:text-properties fo:font-size="18pt"/>
    </style:style>
    <style:style style:name="P56" style:family="paragraph">
      <loext:graphic-properties draw:fill-color="#ffe994"/>
      <style:paragraph-properties fo:text-align="center" style:writing-mode="lr-tb"/>
      <style:text-properties fo:font-size="18pt"/>
    </style:style>
    <style:style style:name="P57" style:family="paragraph">
      <loext:graphic-properties draw:fill="none"/>
      <style:paragraph-properties fo:margin-left="0.331cm" fo:margin-right="0cm" fo:margin-top="0cm" fo:margin-bottom="0cm" fo:line-height="100%" fo:text-align="start" fo:text-indent="-0.33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Andale Mono1" fo:font-size="14pt" style:font-size-asian="14pt" style:font-size-complex="14pt"/>
    </style:style>
    <style:style style:name="P59" style:family="paragraph">
      <loext:graphic-properties draw:fill="solid" draw:fill-color="#f6f5bd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Andale Mono1" fo:font-size="14pt" style:font-size-asian="14pt" style:font-size-complex="14pt"/>
    </style:style>
    <style:style style:name="P6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8pt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ff0000" loext:opacity="100%" loext:color-lum-mod="100%" loext:color-lum-off="0%" fo:font-size="18pt" fo:font-weight="bold" style:font-weight-asian="bold" style:font-weight-complex="bold"/>
    </style:style>
    <style:style style:name="P6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 fo:font-weight="normal" style:font-weight-asian="normal" style:font-weight-complex="normal"/>
    </style:style>
    <style:style style:name="P6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 fo:font-weight="bold" style:font-weight-asian="bold" style:font-weight-complex="bold"/>
    </style:style>
    <style:style style:name="P67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0.5pt" style:font-size-asian="10.5pt" style:font-size-complex="10.5pt"/>
    </style:style>
    <style:style style:name="P6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Andale Mono1" fo:font-size="10.5pt" style:font-size-asian="10.5pt" style:font-size-complex="10.5pt"/>
    </style:style>
    <style:style style:name="P69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Andale Mono1" fo:font-size="10.5pt" style:font-size-asian="10.5pt" style:font-size-complex="10.5pt"/>
    </style:style>
    <style:style style:name="P70" style:family="paragraph">
      <loext:graphic-properties draw:fill-color="#dddddd"/>
      <style:paragraph-properties fo:text-align="center" style:writing-mode="lr-tb"/>
    </style:style>
    <style:style style:name="P71" style:family="paragraph">
      <loext:graphic-properties draw:fill="solid" draw:fill-color="#dddddd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normal" style:text-underline-style="none" fo:font-weight="normal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15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8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9" style:family="text">
      <style:text-properties fo:font-variant="normal" fo:text-transform="none" fo:color="#5983b0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20" style:family="text">
      <style:text-properties fo:color="#158466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variant="normal" fo:text-transform="none" fo:color="#15846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 Unicode MS1" style:font-size-asian="15pt" style:font-style-asian="normal" style:font-weight-asian="bold" style:font-name-complex="Arial Unicode MS1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800080" loext:opacity="100%" fo:font-weight="bold" style:font-weight-asian="bold" style:font-weight-complex="bold"/>
    </style:style>
    <style:style style:name="T25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28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00080" loext:opacity="100%" fo:font-size="18pt" fo:font-weight="bold" style:font-weight-asian="bold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32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4" style:family="text">
      <style:text-properties fo:font-variant="normal" fo:text-transform="none" fo:color="#bf0041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5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37" style:family="text">
      <style:text-properties fo:color="#ff0000" loext:opacity="100%" fo:font-size="88pt" fo:font-weight="bold" style:font-size-asian="88pt" style:font-weight-asian="bold" style:font-size-complex="88pt" style:font-weight-complex="bold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language="en" fo:country="US" fo:font-style="italic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48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0" style:family="text">
      <style:text-properties fo:font-variant="normal" fo:text-transform="none" fo:color="#bf0041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1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58" style:family="text">
      <style:text-properties fo:color="#ff0000" loext:opacity="100%" fo:font-size="18pt" fo:font-weight="bold" style:font-weight-asian="bold" style:font-weight-complex="bold"/>
    </style:style>
    <style:style style:name="T59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size="24pt" style:font-size-asian="24pt" style:font-size-complex="24pt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dale Mono1" fo:font-size="14pt" fo:letter-spacing="normal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loext:opacity="100%" fo:font-size="18pt" fo:font-weight="bold" style:font-weight-asian="bold" style:font-weight-complex="bold"/>
    </style:style>
    <style:style style:name="T65" style:family="text">
      <style:text-properties fo:color="#000000" loext:opacity="100%" fo:font-size="18pt" fo:font-weight="normal" style:font-weight-asian="normal" style:font-weight-complex="normal"/>
    </style:style>
    <style:style style:name="T66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68" style:family="text">
      <style:text-properties fo:font-variant="normal" fo:text-transform="none" fo:color="#bf0041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69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dale Mono1" fo:font-size="10.5pt" fo:letter-spacing="normal" fo:font-style="normal" fo:text-shadow="none" style:text-underline-style="none" fo:font-weight="bold" style:letter-kerning="true" style:font-name-asian="DejaVu Sans1" style:font-size-asian="10.5pt" style:font-style-asian="normal" style:font-weight-asian="bold" style:font-name-complex="DejaVu Sans1" style:font-size-complex="10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_5f_" presentation:presentation-page-layout-name="AL1T0">
        <office:forms form:automatic-focus="false" form:apply-design-mode="false"/>
        <draw:custom-shape draw:name="CustomShape 254" draw:style-name="gr1" draw:text-style-name="P2" draw:layer="layout" svg:width="21.586cm" svg:height="5.411cm" svg:x="1.905cm" svg:y="4.445cm">
          <text:p text:style-name="P1"><text:span text:style-name="T1">Concur</text:span><text:span text:style-name="T1">rent </text:span><text:span text:style-name="T1">Progra</text:span><text:span text:style-name="T1">mming </text:span><text:span text:style-name="T1">III - </text:span><text:span text:style-name="T1">Proces</text:span><text:span text:style-name="T1">ses</text:span></text:p>
          <text:p text:style-name="P1"><text:span text:style-name="T2"><text:line-break/></text:span><text:span text:style-name="T2"><text:line-break/></text:span><text:span text:style-name="T3">HPPS</text:span><text:span text:style-name="T2"><text:line-break/></text:span><text:span text:style-name="T2"><text:line-break/></text:span><text:span text:style-name="T2"><text:line-break/></text:span><text:span text:style-name="T2">David Marc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2" draw:text-style-name="P3" draw:layer="layout" svg:width="21.326cm" svg:height="4.864cm" svg:x="1.905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2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56" draw:style-name="gr3" draw:text-style-name="P6" draw:layer="layout" svg:width="8.886cm" svg:height="1.266cm" svg:x="11.43cm" svg:y="25.4cm">
            <text:p text:style-name="P5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55" draw:style-name="gr4" draw:text-style-name="P8" draw:layer="layout" svg:width="21.085cm" svg:height="2.113cm" svg:x="0.992cm" svg:y="1.21cm">
          <text:p text:style-name="P7"><text:span text:style-name="T1">Appr</text:span><text:span text:style-name="T1">oach</text:span><text:span text:style-name="T1">es <text:s/></text:span><text:span text:style-name="T1">to </text:span><text:span text:style-name="T1">conc</text:span><text:span text:style-name="T1">urren</text:span><text:span text:style-name="T1">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" draw:text-style-name="P10" draw:layer="layout" svg:width="21.93cm" svg:height="13.807cm" svg:x="1.102cm" svg:y="3.784cm">
          <text:list text:style-name="L2">
            <text:list-item>
              <text:p text:style-name="P9"><text:span text:style-name="T5">So far </text:span><text:span text:style-name="T5">we’ve </text:span><text:span text:style-name="T5">looked </text:span><text:span text:style-name="T5">at </text:span><text:span text:style-name="T5">Open</text:span><text:span text:style-name="T5">MP </text:span><text:span text:style-name="T5">and </text:span><text:span text:style-name="T5">thread</text:span><text:span text:style-name="T5">ing</text:span></text:p>
              <text:p text:style-name="P9"><text:span text:style-name="T5"/></text:p>
            </text:list-item>
            <text:list-item>
              <text:p text:style-name="P9"><text:span text:style-name="T5">These </text:span><text:span text:style-name="T5">are </text:span><text:span text:style-name="T5">what </text:span><text:span text:style-name="T5">we </text:span><text:span text:style-name="T5">use </text:span><text:span text:style-name="T5">most </text:span><text:span text:style-name="T5">often, </text:span><text:span text:style-name="T5">especi</text:span><text:span text:style-name="T5">ally </text:span><text:span text:style-name="T5">where </text:span><text:span text:style-name="T5">we </text:span><text:span text:style-name="T5">simply </text:span><text:span text:style-name="T5">want </text:span><text:span text:style-name="T5">to go </text:span><text:span text:style-name="T5">faster</text:span></text:p>
              <text:p text:style-name="P9"><text:span text:style-name="T5"/></text:p>
            </text:list-item>
            <text:list-item>
              <text:p text:style-name="P9"><text:span text:style-name="T5">But </text:span><text:span text:style-name="T5">they </text:span><text:span text:style-name="T5">aren’t </text:span><text:span text:style-name="T5">the </text:span><text:span text:style-name="T5">only </text:span><text:span text:style-name="T5">option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12" draw:layer="layout" svg:width="21.085cm" svg:height="2.113cm" svg:x="0.992cm" svg:y="1.21cm">
          <text:p text:style-name="P7"><text:span text:style-name="T6">Remin</text:span><text:span text:style-name="T6">der of </text:span><text:span text:style-name="T6">probl</text:span><text:span text:style-name="T6">ems </text:span><text:span text:style-name="T6">so far. </text:span><text:span text:style-name="T6">. 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23.703cm" svg:height="14.204cm" svg:x="0.635cm" svg:y="3.784cm">
          <text:list text:style-name="L2">
            <text:list-item>
              <text:p text:style-name="P9"><text:span text:style-name="T7">Classical problem classes of concurrent programs: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8">Races:</text:span><text:span text:style-name="T9"> outcome depends on arbitrary scheduling decisions elsewhere in the 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4"><text:span text:style-name="T10">Example: who gets the last seat on the airplane?</text:span></text:p>
                    </text:list-item>
                  </text:list>
                </text:list-item>
                <text:list-item>
                  <text:p text:style-name="P13"><text:span text:style-name="T8">Deadlock:</text:span><text:span text:style-name="T9"> improper resource allocation prevents forward progress</text:span></text:p>
                  <text:list>
                    <text:list-item>
                      <text:p text:style-name="P14"><text:span text:style-name="T10">Example: traffic gridlock</text:span></text:p>
                    </text:list-item>
                  </text:list>
                </text:list-item>
                <text:list-item>
                  <text:p text:style-name="P13"><text:span text:style-name="T8">Livelock / Starvation / Fairness</text:span><text:span text:style-name="T9">: external events and/or system scheduling decisions can prevent sub-task progress</text:span></text:p>
                  <text:list>
                    <text:list-item>
                      <text:p text:style-name="P14"><text:span text:style-name="T10">Example: people always jump in front of you in lin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7">As well as these, some problems just aren’t suited to identical threads, we want different processing doing different thing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1.085cm" svg:height="2.113cm" svg:x="0.992cm" svg:y="1.21cm">
          <text:p text:style-name="P7"><text:span text:style-name="T1">Threads vs.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0" draw:layer="layout" svg:width="23.954cm" svg:height="14.861cm" svg:x="0.807cm" svg:y="3.391cm">
          <text:list text:style-name="L2">
            <text:list-item>
              <text:p text:style-name="P9"><text:span text:style-name="T11">How threads and processes are similar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12">Each has its own logical control flow</text:span></text:p>
                </text:list-item>
                <text:list-item>
                  <text:p text:style-name="P13"><text:span text:style-name="T12">Each can run concurrently with others (possibly on different cores)</text:span></text:p>
                </text:list-item>
                <text:list-item>
                  <text:p text:style-name="P13"><text:span text:style-name="T12">Each is context switched</text:span></text:p>
                </text:list-item>
              </text:list>
            </text:list-item>
            <text:list-item>
              <text:p text:style-name="P9"><text:span text:style-name="T11">How threads and processes are different</text:span></text:p>
              <text:list>
                <text:list-item>
                  <text:p text:style-name="P13"><text:span text:style-name="T12">Threads share all code and data (except local stacks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4"><text:span text:style-name="T13">Processes (typically) do not</text:span></text:p>
                    </text:list-item>
                  </text:list>
                </text:list-item>
                <text:list-item>
                  <text:p text:style-name="P13"><text:span text:style-name="T12">Threads are somewhat less expensive than processes</text:span></text:p>
                  <text:list>
                    <text:list-item>
                      <text:p text:style-name="P14"><text:span text:style-name="T13">Process control (creating and reaping) twice as expensive as thread control</text:span></text:p>
                    </text:list-item>
                    <text:list-item>
                      <text:p text:style-name="P14"><text:span text:style-name="T13">Linux numbers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3">~20K cycles to create and reap a process</text:span></text:p>
                        </text:list-item>
                        <text:list-item>
                          <text:p text:style-name="P14"><text:span text:style-name="T13">~10K cycles (or less) to create and reap a thread</text:span></text:p>
                        </text:list-item>
                        <text:list-item>
                          <text:p text:style-name="P14"><text:span text:style-name="T14">Much</text:span><text:span text:style-name="T13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77" draw:style-name="gr4" draw:text-style-name="P8" draw:layer="layout" svg:width="21.085cm" svg:height="2.113cm" svg:x="0.992cm" svg:y="1.21cm">
          <text:p text:style-name="P7"><text:span text:style-name="T1">Threa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" draw:text-style-name="P17" draw:layer="layout" svg:width="22.642cm" svg:height="15.219cm" svg:x="2.101cm" svg:y="3.323cm">
          <text:p text:style-name="P16"><text:span text:style-name="T15">#include</text:span><text:span text:style-name="T16"> </text:span><text:span text:style-name="T17">&lt;stdio.h&gt;</text:span></text:p>
          <text:p text:style-name="P16"><text:span text:style-name="T15">#include</text:span><text:span text:style-name="T16"> </text:span><text:span text:style-name="T17">&lt;stdlib.h&gt;</text:span></text:p>
          <text:p text:style-name="P16"><text:span text:style-name="T15">#include</text:span><text:span text:style-name="T16"> </text:span><text:span text:style-name="T17">&lt;pthread.h&gt;</text:span></text:p>
          <text:p text:style-name="P16"><text:span text:style-name="T16"/></text:p>
          <text:p text:style-name="P16"><text:span text:style-name="T15">int</text:span><text:span text:style-name="T16"> THREADS = </text:span><text:span text:style-name="T18">4</text:span><text:span text:style-name="T16">;</text:span></text:p>
          <text:p text:style-name="P16"><text:span text:style-name="T16"/></text:p>
          <text:p text:style-name="P16"><text:span text:style-name="T15">struct</text:span><text:span text:style-name="T16"> thread_args {</text:span></text:p>
          <text:p text:style-name="P16"><text:span text:style-name="T16"><text:s text:c="4"/></text:span><text:span text:style-name="T15">pthread_t</text:span><text:span text:style-name="T16"> thread_id;</text:span></text:p>
          <text:p text:style-name="P16"><text:span text:style-name="T16"><text:s text:c="4"/></text:span><text:span text:style-name="T15">int</text:span><text:span text:style-name="T16"> thread_num;</text:span></text:p>
          <text:p text:style-name="P16"><text:span text:style-name="T16">};</text:span></text:p>
          <text:p text:style-name="P16"><text:span text:style-name="T16"/></text:p>
          <text:p text:style-name="P16"><text:span text:style-name="T15">void</text:span><text:span text:style-name="T16"> *my_thread(</text:span><text:span text:style-name="T15">void</text:span><text:span text:style-name="T16"> *arg) {</text:span></text:p>
          <text:p text:style-name="P16"><text:span text:style-name="T16"><text:s text:c="4"/></text:span><text:span text:style-name="T15">struct</text:span><text:span text:style-name="T16"> thread_args *thread_info = arg;</text:span></text:p>
          <text:p text:style-name="P16"><text:span text:style-name="T16"><text:s text:c="4"/></text:span><text:span text:style-name="T16">printf(</text:span><text:span text:style-name="T17">"Hello from thread %d\n"</text:span><text:span text:style-name="T16">, thread_info-&gt;thread_num);</text:span></text:p>
          <text:p text:style-name="P16"><text:span text:style-name="T16"><text:s text:c="4"/></text:span><text:span text:style-name="T15">return</text:span><text:span text:style-name="T16"> </text:span><text:span text:style-name="T19">NULL</text:span><text:span text:style-name="T16">;</text:span></text:p>
          <text:p text:style-name="P16"><text:span text:style-name="T16">}</text:span></text:p>
          <text:p text:style-name="P16"><text:span text:style-name="T16"/></text:p>
          <text:p text:style-name="P16"><text:span text:style-name="T15">int</text:span><text:span text:style-name="T16"> main() {</text:span></text:p>
          <text:p text:style-name="P16"><text:span text:style-name="T16"><text:s text:c="4"/></text:span><text:span text:style-name="T15">struct</text:span><text:span text:style-name="T16"> thread_args *all_thread_info = calloc(THREADS, </text:span><text:span text:style-name="T15">sizeof</text:span><text:span text:style-name="T16">(*all_thread_info));</text:span></text:p>
          <text:p text:style-name="P16"><text:span text:style-name="T16"><text:s text:c="4"/></text:span><text:span text:style-name="T15">pthread_t</text:span><text:span text:style-name="T16">* thread_nums[THREADS];</text:span></text:p>
          <text:p text:style-name="P16"><text:span text:style-name="T16"><text:s text:c="4"/></text:span><text:span text:style-name="T15">for</text:span><text:span text:style-name="T16"> (</text:span><text:span text:style-name="T15">int</text:span><text:span text:style-name="T16"> i=</text:span><text:span text:style-name="T18">0</text:span><text:span text:style-name="T16">; i&lt;THREADS; i++) {</text:span></text:p>
          <text:p text:style-name="P16"><text:span text:style-name="T16"><text:s text:c="8"/></text:span><text:span text:style-name="T16">all_thread_info[i].thread_num = i + </text:span><text:span text:style-name="T18">1</text:span><text:span text:style-name="T16">;</text:span></text:p>
          <text:p text:style-name="P16"><text:span text:style-name="T16"><text:s text:c="8"/></text:span><text:span text:style-name="T16">pthread_create(&amp;all_thread_info[i].thread_id, </text:span><text:span text:style-name="T19">NULL</text:span><text:span text:style-name="T16">, my_thread, &amp;all_thread_info[i]);</text:span></text:p>
          <text:p text:style-name="P16"><text:span text:style-name="T16"><text:s text:c="4"/></text:span><text:span text:style-name="T16">}</text:span></text:p>
          <text:p text:style-name="P16"><text:span text:style-name="T16"/></text:p>
          <text:p text:style-name="P16"><text:span text:style-name="T16"><text:s text:c="4"/></text:span><text:span text:style-name="T15">for</text:span><text:span text:style-name="T16"> (</text:span><text:span text:style-name="T15">int</text:span><text:span text:style-name="T16"> i=</text:span><text:span text:style-name="T18">0</text:span><text:span text:style-name="T16">; i&lt;THREADS; i++) {</text:span></text:p>
          <text:p text:style-name="P16"><text:span text:style-name="T16"><text:s text:c="8"/></text:span><text:span text:style-name="T16">pthread_join(all_thread_info[i].thread_id, </text:span><text:span text:style-name="T19">NULL</text:span><text:span text:style-name="T16">);</text:span></text:p>
          <text:p text:style-name="P16"><text:span text:style-name="T16"><text:s text:c="4"/></text:span><text:span text:style-name="T16">}</text:span></text:p>
          <text:p text:style-name="P16"><text:span text:style-name="T16"/></text:p>
          <text:p text:style-name="P16"><text:span text:style-name="T16"><text:s text:c="4"/></text:span><text:span text:style-name="T16">free(all_thread_info);</text:span></text:p>
          <text:p text:style-name="P16"><text:span text:style-name="T16"><text:s text:c="4"/></text:span><text:span text:style-name="T16">exit(</text:span><text:span text:style-name="T18">0</text:span><text:span text:style-name="T16">);</text:span></text:p>
          <text:p text:style-name="P16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20" xml:id="id4" draw:id="id4" draw:layer="layout" svg:width="12.954cm" svg:height="4.272cm" svg:x="11.43cm" svg:y="3.856cm">
          <text:p text:style-name="P18"><text:span text:style-name="T20">user@system:</text:span><text:span text:style-name="T21">~</text:span><text:span text:style-name="T22"> gcc -o example example.c -lpthread</text:span></text:p>
          <text:p text:style-name="P18"><text:span text:style-name="T23">user@system:</text:span><text:span text:style-name="T21">~</text:span><text:span text:style-name="T22"> ./example </text:span></text:p>
          <text:p text:style-name="P18"><text:span text:style-name="T22">Hello from thread 2</text:span></text:p>
          <text:p text:style-name="P19"><text:span text:style-name="T22">Hello from thread 1</text:span></text:p>
          <text:p text:style-name="P19"><text:span text:style-name="T22">Hello from thread 3</text:span></text:p>
          <text:p text:style-name="P19"><text:span text:style-name="T22">Hello from thread 4</text:span></text:p>
          <text:p text:style-name="P19"><text:span text:style-name="T20">user@system:</text:span><text:span text:style-name="T21">~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3.81cm" svg:height="0.962cm" svg:x="20.32cm" svg:y="17.326cm">
          <draw:text-box>
            <text:p><text:span text:style-name="T24">example.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57" draw:style-name="gr4" draw:text-style-name="P8" draw:layer="layout" svg:width="21.085cm" svg:height="2.113cm" svg:x="0.992cm" svg:y="1.21cm">
          <text:p text:style-name="P7"><text:span text:style-name="T1">Processes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3" draw:text-style-name="P10" draw:layer="layout" svg:width="23.954cm" svg:height="14.861cm" svg:x="0.807cm" svg:y="3.391cm">
          <text:list text:style-name="L2">
            <text:list-item>
              <text:p text:style-name="P9"><text:span text:style-name="T7">Relatively few important functions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9">fork() - creates a duplicate child process </text:span></text:p>
                </text:list-item>
                <text:list-item>
                  <text:p text:style-name="P13"><text:span text:style-name="T9">execve() - replace current process with specified program</text:span></text:p>
                </text:list-item>
                <text:list-item>
                  <text:p text:style-name="P13"><text:span text:style-name="T9">getpid() - get current process id</text:span></text:p>
                </text:list-item>
                <text:list-item>
                  <text:p text:style-name="P13"><text:span text:style-name="T9">wait() - Wait for any child processes to complete</text:span></text:p>
                </text:list-item>
                <text:list-item>
                  <text:p text:style-name="P13"><text:span text:style-name="T9">waitpid() - Wait for any or specific child process to complete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7">Note that these won’t work on windows, so we won’t really focus on them</text:span></text:p>
            </text:list-item>
            <text:list-item>
              <text:p text:style-name="P9"><text:span text:style-name="T7">Even on non-windows, you’re probably better using threads as they are much faster</text:span></text:p>
            </text:list-item>
            <text:list-item>
              <text:p text:style-name="P9"><text:span text:style-name="T7">Processes tend to be easier to program though (ish)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61" draw:style-name="gr4" draw:text-style-name="P8" draw:layer="layout" svg:width="21.085cm" svg:height="2.113cm" svg:x="0.992cm" svg:y="1.21cm">
          <text:p text:style-name="P7"><text:span text:style-name="T1">Processes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4" draw:text-style-name="P23" draw:layer="layout" svg:width="18.288cm" svg:height="5.788cm" svg:x="3.048cm" svg:y="4.572cm">
          <text:p text:style-name="P22"><text:span text:style-name="T25">#include</text:span><text:span text:style-name="T26"> </text:span><text:span text:style-name="T27">&lt;stdio.h&gt;</text:span></text:p>
          <text:p text:style-name="P22"><text:span text:style-name="T25">#include</text:span><text:span text:style-name="T26"> </text:span><text:span text:style-name="T27">&lt;stdlib.h&gt;</text:span></text:p>
          <text:p text:style-name="P22"><text:span text:style-name="T25">#include</text:span><text:span text:style-name="T26"> </text:span><text:span text:style-name="T27">&lt;unistd.h&gt;</text:span></text:p>
          <text:p text:style-name="P22"><text:span text:style-name="T27"/></text:p>
          <text:p text:style-name="P22"><text:span text:style-name="T25">int</text:span><text:span text:style-name="T26"> main()</text:span></text:p>
          <text:p text:style-name="P22"><text:span text:style-name="T26">{</text:span></text:p>
          <text:p text:style-name="P22"><text:span text:style-name="T26"><text:s text:c="4"/></text:span><text:span text:style-name="T26">fork();</text:span></text:p>
          <text:p text:style-name="P22"><text:span text:style-name="T26"><text:s text:c="4"/></text:span><text:span text:style-name="T26">fork();</text:span></text:p>
          <text:p text:style-name="P22"><text:span text:style-name="T26"><text:s text:c="4"/></text:span><text:span text:style-name="T26">printf(</text:span><text:span text:style-name="T27">"Hello from process %d\n"</text:span><text:span text:style-name="T26">, getpid());</text:span></text:p>
          <text:p text:style-name="P22"><text:span text:style-name="T26"><text:s text:c="4"/></text:span><text:span text:style-name="T26">exit(</text:span><text:span text:style-name="T28">0</text:span><text:span text:style-name="T26">);</text:span></text:p>
          <text:p text:style-name="P22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6" draw:layer="layout" svg:width="18.259cm" svg:height="4.572cm" svg:x="3.073cm" svg:y="11.176cm">
          <text:p text:style-name="P24"><text:span text:style-name="T20">user@system:</text:span><text:span text:style-name="T21">~</text:span><text:span text:style-name="T22"> gcc -o fork fork.c</text:span></text:p>
          <text:p text:style-name="P24"><text:span text:style-name="T23">user@system:</text:span><text:span text:style-name="T21">~</text:span><text:span text:style-name="T22"> ./fork</text:span></text:p>
          <text:p text:style-name="P24"><text:span text:style-name="T22">Hello from process 6196</text:span></text:p>
          <text:p text:style-name="P25"><text:span text:style-name="T29">Hello from </text:span><text:span text:style-name="T22">process 6198</text:span></text:p>
          <text:p text:style-name="P25"><text:span text:style-name="T29">Hello from </text:span><text:span text:style-name="T22">process 6197</text:span></text:p>
          <text:p text:style-name="P25"><text:span text:style-name="T29">Hello from </text:span><text:span text:style-name="T22">process 6199</text:span></text:p>
          <text:p text:style-name="P25"><text:span text:style-name="T20">user@system:</text:span><text:span text:style-name="T21">~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.494cm" svg:height="0.962cm" svg:x="18.842cm" svg:y="9.398cm">
          <draw:text-box>
            <text:p><text:span text:style-name="T24">fork.c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63" draw:style-name="gr4" draw:text-style-name="P8" draw:layer="layout" svg:width="21.085cm" svg:height="2.113cm" svg:x="0.992cm" svg:y="1.21cm">
          <text:p text:style-name="P7"><text:span text:style-name="T1">Processes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6" draw:text-style-name="P10" draw:layer="layout" svg:width="23.954cm" svg:height="14.861cm" svg:x="0.807cm" svg:y="3.391cm">
          <text:list text:style-name="L2">
            <text:list-item>
              <text:p text:style-name="P9"><text:span text:style-name="T11">Very easy to get many different processes running concurrently (and in parallel if you’ve got the hardware)</text:span></text:p>
              <text:p text:style-name="P9"><text:span text:style-name="T5"/></text:p>
            </text:list-item>
            <text:list-item>
              <text:p text:style-name="P9"><text:span text:style-name="T11">Like using OpenMP for threading, this can mean very few new lines of code</text:span></text:p>
              <text:p text:style-name="P9"><text:span text:style-name="T5"/></text:p>
            </text:list-item>
            <text:list-item>
              <text:p text:style-name="P9"><text:span text:style-name="T11">Can be relatively easy to lose track of how many processes you’ve created</text:span></text:p>
              <text:p text:style-name="P9"><text:span text:style-name="T5"/></text:p>
            </text:list-item>
            <text:list-item>
              <text:p text:style-name="P9"><text:span text:style-name="T11">Every fork() will create a child process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65" draw:style-name="gr4" draw:text-style-name="P8" draw:layer="layout" svg:width="21.085cm" svg:height="2.113cm" svg:x="0.992cm" svg:y="1.21cm">
          <text:p text:style-name="P7"><text:span text:style-name="T1">Processes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7" draw:text-style-name="P23" draw:layer="layout" svg:width="4.572cm" svg:height="3.556cm" svg:x="2.032cm" svg:y="4.318cm">
          <text:p text:style-name="P22"><text:span text:style-name="T25">int</text:span><text:span text:style-name="T26"> main()</text:span></text:p>
          <text:p text:style-name="P22"><text:span text:style-name="T26">{</text:span></text:p>
          <text:p text:style-name="P22"><text:span text:style-name="T26"><text:tab/></text:span><text:span text:style-name="T26">fork();</text:span></text:p>
          <text:p text:style-name="P22"><text:span text:style-name="T26"><text:tab/></text:span><text:span text:style-name="T26">fork();</text:span></text:p>
          <text:p text:style-name="P22"><text:span text:style-name="T26"><text:tab/></text:span><text:span text:style-name="T26">fork();</text:span></text:p>
          <text:p text:style-name="P22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27" draw:layer="layout" svg:width="4.318cm" svg:height="1.27cm" svg:x="15.208cm" svg:y="4.064cm">
          <text:p text:style-name="P27">Process 0</text:p>
          <draw:enhanced-geometry svg:viewBox="0 0 21600 21600" draw:type="rectangle" draw:enhanced-path="M 0 0 L 21600 0 21600 21600 0 21600 0 0 Z N"/>
        </draw:custom-shape>
        <draw:polyline draw:style-name="gr19" draw:text-style-name="P28" xml:id="id5" draw:id="id5" draw:layer="layout" svg:width="2.539cm" svg:height="0cm" svg:x="5.588cm" svg:y="5.842cm" svg:viewBox="0 0 2540 0" draw:points="2540,0 0,0">
          <text:p/>
        </draw:polyline>
        <draw:polyline draw:style-name="gr20" draw:text-style-name="P28" xml:id="id6" draw:id="id6" draw:layer="layout" svg:width="2.793cm" svg:height="1.777cm" svg:x="12.192cm" svg:y="5.588cm" svg:viewBox="0 0 2794 1778" draw:points="2794,0 0,1778">
          <text:p/>
        </draw:polyline>
        <draw:custom-shape draw:style-name="gr18" draw:text-style-name="P27" xml:id="id7" draw:id="id7" draw:layer="layout" svg:width="4.318cm" svg:height="1.27cm" svg:x="9.608cm" svg:y="7.564cm">
          <text:p text:style-name="P27">Process 1</text:p>
          <draw:enhanced-geometry svg:viewBox="0 0 21600 21600" draw:type="rectangle" draw:enhanced-path="M 0 0 L 21600 0 21600 21600 0 21600 0 0 Z N"/>
        </draw:custom-shape>
        <draw:polyline draw:style-name="gr19" draw:text-style-name="P28" xml:id="id8" draw:id="id8" draw:layer="layout" svg:width="2.539cm" svg:height="0cm" svg:x="5.615cm" svg:y="6.442cm" svg:viewBox="0 0 2540 0" draw:points="2540,0 0,0">
          <text:p/>
        </draw:polyline>
        <draw:polyline draw:style-name="gr20" draw:text-style-name="P28" xml:id="id9" draw:id="id9" draw:layer="layout" svg:width="1.523cm" svg:height="2.031cm" svg:x="9.398cm" svg:y="9.144cm" svg:viewBox="0 0 1524 2032" draw:points="1524,0 0,2032">
          <text:p/>
        </draw:polyline>
        <draw:custom-shape draw:style-name="gr18" draw:text-style-name="P27" xml:id="id10" draw:id="id10" draw:layer="layout" svg:width="4.318cm" svg:height="1.27cm" svg:x="7.208cm" svg:y="11.43cm">
          <text:p text:style-name="P27">Process 3</text:p>
          <draw:enhanced-geometry svg:viewBox="0 0 21600 21600" draw:type="rectangle" draw:enhanced-path="M 0 0 L 21600 0 21600 21600 0 21600 0 0 Z N"/>
        </draw:custom-shape>
        <draw:polyline draw:style-name="gr20" draw:text-style-name="P28" xml:id="id11" draw:id="id11" draw:layer="layout" svg:width="0cm" svg:height="1.729cm" svg:x="17.418cm" svg:y="5.488cm" svg:viewBox="0 0 0 1730" draw:points="0,0 0,1730">
          <text:p/>
        </draw:polyline>
        <draw:custom-shape draw:style-name="gr18" draw:text-style-name="P27" xml:id="id12" draw:id="id12" draw:layer="layout" svg:width="4.318cm" svg:height="1.27cm" svg:x="15.208cm" svg:y="7.516cm">
          <text:p text:style-name="P27">Process 2</text:p>
          <draw:enhanced-geometry svg:viewBox="0 0 21600 21600" draw:type="rectangle" draw:enhanced-path="M 0 0 L 21600 0 21600 21600 0 21600 0 0 Z N"/>
        </draw:custom-shape>
        <draw:polyline draw:style-name="gr20" draw:text-style-name="P28" xml:id="id13" draw:id="id13" draw:layer="layout" svg:width="0cm" svg:height="1.777cm" svg:x="9.398cm" svg:y="12.954cm" svg:viewBox="0 0 0 1778" draw:points="0,0 0,1778">
          <text:p/>
        </draw:polyline>
        <draw:custom-shape draw:style-name="gr18" draw:text-style-name="P27" xml:id="id14" draw:id="id14" draw:layer="layout" svg:width="4.318cm" svg:height="1.27cm" svg:x="7.208cm" svg:y="15.116cm">
          <text:p text:style-name="P27">Process 7</text:p>
          <draw:enhanced-geometry svg:viewBox="0 0 21600 21600" draw:type="rectangle" draw:enhanced-path="M 0 0 L 21600 0 21600 21600 0 21600 0 0 Z N"/>
        </draw:custom-shape>
        <draw:custom-shape draw:style-name="gr18" draw:text-style-name="P27" xml:id="id15" draw:id="id15" draw:layer="layout" svg:width="4.318cm" svg:height="1.27cm" svg:x="12.808cm" svg:y="11.442cm">
          <text:p text:style-name="P27">Process 5</text:p>
          <draw:enhanced-geometry svg:viewBox="0 0 21600 21600" draw:type="rectangle" draw:enhanced-path="M 0 0 L 21600 0 21600 21600 0 21600 0 0 Z N"/>
        </draw:custom-shape>
        <draw:polyline draw:style-name="gr20" draw:text-style-name="P28" xml:id="id16" draw:id="id16" draw:layer="layout" svg:width="2.305cm" svg:height="1.755cm" svg:x="19.812cm" svg:y="5.588cm" svg:viewBox="0 0 2306 1756" draw:points="0,0 2306,1756">
          <text:p/>
        </draw:polyline>
        <draw:custom-shape draw:style-name="gr18" draw:text-style-name="P27" xml:id="id17" draw:id="id17" draw:layer="layout" svg:width="4.318cm" svg:height="1.27cm" svg:x="20.308cm" svg:y="7.542cm">
          <text:p text:style-name="P27">Process 4</text:p>
          <draw:enhanced-geometry svg:viewBox="0 0 21600 21600" draw:type="rectangle" draw:enhanced-path="M 0 0 L 21600 0 21600 21600 0 21600 0 0 Z N"/>
        </draw:custom-shape>
        <draw:polyline draw:style-name="gr20" draw:text-style-name="P28" xml:id="id18" draw:id="id18" draw:layer="layout" svg:width="2.539cm" svg:height="2.031cm" svg:x="12.446cm" svg:y="9.144cm" svg:viewBox="0 0 2540 2032" draw:points="0,0 2540,2032">
          <text:p/>
        </draw:polyline>
        <draw:polyline draw:style-name="gr20" draw:text-style-name="P28" xml:id="id19" draw:id="id19" draw:layer="layout" svg:width="2.229cm" svg:height="1.925cm" svg:x="18.288cm" svg:y="9.144cm" svg:viewBox="0 0 2230 1926" draw:points="0,0 2230,1926">
          <text:p/>
        </draw:polyline>
        <draw:custom-shape draw:style-name="gr18" draw:text-style-name="P27" xml:id="id20" draw:id="id20" draw:layer="layout" svg:width="4.318cm" svg:height="1.27cm" svg:x="18.608cm" svg:y="11.368cm">
          <text:p text:style-name="P27">Process 6</text:p>
          <draw:enhanced-geometry svg:viewBox="0 0 21600 21600" draw:type="rectangle" draw:enhanced-path="M 0 0 L 21600 0 21600 21600 0 21600 0 0 Z N"/>
        </draw:custom-shape>
        <draw:polyline draw:style-name="gr19" draw:text-style-name="P28" xml:id="id21" draw:id="id21" draw:layer="layout" svg:width="2.539cm" svg:height="0cm" svg:x="5.642cm" svg:y="6.942cm" svg:viewBox="0 0 2540 0" draw:points="254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50" draw:style-name="gr4" draw:text-style-name="P8" draw:layer="layout" svg:width="21.085cm" svg:height="2.113cm" svg:x="0.992cm" svg:y="1.21cm">
          <text:p text:style-name="P7"><text:span text:style-name="T1">Processes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1" draw:text-style-name="P23" draw:layer="layout" svg:width="18.288cm" svg:height="7.566cm" svg:x="3.048cm" svg:y="3.556cm">
          <text:p text:style-name="P22"><text:span text:style-name="T25">#include</text:span><text:span text:style-name="T26"> </text:span><text:span text:style-name="T27">&lt;stdio.h&gt;</text:span></text:p>
          <text:p text:style-name="P22"><text:span text:style-name="T25">#include</text:span><text:span text:style-name="T26"> </text:span><text:span text:style-name="T27">&lt;stdlib.h&gt;</text:span></text:p>
          <text:p text:style-name="P22"><text:span text:style-name="T25">#include</text:span><text:span text:style-name="T26"> </text:span><text:span text:style-name="T27">&lt;unistd.h&gt;</text:span></text:p>
          <text:p text:style-name="P22"><text:span text:style-name="T27"/></text:p>
          <text:p text:style-name="P22"><text:span text:style-name="T25">int</text:span><text:span text:style-name="T26"> main()</text:span></text:p>
          <text:p text:style-name="P22"><text:span text:style-name="T26">{</text:span></text:p>
          <text:p text:style-name="P22"><text:span text:style-name="T26"><text:s text:c="4"/></text:span><text:span text:style-name="T26">if (fork() == 0)</text:span></text:p>
          <text:p text:style-name="P22"><text:span text:style-name="T26"><text:s text:c="4"/></text:span><text:span text:style-name="T26">{</text:span></text:p>
          <text:p text:style-name="P22"><text:span text:style-name="T26"><text:s text:c="8"/></text:span><text:span text:style-name="T26">printf(</text:span><text:span text:style-name="T27">“This is the parent process”</text:span><text:span text:style-name="T26">);</text:span></text:p>
          <text:p text:style-name="P22"><text:span text:style-name="T26"><text:s text:c="4"/></text:span><text:span text:style-name="T26">}</text:span></text:p>
          <text:p text:style-name="P22"><text:span text:style-name="T26"><text:s text:c="4"/></text:span><text:span text:style-name="T26">fork();</text:span></text:p>
          <text:p text:style-name="P22"><text:span text:style-name="T26"><text:s text:c="4"/></text:span><text:span text:style-name="T26">printf(</text:span><text:span text:style-name="T27">"Hello from process %d\n"</text:span><text:span text:style-name="T26">, getpid());</text:span></text:p>
          <text:p text:style-name="P22"><text:span text:style-name="T26"><text:s text:c="4"/></text:span><text:span text:style-name="T26">exit(</text:span><text:span text:style-name="T28">0</text:span><text:span text:style-name="T26">);</text:span></text:p>
          <text:p text:style-name="P22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6" draw:layer="layout" svg:width="18.259cm" svg:height="5.334cm" svg:x="3.073cm" svg:y="11.938cm">
          <text:p text:style-name="P24"><text:span text:style-name="T20">user@system:</text:span><text:span text:style-name="T21">~</text:span><text:span text:style-name="T22"> gcc -o parent parent.c</text:span></text:p>
          <text:p text:style-name="P24"><text:span text:style-name="T23">user@system:</text:span><text:span text:style-name="T21">~</text:span><text:span text:style-name="T22"> ./parent</text:span></text:p>
          <text:p text:style-name="P24"><text:span text:style-name="T22">Hello from process 13227</text:span></text:p>
          <text:p text:style-name="P24"><text:span text:style-name="T22">This is the parent process</text:span></text:p>
          <text:p text:style-name="P25"><text:span text:style-name="T29">Hello from </text:span><text:span text:style-name="T22">process 13229</text:span></text:p>
          <text:p text:style-name="P25"><text:span text:style-name="T29">Hello from </text:span><text:span text:style-name="T22">process 13228</text:span></text:p>
          <text:p text:style-name="P25"><text:span text:style-name="T29">Hello from </text:span><text:span text:style-name="T22">process 13230</text:span></text:p>
          <text:p text:style-name="P25"><text:span text:style-name="T20">user@system:</text:span><text:span text:style-name="T21">~</text:span></text:p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3.048cm" svg:height="0.962cm" svg:x="18.288cm" svg:y="10.16cm">
          <draw:text-box>
            <text:p><text:span text:style-name="T30">parent.c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67" draw:style-name="gr23" draw:text-style-name="P31" draw:layer="layout" svg:width="22.777cm" svg:height="13.807cm" svg:x="0.926cm" svg:y="3.512cm">
          <text:list text:style-name="L2">
            <text:list-item>
              <text:p text:style-name="P30"><text:span text:style-name="T11">These models are good and all, but aren’t always suitable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9">Clients and Servers</text:span></text:p>
                </text:list-item>
                <text:list-item>
                  <text:p text:style-name="P14"><text:span text:style-name="T9">Hardware simulations </text:span></text:p>
                </text:list-item>
                <text:list-item>
                  <text:p text:style-name="P14"><text:span text:style-name="T9">Pipelining</text:span></text:p>
                </text:list-item>
              </text:list>
            </text:list-item>
          </text:list>
          <text:list text:style-name="L4">
            <text:list-item>
              <text:p text:style-name="P30"><text:span text:style-name="T11">We need a way of designing completely different processes from the ground <text:s/>up</text:span></text:p>
            </text:list-item>
            <text:list-item>
              <text:p text:style-name="P30"><text:span text:style-name="T11">We could also run very different threads, but typically processes are used for this due to their differing nature</text:span></text:p>
            </text:list-item>
            <text:list-item>
              <text:p text:style-name="P30"><text:span text:style-name="T11">C is not great at this so lets return to Python (but it is perfectly possible in C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4" draw:text-style-name="P8" draw:layer="layout" svg:width="21.085cm" svg:height="2.113cm" svg:x="0.992cm" svg:y="1.21cm">
          <text:p text:style-name="P7"><text:span text:style-name="T1">We don’t want just cop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69" draw:style-name="gr24" draw:text-style-name="P31" draw:layer="layout" svg:width="22.777cm" svg:height="13.807cm" svg:x="0.926cm" svg:y="3.512cm">
          <text:list text:style-name="L2">
            <text:list-item>
              <text:p text:style-name="P30"><text:span text:style-name="T31">A Python library for creating multiple processes.</text:span></text:p>
            </text:list-item>
            <text:list-item>
              <text:p text:style-name="P30"><text:span text:style-name="T31">Can be used to create pools of worker processes 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  <text:list-item>
              <text:p text:style-name="P30"><text:span text:style-name="T31">But also can be used to define many different processes...</text:span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4" draw:text-style-name="P8" draw:layer="layout" svg:width="21.085cm" svg:height="2.113cm" svg:x="0.992cm" svg:y="1.21cm">
          <text:p text:style-name="P7"><text:span text:style-name="T1">Multi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5" draw:text-style-name="P33" draw:layer="layout" svg:width="14.343cm" svg:height="8.99cm" svg:x="1.151cm" svg:y="6.496cm">
          <text:p text:style-name="P32"><text:span text:style-name="T32">import</text:span><text:span text:style-name="T33"> multiprocessing</text:span></text:p>
          <text:p text:style-name="P32"><text:span text:style-name="T32">import</text:span><text:span text:style-name="T33"> time</text:span></text:p>
          <text:p text:style-name="P32"><text:span text:style-name="T33"/></text:p>
          <text:p text:style-name="P32"><text:span text:style-name="T33">data = (</text:span></text:p>
          <text:p text:style-name="P32"><text:span text:style-name="T33"><text:tab/></text:span><text:span text:style-name="T33">[</text:span><text:span text:style-name="T34">'A'</text:span><text:span text:style-name="T33">, </text:span><text:span text:style-name="T34">'2'</text:span><text:span text:style-name="T33">], [</text:span><text:span text:style-name="T34">'B'</text:span><text:span text:style-name="T33">, </text:span><text:span text:style-name="T34">'1'</text:span><text:span text:style-name="T33">], </text:span></text:p>
          <text:p text:style-name="P32"><text:span text:style-name="T33"><text:tab/></text:span><text:span text:style-name="T33">[</text:span><text:span text:style-name="T34">'C'</text:span><text:span text:style-name="T33">, </text:span><text:span text:style-name="T34">'3'</text:span><text:span text:style-name="T33">], [</text:span><text:span text:style-name="T34">'D'</text:span><text:span text:style-name="T33">, </text:span><text:span text:style-name="T34">'2'</text:span><text:span text:style-name="T33">]</text:span></text:p>
          <text:p text:style-name="P32"><text:span text:style-name="T33">)</text:span></text:p>
          <text:p text:style-name="P32"><text:span text:style-name="T33"/></text:p>
          <text:p text:style-name="P32"><text:span text:style-name="T32">def</text:span><text:span text:style-name="T33"> mp_worker(args):</text:span></text:p>
          <text:p text:style-name="P32"><text:span text:style-name="T33"><text:s text:c="4"/></text:span><text:span text:style-name="T33">print(</text:span><text:span text:style-name="T32">f</text:span><text:span text:style-name="T34">"</text:span><text:span text:style-name="T33">{args[0]}</text:span><text:span text:style-name="T34"> Waiting for </text:span><text:span text:style-name="T33">{args[1]}</text:span><text:span text:style-name="T34">s"</text:span><text:span text:style-name="T33">)</text:span></text:p>
          <text:p text:style-name="P32"><text:span text:style-name="T33"><text:s text:c="4"/></text:span><text:span text:style-name="T33">time.sleep(int(args[1]))</text:span></text:p>
          <text:p text:style-name="P32"><text:span text:style-name="T33"><text:s text:c="4"/></text:span><text:span text:style-name="T33">print(</text:span><text:span text:style-name="T32">f</text:span><text:span text:style-name="T34">"</text:span><text:span text:style-name="T33">{args[0]}</text:span><text:span text:style-name="T34"> DONE"</text:span><text:span text:style-name="T33">)</text:span></text:p>
          <text:p text:style-name="P32"><text:span text:style-name="T33"/></text:p>
          <text:p text:style-name="P32"><text:span text:style-name="T33">p = multiprocessing.Pool(</text:span><text:span text:style-name="T35">2</text:span><text:span text:style-name="T33">)</text:span></text:p>
          <text:p text:style-name="P32"><text:span text:style-name="T33">p.map(mp_worker,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6" draw:layer="layout" svg:width="9.144cm" svg:height="8.89cm" svg:x="15.748cm" svg:y="6.596cm">
          <text:p text:style-name="P24"><text:span text:style-name="T20">user@system:</text:span><text:span text:style-name="T21">~</text:span><text:span text:style-name="T22"> python3 pool.py</text:span></text:p>
          <text:p text:style-name="P24"><text:span text:style-name="T22">A Waiting for 2s</text:span></text:p>
          <text:p text:style-name="P24"><text:span text:style-name="T22">B Waiting for 1s</text:span></text:p>
          <text:p text:style-name="P24"><text:span text:style-name="T22">B DONE</text:span></text:p>
          <text:p text:style-name="P24"><text:span text:style-name="T22">C Waiting for 3s</text:span></text:p>
          <text:p text:style-name="P24"><text:span text:style-name="T22">A DONE</text:span></text:p>
          <text:p text:style-name="P24"><text:span text:style-name="T22">D Waiting for 2s</text:span></text:p>
          <text:p text:style-name="P24"><text:span text:style-name="T22">D DONE</text:span></text:p>
          <text:p text:style-name="P24"><text:span text:style-name="T22">C DONE</text:span></text:p>
          <text:p text:style-name="P25"><text:span text:style-name="T20">user@system:</text:span><text:span text:style-name="T21">~</text:span></text:p>
          <text:p text:style-name="P25"><text:span text:style-name="T22"/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.794cm" svg:height="0.962cm" svg:x="12.684cm" svg:y="14.478cm">
          <draw:text-box>
            <text:p><text:span text:style-name="T24">pool.py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72" draw:style-name="gr27" draw:text-style-name="P31" draw:layer="layout" svg:width="22.188cm" svg:height="13.807cm" svg:x="0.926cm" svg:y="3.512cm">
          <text:list text:style-name="L2">
            <text:list-item>
              <text:p text:style-name="P30"><text:span text:style-name="T3">Unlike threads, processes do not (in theory) share any data</text:span></text:p>
              <text:p text:style-name="P30"><text:span text:style-name="T11"/></text:p>
            </text:list-item>
            <text:list-item>
              <text:p text:style-name="P30"><text:span text:style-name="T3">This means race conditions aren’t a problem </text:span></text:p>
              <text:p text:style-name="P30"><text:span text:style-name="T11"/></text:p>
            </text:list-item>
            <text:list-item>
              <text:p text:style-name="P30"><text:span text:style-name="T3">But this does mean that sharing our data is going to be difficult</text:span></text:p>
              <text:p text:style-name="P30"><text:span text:style-name="T11"/></text:p>
            </text:list-item>
            <text:list-item>
              <text:p text:style-name="P30"><text:span text:style-name="T3">2 Strategies to deal with this: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36">For child processes we can share channels / queues / pipes</text:span></text:p>
                </text:list-item>
                <text:list-item>
                  <text:p text:style-name="P14"><text:span text:style-name="T36">For independent processes we can use 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4" draw:text-style-name="P8" draw:layer="layout" svg:width="21.085cm" svg:height="2.113cm" svg:x="0.992cm" svg:y="1.21cm">
          <text:p text:style-name="P7"><text:span text:style-name="T1">But we have a problem 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8" draw:text-style-name="P28" xml:id="id22" draw:id="id22" draw:layer="layout" svg:x1="22.747cm" svg:y1="7.204cm" svg:x2="20.207cm" svg:y2="7.204cm">
          <text:p/>
        </draw:line>
        <draw:frame draw:style-name="gr29" draw:text-style-name="P34" xml:id="id23" draw:id="id23" draw:layer="layout" svg:width="2.113cm" svg:height="3.718cm" svg:x="22.547cm" svg:y="5.326cm">
          <draw:text-box>
            <text:p><text:span text:style-name="T37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style-name="gr30" draw:text-style-name="P35" draw:layer="layout" svg:width="4.826cm" svg:height="4.572cm" svg:x="1.932cm" svg:y="9.582cm">
          <text:p/>
          <draw:enhanced-geometry svg:viewBox="0 0 21600 21600" draw:type="rectangle" draw:enhanced-path="M 0 0 L 21600 0 21600 21600 0 21600 0 0 Z N"/>
        </draw:custom-shape>
        <draw:custom-shape draw:name="CustomShape 175" draw:style-name="gr4" draw:text-style-name="P8" draw:layer="layout" svg:width="21.085cm" svg:height="2.113cm" svg:x="0.992cm" svg:y="1.21cm">
          <text:p text:style-name="P7"><text:span text:style-name="T1">Chan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31" draw:text-style-name="P31" draw:layer="layout" svg:width="22.777cm" svg:height="7.156cm" svg:x="0.926cm" svg:y="3.412cm">
          <text:list text:style-name="L2">
            <text:list-item>
              <text:p text:style-name="P30"><text:span text:style-name="T3">Channels are the generic term we will use to describe any means for two processes to communicate</text:span></text:p>
              <text:p text:style-name="P30"><text:span text:style-name="T11"/></text:p>
            </text:list-item>
            <text:list-item>
              <text:p text:style-name="P30"><text:span text:style-name="T3">Channels are (generally) one way communication tools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  <text:list-item>
              <text:p text:style-name="P30"><text:span text:style-name="T3">Note these can also be used to eliminate race conditions if used instead of shared data (but with a lot of overhead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36" draw:layer="layout" svg:width="3.048cm" svg:height="0.962cm" svg:x="11.238cm" svg:y="13.7cm">
          <draw:text-box>
            <text:p>channel</text:p>
          </draw:text-box>
        </draw:frame>
        <draw:frame draw:style-name="gr12" draw:text-style-name="P36" draw:layer="layout" svg:width="3.556cm" svg:height="0.962cm" svg:x="2.594cm" svg:y="10.136cm">
          <draw:text-box>
            <text:p>Process 1</text:p>
          </draw:text-box>
        </draw:frame>
        <draw:frame draw:style-name="gr12" draw:text-style-name="P36" draw:layer="layout" svg:width="3.556cm" svg:height="0.962cm" svg:x="19.458cm" svg:y="10.144cm">
          <draw:text-box>
            <text:p>Process 2</text:p>
          </draw:text-box>
        </draw:frame>
        <draw:line draw:style-name="gr32" draw:text-style-name="P28" draw:layer="layout" svg:x1="7.774cm" svg:y1="11.36cm" svg:x2="18.442cm" svg:y2="11.36cm">
          <text:p/>
        </draw:line>
        <draw:line draw:style-name="gr33" draw:text-style-name="P28" draw:layer="layout" svg:x1="3.094cm" svg:y1="13.084cm" svg:x2="5.38cm" svg:y2="13.084cm">
          <text:p/>
        </draw:line>
        <draw:frame draw:style-name="gr12" draw:text-style-name="P36" draw:layer="layout" svg:width="2.132cm" svg:height="0.962cm" svg:x="3.194cm" svg:y="12.136cm">
          <draw:text-box>
            <text:p>write</text:p>
          </draw:text-box>
        </draw:frame>
        <draw:line draw:style-name="gr33" draw:text-style-name="P28" draw:layer="layout" svg:x1="20.094cm" svg:y1="13.152cm" svg:x2="22.38cm" svg:y2="13.152cm">
          <text:p/>
        </draw:line>
        <draw:frame draw:style-name="gr12" draw:text-style-name="P36" draw:layer="layout" svg:width="2.132cm" svg:height="0.962cm" svg:x="20.194cm" svg:y="12.204cm">
          <draw:text-box>
            <text:p>read</text:p>
          </draw:text-box>
        </draw:frame>
        <draw:custom-shape draw:style-name="gr34" draw:text-style-name="P35" draw:layer="layout" svg:width="4.826cm" svg:height="4.572cm" svg:x="18.732cm" svg:y="9.5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3.462cm" svg:height="1.27cm" svg:x="5.996cm" svg:y="12.12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52" draw:style-name="gr4" draw:text-style-name="P8" draw:layer="layout" svg:width="21.085cm" svg:height="2.113cm" svg:x="0.992cm" svg:y="1.21cm">
          <text:p text:style-name="P7"><text:span text:style-name="T1">Communicating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38" draw:layer="layout" svg:width="6.35cm" svg:height="3.555cm" draw:transform="skewX (0.0174532925199433) translate (3.81cm 6.628cm)">
          <text:p text:style-name="P27"><text:span text:style-name="T38">Process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6.35cm" svg:height="3.555cm" draw:transform="skewX (0.0174532925199433) translate (13.811cm 6.629cm)">
          <text:p text:style-name="P27"><text:span text:style-name="T38">Process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0.16cm" svg:y1="8.382cm" svg:x2="13.811cm" svg:y2="8.382cm">
          <text:p/>
        </draw:line>
        <draw:custom-shape draw:name="CustomShape 53" draw:style-name="gr38" draw:text-style-name="P31" draw:layer="layout" svg:width="22.777cm" svg:height="7.156cm" svg:x="0.926cm" svg:y="12.712cm">
          <text:list text:style-name="L2">
            <text:list-item>
              <text:p text:style-name="P30"><text:span text:style-name="T11">Does this look familiar? </text:span></text:p>
              <text:p text:style-name="P30"><text:span text:style-name="T11"/></text:p>
            </text:list-item>
            <text:list-item>
              <text:p text:style-name="P30"><text:span text:style-name="T11">It should remind you of our network communica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name="Rectangle 30" presentation:style-name="pr3" draw:text-style-name="P40" draw:layer="layout" svg:width="19.882cm" svg:height="1.591cm" svg:x="1.014cm" svg:y="1.371cm" presentation:class="title" presentation:user-transformed="true">
          <draw:text-box>
            <text:p text:style-name="P39"><text:span text:style-name="T39">A Client-Server Transaction</text:span></text:p>
          </draw:text-box>
        </draw:frame>
        <draw:frame draw:name="Rectangle 31" presentation:style-name="pr4" draw:text-style-name="P43" draw:layer="layout" svg:width="24.169cm" svg:height="5.71cm" svg:x="0.991cm" svg:y="3.387cm" presentation:class="outline" presentation:user-transformed="true">
          <draw:text-box>
            <text:list text:style-name="L6">
              <text:list-item>
                <text:p text:style-name="P41"><text:span text:style-name="T40">Most network applications are based on the client-</text:span><text:span text:style-name="T40">server model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41">A </text:span><text:span text:style-name="T42">server</text:span><text:span text:style-name="T41"> process and one or more </text:span><text:span text:style-name="T42">client</text:span><text:span text:style-name="T43"> </text:span><text:span text:style-name="T41">processes</text:span></text:p>
                  </text:list-item>
                  <text:list-item>
                    <text:p text:style-name="P42"><text:span text:style-name="T41">Server manages some </text:span><text:span text:style-name="T42">resource</text:span></text:p>
                  </text:list-item>
                  <text:list-item>
                    <text:p text:style-name="P42"><text:span text:style-name="T41">Server provides</text:span><text:span text:style-name="T43"> </text:span><text:span text:style-name="T42">service</text:span><text:span text:style-name="T41"> by manipulating resource for clients</text:span></text:p>
                  </text:list-item>
                  <text:list-item>
                    <text:p text:style-name="P42"><text:span text:style-name="T41">Server activated by request from client (vending machine analogy)</text:span></text:p>
                  </text:list-item>
                </text:list>
              </text:list-item>
            </text:list>
          </draw:text-box>
        </draw:frame>
        <draw:custom-shape draw:name="Oval 1" draw:style-name="gr39" draw:text-style-name="P45" draw:layer="layout" svg:width="3.342cm" svg:height="2.213cm" svg:x="4.424cm" svg:y="11.563cm">
          <text:p text:style-name="P44"><text:span text:style-name="T44">Client</text:span></text:p>
          <text:p text:style-name="P44"><text:span text:style-name="T44">proces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40" draw:text-style-name="P45" draw:layer="layout" svg:width="3.342cm" svg:height="2.213cm" svg:x="14.372cm" svg:y="11.563cm">
          <text:p text:style-name="P44"><text:span text:style-name="T44">Server</text:span></text:p>
          <text:p text:style-name="P44"><text:span text:style-name="T44">proces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">
          <draw:line draw:name="Line 14" draw:style-name="gr41" draw:text-style-name="P46" draw:layer="layout" svg:x1="14.583cm" svg:y1="12.079cm" svg:x2="7.471cm" svg:y2="12.08cm">
            <text:p/>
          </draw:line>
          <draw:custom-shape draw:name="Text Box 60" draw:style-name="gr42" draw:text-style-name="P47" draw:layer="layout" svg:width="7.416cm" svg:height="0.886cm" svg:x="7.337cm" svg:y="11.165cm">
            <text:p text:style-name="P44"><text:span text:style-name="T45">1. Client sends requ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line draw:name="Line 15" draw:style-name="gr43" draw:text-style-name="P46" draw:layer="layout" svg:x1="14.619cm" svg:y1="13.313cm" svg:x2="7.506cm" svg:y2="13.314cm">
            <text:p/>
          </draw:line>
          <draw:custom-shape draw:name="Text Box 61" draw:style-name="gr44" draw:text-style-name="P47" draw:layer="layout" svg:width="8.064cm" svg:height="0.886cm" svg:x="7.272cm" svg:y="13.418cm">
            <text:p text:style-name="P44"><text:span text:style-name="T45">3. Server sends respon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62" draw:style-name="gr45" draw:text-style-name="P48" draw:layer="layout" svg:width="3.039cm" svg:height="2.025cm" svg:x="1.621cm" svg:y="13.449cm">
          <text:p text:style-name="P44"><text:span text:style-name="T46">4. Client </text:span></text:p>
          <text:p text:style-name="P44"><text:span text:style-name="T46">handles</text:span></text:p>
          <text:p text:style-name="P44"><text:span text:style-name="T46">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Text Box 63" draw:style-name="gr46" draw:text-style-name="P47" draw:layer="layout" svg:width="3.411cm" svg:height="2.154cm" svg:x="17.068cm" svg:y="13.413cm">
            <text:p text:style-name="P44"><text:span text:style-name="T45">2. Server </text:span></text:p>
            <text:p text:style-name="P44"><text:span text:style-name="T45">handles</text:span></text:p>
            <text:p text:style-name="P44"><text:span text:style-name="T45">requ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47" draw:text-style-name="P46" draw:layer="layout" svg:x1="17.723cm" svg:y1="12.687cm" svg:x2="20.047cm" svg:y2="12.688cm">
            <text:p/>
          </draw:line>
        </draw:g>
        <draw:custom-shape draw:name="AutoShape 1" draw:style-name="gr48" draw:text-style-name="P49" draw:layer="layout" svg:width="3.024cm" svg:height="1.582cm" svg:x="20.048cm" svg:y="11.846cm">
          <text:p text:style-name="P44"><text:span text:style-name="T44">Resource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Text Box 64" draw:style-name="gr49" draw:text-style-name="P51" draw:layer="layout" svg:width="21.183cm" svg:height="1.775cm" svg:x="2.183cm" svg:y="16.408cm">
          <text:p text:style-name="P50"><text:span text:style-name="T47">Note: clients and servers are processes running on hosts </text:span></text:p>
          <text:p text:style-name="P50"><text:span text:style-name="T47">(can be the same or different hos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name="Rectangle 26" presentation:style-name="pr3" draw:text-style-name="P40" draw:layer="layout" svg:width="19.882cm" svg:height="1.591cm" svg:x="1.014cm" svg:y="1.371cm" presentation:class="title" presentation:user-transformed="true">
          <draw:text-box>
            <text:p text:style-name="P39"><text:span text:style-name="T39">A Client-Server Transaction</text:span></text:p>
          </draw:text-box>
        </draw:frame>
        <draw:custom-shape draw:name="CustomShape 176" draw:style-name="gr50" draw:text-style-name="P23" draw:layer="layout" svg:width="20.828cm" svg:height="10.152cm" svg:x="2.286cm" svg:y="5.08cm">
          <text:p text:style-name="P22"><text:span text:style-name="T48">import</text:span><text:span text:style-name="T49"> socket</text:span></text:p>
          <text:p text:style-name="P22"><text:span text:style-name="T49"/></text:p>
          <text:p text:style-name="P22"><text:span text:style-name="T49">SERVER_IP = </text:span><text:span text:style-name="T50">"127.0.0.1"</text:span></text:p>
          <text:p text:style-name="P22"><text:span text:style-name="T49">SERVER_PORT = </text:span><text:span text:style-name="T51">5678</text:span></text:p>
          <text:p text:style-name="P22"><text:span text:style-name="T49">MSG_MAX_SIZE = </text:span><text:span text:style-name="T51">256</text:span></text:p>
          <text:p text:style-name="P22"><text:span text:style-name="T49"/></text:p>
          <text:p text:style-name="P22"><text:span text:style-name="T48">with</text:span><text:span text:style-name="T49"> socket.socket(socket.AF_INET, socket.SOCK_STREAM) </text:span><text:span text:style-name="T48">as</text:span><text:span text:style-name="T49"> s:</text:span></text:p>
          <text:p text:style-name="P22"><text:span text:style-name="T49"><text:s text:c="4"/></text:span><text:span text:style-name="T49">s.bind((SERVER_IP, SERVER_PORT))</text:span></text:p>
          <text:p text:style-name="P22"><text:span text:style-name="T49"><text:s text:c="4"/></text:span><text:span text:style-name="T49">s.listen(</text:span><text:span text:style-name="T51">1</text:span><text:span text:style-name="T49">)</text:span></text:p>
          <text:p text:style-name="P22"><text:span text:style-name="T49"><text:s text:c="4"/></text:span><text:span text:style-name="T48">while True</text:span><text:span text:style-name="T49">:</text:span></text:p>
          <text:p text:style-name="P22"><text:span text:style-name="T49"><text:s text:c="8"/></text:span><text:span text:style-name="T49">conn, addr = s.accept()</text:span></text:p>
          <text:p text:style-name="P22"><text:span text:style-name="T49"><text:s text:c="8"/></text:span><text:span text:style-name="T48">with</text:span><text:span text:style-name="T49"> conn:</text:span></text:p>
          <text:p text:style-name="P22"><text:span text:style-name="T49"><text:s text:c="12"/></text:span><text:span text:style-name="T49">data = conn.recv(MSG_MAX_SIZE)</text:span></text:p>
          <text:p text:style-name="P22"><text:span text:style-name="T49"><text:s text:c="12"/></text:span><text:span text:style-name="T49">conn.sendall(data)</text:span></text:p>
          <text:p text:style-name="P22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1" draw:layer="layout" svg:width="3.572cm" svg:height="1.016cm" svg:x="19.558cm" svg:y="14.216cm">
          <draw:text-box>
            <text:p><text:span text:style-name="T24">server.py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name="Rectangle 27" presentation:style-name="pr3" draw:text-style-name="P40" draw:layer="layout" svg:width="19.882cm" svg:height="1.591cm" svg:x="1.014cm" svg:y="1.371cm" presentation:class="title" presentation:user-transformed="true">
          <draw:text-box>
            <text:p text:style-name="P39"><text:span text:style-name="T39">A Client-Server Transaction</text:span></text:p>
          </draw:text-box>
        </draw:frame>
        <draw:custom-shape draw:name="CustomShape 159" draw:style-name="gr52" draw:text-style-name="P53" draw:layer="layout" svg:width="22.352cm" svg:height="9.152cm" svg:x="1.27cm" svg:y="5.072cm">
          <text:p text:style-name="P52"><text:span text:style-name="T48">import</text:span><text:span text:style-name="T49"> socket</text:span></text:p>
          <text:p text:style-name="P52"><text:span text:style-name="T49"/></text:p>
          <text:p text:style-name="P52"><text:span text:style-name="T49">SERVER_IP = </text:span><text:span text:style-name="T50">"127.0.0.1"</text:span></text:p>
          <text:p text:style-name="P52"><text:span text:style-name="T49">SERVER_PORT = </text:span><text:span text:style-name="T51">5678</text:span></text:p>
          <text:p text:style-name="P52"><text:span text:style-name="T49">MSG_MAX_SIZE = </text:span><text:span text:style-name="T51">256</text:span></text:p>
          <text:p text:style-name="P52"><text:span text:style-name="T49"/></text:p>
          <text:p text:style-name="P52"><text:span text:style-name="T48">with</text:span><text:span text:style-name="T49"> socket.socket(socket.AF_INET, socket.SOCK_STREAM) </text:span><text:span text:style-name="T48">as</text:span><text:span text:style-name="T49"> s:</text:span></text:p>
          <text:p text:style-name="P52"><text:span text:style-name="T49"><text:s text:c="8"/></text:span><text:span text:style-name="T49">s.connect((SERVER_IP, SERVER_PORT))</text:span></text:p>
          <text:p text:style-name="P52"><text:span text:style-name="T49"><text:s text:c="8"/></text:span><text:span text:style-name="T49">request = bytearray(</text:span><text:span text:style-name="T50">"Hello World"</text:span><text:span text:style-name="T49">.encode())</text:span></text:p>
          <text:p text:style-name="P52"><text:span text:style-name="T49"><text:s text:c="8"/></text:span><text:span text:style-name="T49">s.sendall(request)</text:span></text:p>
          <text:p text:style-name="P52"><text:span text:style-name="T49"><text:s text:c="8"/></text:span><text:span text:style-name="T49">response = s.recv(MSG_MAX_SIZE)</text:span></text:p>
          <text:p text:style-name="P52"><text:span text:style-name="T49"><text:s text:c="8"/></text:span><text:span text:style-name="T49">print(response)</text:span></text:p>
          <text:p text:style-name="P52"><text:span text:style-name="T49"><text:s text:c="8"/></text:span><text:span text:style-name="T49">s.clos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1" draw:layer="layout" svg:width="3.572cm" svg:height="1.016cm" svg:x="20.05cm" svg:y="13.208cm">
          <draw:text-box>
            <text:p><text:span text:style-name="T24">client.py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78" draw:style-name="gr4" draw:text-style-name="P8" draw:layer="layout" svg:width="21.085cm" svg:height="2.113cm" svg:x="0.992cm" svg:y="1.21cm">
          <text:p text:style-name="P54"><text:span text:style-name="T52">A Client-Server 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56" draw:layer="layout" svg:width="6.35cm" svg:height="3.555cm" draw:transform="skewX (0.0174532925199433) translate (5.11cm 5.228cm)">
          <text:p text:style-name="P55"><text:span text:style-name="T38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6" draw:layer="layout" svg:width="6.35cm" svg:height="3.555cm" draw:transform="skewX (0.0174532925199433) translate (15.111cm 5.229cm)">
          <text:p text:style-name="P55"><text:span text:style-name="T3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1.46cm" svg:y1="6.482cm" svg:x2="15.111cm" svg:y2="6.482cm">
          <text:p/>
        </draw:line>
        <draw:custom-shape draw:name="CustomShape 179" draw:style-name="gr53" draw:text-style-name="P31" draw:layer="layout" svg:width="22.777cm" svg:height="7.156cm" svg:x="0.926cm" svg:y="10.712cm">
          <text:list text:style-name="L2">
            <text:list-item>
              <text:p text:style-name="P30"><text:span text:style-name="T53">Here, we are still going to use the client/server model</text:span></text:p>
              <text:p text:style-name="P30"><text:span text:style-name="T11"/></text:p>
            </text:list-item>
            <text:list-item>
              <text:p text:style-name="P30"><text:span text:style-name="T53">Clients send messages, Servers receive them and reply</text:span></text:p>
              <text:p text:style-name="P30"><text:span text:style-name="T11"/></text:p>
            </text:list-item>
            <text:list-item>
              <text:p text:style-name="P30"><text:span text:style-name="T53">Setting different processes up as seperate programs can be handy, but sometimes we might wish to use several in one</text:span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7" draw:text-style-name="P28" draw:layer="layout" svg:x1="15.058cm" svg:y1="7.582cm" svg:x2="11.407cm" svg:y2="7.582cm">
          <text:p/>
        </draw:line>
        <presentation:notes draw:style-name="dp3">
          <draw:page-thumbnail draw:style-name="gr6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name="Rectangle 28" presentation:style-name="pr3" draw:text-style-name="P40" draw:layer="layout" svg:width="19.882cm" svg:height="1.591cm" svg:x="1.014cm" svg:y="1.371cm" presentation:class="title" presentation:user-transformed="true">
          <draw:text-box>
            <text:p text:style-name="P39"><text:span text:style-name="T54">A Multiprocessing Client-Server</text:span></text:p>
          </draw:text-box>
        </draw:frame>
        <draw:custom-shape draw:name="CustomShape 160" draw:style-name="gr54" draw:text-style-name="P53" draw:layer="layout" svg:width="22.352cm" svg:height="13.97cm" svg:x="1.27cm" svg:y="3.272cm">
          <text:p text:style-name="P52"><text:span text:style-name="T32">import</text:span><text:span text:style-name="T33"> multiprocessing</text:span></text:p>
          <text:p text:style-name="P52"><text:span text:style-name="T33"/></text:p>
          <text:p text:style-name="P52"><text:span text:style-name="T33">PRODUCTION_COUNT = </text:span><text:span text:style-name="T35">4</text:span></text:p>
          <text:p text:style-name="P52"><text:span text:style-name="T33"/></text:p>
          <text:p text:style-name="P52"><text:span text:style-name="T32">def</text:span><text:span text:style-name="T33"> producer(to_consumer):</text:span></text:p>
          <text:p text:style-name="P52"><text:span text:style-name="T33"><text:s text:c="4"/></text:span><text:span text:style-name="T32">for</text:span><text:span text:style-name="T33"> i </text:span><text:span text:style-name="T32">in</text:span><text:span text:style-name="T33"> range(PRODUCTION_COUNT):</text:span></text:p>
          <text:p text:style-name="P52"><text:span text:style-name="T33"><text:s text:c="8"/></text:span><text:span text:style-name="T33">to_consumer.put(</text:span><text:span text:style-name="T32">f</text:span><text:span text:style-name="T34">"Message</text:span><text:span text:style-name="T33"> {i}</text:span><text:span text:style-name="T34">"</text:span><text:span text:style-name="T33">)</text:span></text:p>
          <text:p text:style-name="P52"><text:span text:style-name="T33"/></text:p>
          <text:p text:style-name="P52"><text:span text:style-name="T32">def</text:span><text:span text:style-name="T33"> consumer(from_producer):</text:span></text:p>
          <text:p text:style-name="P52"><text:span text:style-name="T33"><text:s text:c="4"/></text:span><text:span text:style-name="T32">while True</text:span><text:span text:style-name="T33">:</text:span></text:p>
          <text:p text:style-name="P52"><text:span text:style-name="T33"><text:s text:c="8"/></text:span><text:span text:style-name="T33">message = from_producer.get()</text:span></text:p>
          <text:p text:style-name="P52"><text:span text:style-name="T33"><text:s text:c="8"/></text:span><text:span text:style-name="T33">print(message)</text:span></text:p>
          <text:p text:style-name="P52"><text:span text:style-name="T33"/></text:p>
          <text:p text:style-name="P52"><text:span text:style-name="T33">q = multiprocessing.Queue()</text:span></text:p>
          <text:p text:style-name="P52"><text:span text:style-name="T33">process_list = [</text:span></text:p>
          <text:p text:style-name="P52"><text:span text:style-name="T33"><text:s text:c="4"/></text:span><text:span text:style-name="T33">multiprocessing.Process(target=producer, args=(q,)),</text:span></text:p>
          <text:p text:style-name="P52"><text:span text:style-name="T33"><text:s text:c="4"/></text:span><text:span text:style-name="T33">multiprocessing.Process(target=consumer, args=(q,))</text:span></text:p>
          <text:p text:style-name="P52"><text:span text:style-name="T33">]</text:span></text:p>
          <text:p text:style-name="P52"><text:span text:style-name="T33"/></text:p>
          <text:p text:style-name="P52"><text:span text:style-name="T32">for</text:span><text:span text:style-name="T33"> p </text:span><text:span text:style-name="T32">in</text:span><text:span text:style-name="T33"> process_list:</text:span></text:p>
          <text:p text:style-name="P52"><text:span text:style-name="T33"><text:s text:c="4"/></text:span><text:span text:style-name="T33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9" draw:layer="layout" svg:width="4.572cm" svg:height="1.016cm" svg:x="19.05cm" svg:y="16.208cm">
          <draw:text-box>
            <text:p><text:span text:style-name="T30">prod-cons.py</text:span></text:p>
          </draw:text-box>
        </draw:frame>
        <draw:custom-shape draw:style-name="gr55" draw:text-style-name="P20" xml:id="id24" draw:id="id24" draw:layer="layout" svg:width="9.906cm" svg:height="3.71cm" svg:x="13.378cm" svg:y="3.656cm">
          <text:p text:style-name="P18"><text:span text:style-name="T20">user@system:</text:span><text:span text:style-name="T21">~</text:span><text:span text:style-name="T22"> python3 prod-cons.py</text:span></text:p>
          <text:p text:style-name="P18"><text:span text:style-name="T22">Message 0</text:span></text:p>
          <text:p text:style-name="P18"><text:span text:style-name="T22">Message 1</text:span></text:p>
          <text:p text:style-name="P18"><text:span text:style-name="T22">Message 2</text:span></text:p>
          <text:p text:style-name="P18"><text:span text:style-name="T22">Message 3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56" draw:text-style-name="P8" draw:layer="layout" svg:width="21.864cm" svg:height="2.113cm" svg:x="0.992cm" svg:y="1.21cm">
          <text:p text:style-name="P7"><text:span text:style-name="T1">Pipes and 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0" draw:layer="layout" svg:width="23.072cm" svg:height="14.508cm" svg:x="0.807cm" svg:y="3.81cm">
          <text:list text:style-name="L2">
            <text:list-item>
              <text:p text:style-name="P9"><text:span text:style-name="T7">Two semantically similar constructions for sending messages</text:span></text:p>
            </text:list-item>
            <text:list-item>
              <text:p text:style-name="P9"><text:span text:style-name="T7">Both are essentially lists that can be added to and removed from</text:span></text:p>
            </text:list-item>
            <text:list-item>
              <text:p text:style-name="P9"><text:span text:style-name="T7">Queues are much more lightweight but uni-directional</text:span></text:p>
            </text:list-item>
            <text:list-item>
              <text:p text:style-name="P9"><text:span text:style-name="T7">Pipes are more computationally heavy, but bi-directional</text:span></text:p>
            </text:list-item>
            <text:list-item>
              <text:p text:style-name="P9"><text:span text:style-name="T7">As we will see in a minute, bi-directionality is actually a problem if used careless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name="Rectangle 29" presentation:style-name="pr3" draw:text-style-name="P40" draw:layer="layout" svg:width="19.882cm" svg:height="1.591cm" svg:x="1.014cm" svg:y="1.371cm" presentation:class="title" presentation:user-transformed="true">
          <draw:text-box>
            <text:p text:style-name="P39"><text:span text:style-name="T55">Ending the Client-Server</text:span></text:p>
          </draw:text-box>
        </draw:frame>
        <draw:custom-shape draw:name="CustomShape 181" draw:style-name="gr58" draw:text-style-name="P53" draw:layer="layout" svg:width="22.352cm" svg:height="15.524cm" svg:x="1.27cm" svg:y="3.272cm">
          <text:p text:style-name="P52"><text:span text:style-name="T32">import</text:span><text:span text:style-name="T33"> multiprocessing</text:span></text:p>
          <text:p text:style-name="P52"><text:span text:style-name="T33"/></text:p>
          <text:p text:style-name="P52"><text:span text:style-name="T33">PRODUCTION_COUNT = </text:span><text:span text:style-name="T35">4</text:span></text:p>
          <text:p text:style-name="P52"><text:span text:style-name="T33">KILL = </text:span><text:span text:style-name="T34">“kill”</text:span></text:p>
          <text:p text:style-name="P52"><text:span text:style-name="T34"/></text:p>
          <text:p text:style-name="P52"><text:span text:style-name="T32">def</text:span><text:span text:style-name="T33"> producer(to_consumer):</text:span></text:p>
          <text:p text:style-name="P52"><text:span text:style-name="T33"><text:s text:c="4"/></text:span><text:span text:style-name="T32">for</text:span><text:span text:style-name="T33"> i </text:span><text:span text:style-name="T32">in</text:span><text:span text:style-name="T33"> range(PRODUCTION_COUNT):</text:span></text:p>
          <text:p text:style-name="P52"><text:span text:style-name="T33"><text:s text:c="8"/></text:span><text:span text:style-name="T33">to_consumer.put(</text:span><text:span text:style-name="T32">f</text:span><text:span text:style-name="T34">"Message</text:span><text:span text:style-name="T33"> {I}</text:span><text:span text:style-name="T34">"</text:span><text:span text:style-name="T33">)</text:span></text:p>
          <text:p text:style-name="P52"><text:span text:style-name="T33"><text:tab/></text:span><text:span text:style-name="T33">to_consumer.put(KILL)</text:span></text:p>
          <text:p text:style-name="P52"><text:span text:style-name="T33"/></text:p>
          <text:p text:style-name="P52"><text:span text:style-name="T32">def</text:span><text:span text:style-name="T33"> consumer(from_producer):</text:span></text:p>
          <text:p text:style-name="P52"><text:span text:style-name="T33"><text:s text:c="4"/></text:span><text:span text:style-name="T32">while True</text:span><text:span text:style-name="T33">:</text:span></text:p>
          <text:p text:style-name="P52"><text:span text:style-name="T33"><text:s text:c="8"/></text:span><text:span text:style-name="T33">message = from_producer.get()</text:span></text:p>
          <text:p text:style-name="P52"><text:span text:style-name="T33"><text:s text:c="8"/></text:span><text:span text:style-name="T33">if message == KILL:</text:span></text:p>
          <text:p text:style-name="P52"><text:span text:style-name="T33"><text:s text:c="13"/></text:span><text:span text:style-name="T32">return</text:span></text:p>
          <text:p text:style-name="P52"><text:span text:style-name="T33"><text:s text:c="8"/></text:span><text:span text:style-name="T33">print(message)</text:span></text:p>
          <text:p text:style-name="P52"><text:span text:style-name="T33"/></text:p>
          <text:p text:style-name="P52"><text:span text:style-name="T33">q = multiprocessing.Queue()</text:span></text:p>
          <text:p text:style-name="P52"><text:span text:style-name="T33">process_list = [</text:span></text:p>
          <text:p text:style-name="P52"><text:span text:style-name="T33"><text:s text:c="4"/></text:span><text:span text:style-name="T33">multiprocessing.Process(target=producer, args=(q,)),</text:span></text:p>
          <text:p text:style-name="P52"><text:span text:style-name="T33"><text:s text:c="4"/></text:span><text:span text:style-name="T33">multiprocessing.Process(target=consumer, args=(q,))</text:span></text:p>
          <text:p text:style-name="P52"><text:span text:style-name="T33">]</text:span></text:p>
          <text:p text:style-name="P52"><text:span text:style-name="T33"/></text:p>
          <text:p text:style-name="P52"><text:span text:style-name="T32">for</text:span><text:span text:style-name="T33"> p </text:span><text:span text:style-name="T32">in</text:span><text:span text:style-name="T33"> process_list:</text:span></text:p>
          <text:p text:style-name="P52"><text:span text:style-name="T33"><text:s text:c="4"/></text:span><text:span text:style-name="T33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9" draw:layer="layout" svg:width="4.572cm" svg:height="1.016cm" svg:x="19.05cm" svg:y="17.708cm">
          <draw:text-box>
            <text:p><text:span text:style-name="T30">prod-cons.py</text:span></text:p>
          </draw:text-box>
        </draw:frame>
        <draw:custom-shape draw:style-name="gr55" draw:text-style-name="P26" xml:id="id25" draw:id="id25" draw:layer="layout" svg:width="9.906cm" svg:height="3.71cm" svg:x="13.378cm" svg:y="3.656cm">
          <text:p text:style-name="P24"><text:span text:style-name="T20">user@system:</text:span><text:span text:style-name="T21">~</text:span><text:span text:style-name="T22"> python3 prod-cons.py</text:span></text:p>
          <text:p text:style-name="P24"><text:span text:style-name="T22">Message 0</text:span></text:p>
          <text:p text:style-name="P24"><text:span text:style-name="T22">Message 1</text:span></text:p>
          <text:p text:style-name="P24"><text:span text:style-name="T22">Message 2</text:span></text:p>
          <text:p text:style-name="P24"><text:span text:style-name="T22">Message 3</text:span></text:p>
          <text:p text:style-name="P25"><text:span text:style-name="T20">user@system:</text:span><text:span text:style-name="T21">~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82" draw:style-name="gr59" draw:text-style-name="P57" draw:layer="layout" svg:width="21.085cm" svg:height="2.113cm" svg:x="0.992cm" svg:y="1.21cm">
          <text:p text:style-name="P54"><text:span text:style-name="T52">A Process Communci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56" draw:layer="layout" svg:width="4.453cm" svg:height="2.492cm" draw:transform="skewX (0.0172787595947439) translate (0.41cm 5.428cm)">
          <text:p text:style-name="P55"><text:span text:style-name="T38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6" draw:layer="layout" svg:width="4.724cm" svg:height="2.645cm" draw:transform="skewX (0.0174532925199433) translate (6.706cm 5.329cm)">
          <text:p text:style-name="P55"><text:span text:style-name="T38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183" draw:style-name="gr62" draw:text-style-name="P31" draw:layer="layout" svg:width="22.777cm" svg:height="7.156cm" svg:x="0.926cm" svg:y="10.712cm">
          <text:list text:style-name="L2">
            <text:list-item>
              <text:p text:style-name="P30"><text:span text:style-name="T11">Our example only used 2 processes, but we can use as many as we like and connect them however we like</text:span></text:p>
              <text:p text:style-name="P30"><text:span text:style-name="T11"/></text:p>
            </text:list-item>
            <text:list-item>
              <text:p text:style-name="P30"><text:span text:style-name="T11">Of course nothing is ever that easy, we might run into problems if we do this without care</text:span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56" draw:layer="layout" svg:width="4.453cm" svg:height="2.492cm" draw:transform="skewX (0.0172787595947439) translate (13.01cm 3.728cm)">
          <text:p text:style-name="P55"><text:span text:style-name="T38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6" draw:layer="layout" svg:width="4.724cm" svg:height="2.645cm" draw:transform="skewX (0.0174532925199433) translate (19.306cm 3.729cm)">
          <text:p text:style-name="P55"><text:span text:style-name="T38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8" draw:layer="layout" svg:x1="4.863cm" svg:y1="6.604cm" svg:x2="6.66cm" svg:y2="6.604cm">
          <text:p/>
        </draw:line>
        <draw:line draw:style-name="gr63" draw:text-style-name="P28" draw:layer="layout" svg:x1="17.563cm" svg:y1="5.28cm" svg:x2="19.36cm" svg:y2="5.28cm">
          <text:p/>
        </draw:line>
        <draw:line draw:style-name="gr63" draw:text-style-name="P28" draw:layer="layout" svg:x1="11.07cm" svg:y1="5.742cm" svg:x2="12.867cm" svg:y2="5.234cm">
          <text:p/>
        </draw:line>
        <draw:custom-shape draw:style-name="gr60" draw:text-style-name="P56" draw:layer="layout" svg:width="4.453cm" svg:height="2.492cm" draw:transform="skewX (0.0172787595947439) translate (13.01cm 7.129cm)">
          <text:p text:style-name="P55"><text:span text:style-name="T38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8" draw:layer="layout" svg:x1="17.272cm" svg:y1="7.874cm" svg:x2="19.812cm" svg:y2="5.842cm">
          <text:p/>
        </draw:line>
        <draw:line draw:style-name="gr63" draw:text-style-name="P28" draw:layer="layout" svg:x1="12.967cm" svg:y1="7.874cm" svg:x2="11.176cm" svg:y2="7.112cm">
          <text:p/>
        </draw:line>
        <draw:line draw:style-name="gr63" draw:text-style-name="P28" draw:layer="layout" svg:x1="17.511cm" svg:y1="4.68cm" svg:x2="19.308cm" svg:y2="4.68cm">
          <text:p/>
        </draw:line>
        <draw:line draw:style-name="gr63" draw:text-style-name="P28" draw:layer="layout" svg:x1="13.114cm" svg:y1="5.722cm" svg:x2="11.317cm" svg:y2="6.23cm">
          <text:p/>
        </draw:line>
        <presentation:notes draw:style-name="dp3">
          <draw:page-thumbnail draw:style-name="gr6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5" draw:style-name="gr64" draw:text-style-name="P57" draw:layer="layout" svg:width="21.085cm" svg:height="2.113cm" svg:x="0.992cm" svg:y="1.21cm">
          <text:p text:style-name="P54"><text:span text:style-name="T52">Blocking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31" draw:layer="layout" svg:width="22.777cm" svg:height="7.156cm" svg:x="1.016cm" svg:y="3.556cm">
          <text:list text:style-name="L2">
            <text:list-item>
              <text:p text:style-name="P30"><text:span text:style-name="T11">Process communication is blocking, that is sequential code will wait until both the client and the server are ready to proceed before it does so. 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6" draw:text-style-name="P23" draw:layer="layout" svg:width="20.828cm" svg:height="5.588cm" svg:x="1.986cm" svg:y="6.842cm">
          <text:p text:style-name="P22"><text:span text:style-name="T48">with</text:span><text:span text:style-name="T49"> socket.socket(socket.AF_INET, socket.SOCK_STREAM) </text:span><text:span text:style-name="T48">as</text:span><text:span text:style-name="T49"> s:</text:span></text:p>
          <text:p text:style-name="P22"><text:span text:style-name="T49"><text:s text:c="4"/></text:span><text:span text:style-name="T49">s.bind((SERVER_IP, SERVER_PORT))</text:span></text:p>
          <text:p text:style-name="P22"><text:span text:style-name="T49"><text:s text:c="4"/></text:span><text:span text:style-name="T49">s.listen(</text:span><text:span text:style-name="T51">1</text:span><text:span text:style-name="T49">)</text:span></text:p>
          <text:p text:style-name="P22"><text:span text:style-name="T49"><text:s text:c="4"/></text:span><text:span text:style-name="T48">while True</text:span><text:span text:style-name="T49">:</text:span></text:p>
          <text:p text:style-name="P22"><text:span text:style-name="T49"><text:s text:c="8"/></text:span><text:span text:style-name="T49">conn, addr = s.accept()</text:span></text:p>
          <text:p text:style-name="P22"><text:span text:style-name="T49"><text:s text:c="8"/></text:span><text:span text:style-name="T48">with</text:span><text:span text:style-name="T49"> conn:</text:span></text:p>
          <text:p text:style-name="P22"><text:span text:style-name="T49"><text:s text:c="12"/></text:span><text:span text:style-name="T49">data = conn.recv(MSG_MAX_SIZE)</text:span></text:p>
          <text:p text:style-name="P22"><text:span text:style-name="T49"><text:s text:c="12"/></text:span><text:span text:style-name="T49">conn.sendall(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1" draw:layer="layout" svg:width="3.572cm" svg:height="1.016cm" svg:x="19.242cm" svg:y="11.414cm">
          <draw:text-box>
            <text:p><text:span text:style-name="T24">server.py</text:span></text:p>
          </draw:text-box>
        </draw:frame>
        <draw:custom-shape draw:name="CustomShape 8" draw:style-name="gr67" draw:text-style-name="P53" draw:layer="layout" svg:width="20.828cm" svg:height="5.08cm" svg:x="1.964cm" svg:y="12.608cm">
          <text:p text:style-name="P52"><text:span text:style-name="T48">with</text:span><text:span text:style-name="T49"> socket.socket(socket.AF_INET, socket.SOCK_STREAM) </text:span><text:span text:style-name="T48">as</text:span><text:span text:style-name="T49"> s:</text:span></text:p>
          <text:p text:style-name="P52"><text:span text:style-name="T49"><text:s text:c="8"/></text:span><text:span text:style-name="T49">s.connect((SERVER_IP, SERVER_PORT))</text:span></text:p>
          <text:p text:style-name="P52"><text:span text:style-name="T49"><text:s text:c="8"/></text:span><text:span text:style-name="T49">request = bytearray(</text:span><text:span text:style-name="T50">"Hello World"</text:span><text:span text:style-name="T49">.encode())</text:span></text:p>
          <text:p text:style-name="P52"><text:span text:style-name="T49"><text:s text:c="8"/></text:span><text:span text:style-name="T49">s.sendall(request)</text:span></text:p>
          <text:p text:style-name="P52"><text:span text:style-name="T49"><text:s text:c="8"/></text:span><text:span text:style-name="T49">response = s.recv(MSG_MAX_SIZE)</text:span></text:p>
          <text:p text:style-name="P52"><text:span text:style-name="T49"><text:s text:c="8"/></text:span><text:span text:style-name="T49">print(response)</text:span></text:p>
          <text:p text:style-name="P52"><text:span text:style-name="T49"><text:s text:c="8"/></text:span><text:span text:style-name="T49">s.clos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1" draw:layer="layout" svg:width="3.328cm" svg:height="0.962cm" svg:x="19.464cm" svg:y="16.724cm">
          <draw:text-box>
            <text:p><text:span text:style-name="T24">client.py</text:span></text:p>
          </draw:text-box>
        </draw:frame>
        <draw:polyline draw:style-name="gr68" draw:text-style-name="P28" xml:id="id26" draw:id="id26" draw:layer="layout" svg:width="3.555cm" svg:height="0cm" svg:x="1.27cm" svg:y="10.06cm" svg:viewBox="0 0 3556 0" draw:points="0,0 3556,0">
          <text:p/>
        </draw:polyline>
        <draw:polyline draw:style-name="gr68" draw:text-style-name="P28" xml:id="id27" draw:id="id27" draw:layer="layout" svg:width="3.555cm" svg:height="0cm" svg:x="1.217cm" svg:y="13.86cm" svg:viewBox="0 0 3556 0" draw:points="0,0 3556,0">
          <text:p/>
        </draw:polyline>
        <draw:frame draw:style-name="gr69" draw:text-style-name="P34" xml:id="id28" draw:id="id28" draw:layer="layout" svg:width="4.572cm" svg:height="1.673cm" draw:transform="rotate (1.5707963267949) translate (0.354cm 14.07cm)">
          <draw:text-box>
            <text:p><text:span text:style-name="T56">Block poi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9" draw:style-name="gr70" draw:text-style-name="P57" draw:layer="layout" svg:width="21.085cm" svg:height="2.113cm" svg:x="0.992cm" svg:y="1.21cm">
          <text:p text:style-name="P54"><text:span text:style-name="T52">Blocking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1" draw:text-style-name="P31" draw:layer="layout" svg:width="22.777cm" svg:height="7.156cm" svg:x="1.016cm" svg:y="3.556cm">
          <text:list text:style-name="L2">
            <text:list-item>
              <text:p text:style-name="P30"><text:span text:style-name="T11">When drawing processes each blocking communication is marked as a channel either leaving or entering the processes</text:span></text:p>
            </text:list-item>
            <text:list-item>
              <text:p text:style-name="P30"><text:span text:style-name="T11">Outbound communications leave the process</text:span></text:p>
            </text:list-item>
            <text:list-item>
              <text:p text:style-name="P30"><text:span text:style-name="T11">Inbound communications enter the process</text:span></text:p>
            </text:list-item>
            <text:list-item>
              <text:p text:style-name="P30"><text:span text:style-name="T11">Note that commmunications with replies are </text:span><text:span text:style-name="T57">usually</text:span><text:span text:style-name="T11"> not shown separately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56" draw:layer="layout" svg:width="6.35cm" svg:height="3.555cm" draw:transform="skewX (0.0174532925199433) translate (4.277cm 12.828cm)">
          <text:p text:style-name="P55"><text:span text:style-name="T38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6" draw:layer="layout" svg:width="6.35cm" svg:height="3.555cm" draw:transform="skewX (0.0174532925199433) translate (14.278cm 12.829cm)">
          <text:p text:style-name="P55"><text:span text:style-name="T3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7.428cm" svg:y1="16.438cm" svg:x2="7.428cm" svg:y2="17.962cm">
          <text:p/>
        </draw:line>
        <draw:line draw:style-name="gr37" draw:text-style-name="P28" draw:layer="layout" svg:x1="17.52cm" svg:y1="17.854cm" svg:x2="17.52cm" svg:y2="16.33cm">
          <text:p/>
        </draw:line>
        <presentation:notes draw:style-name="dp3">
          <draw:page-thumbnail draw:style-name="gr6" draw:layer="layout" svg:width="19.798cm" svg:height="11.136cm" svg:x="0.6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1" draw:style-name="gr72" draw:text-style-name="P57" draw:layer="layout" svg:width="21.085cm" svg:height="2.113cm" svg:x="0.992cm" svg:y="1.21cm">
          <text:p text:style-name="P54"><text:span text:style-name="T52">Blocking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3" draw:text-style-name="P31" draw:layer="layout" svg:width="22.777cm" svg:height="7.156cm" svg:x="1.016cm" svg:y="3.556cm">
          <text:list text:style-name="L2">
            <text:list-item>
              <text:p text:style-name="P30"><text:span text:style-name="T11">A single process may have multiple blocking points</text:span></text:p>
            </text:list-item>
            <text:list-item>
              <text:p text:style-name="P30"><text:span text:style-name="T11">These may each be to/from the same address, or to separate addresses</text:span></text:p>
            </text:list-item>
            <text:list-item>
              <text:p text:style-name="P30"><text:span text:style-name="T11">They may be any combination of client / server communications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59" draw:layer="layout" svg:width="21.087cm" svg:height="6.974cm" svg:x="2.027cm" svg:y="10.112cm">
          <text:p text:style-name="P58"><text:span text:style-name="T48">with</text:span><text:span text:style-name="T49"> socket.socket(socket.AF_INET, socket.SOCK_STREAM) </text:span><text:span text:style-name="T48">as</text:span><text:span text:style-name="T49"> s1:</text:span></text:p>
          <text:p text:style-name="P58"><text:span text:style-name="T49"><text:s text:c="8"/></text:span><text:span text:style-name="T49">s1.connect((SERVER_IP_1, SERVER_PORT_1))</text:span></text:p>
          <text:p text:style-name="P58"><text:span text:style-name="T49"><text:s text:c="8"/></text:span><text:span text:style-name="T49">s1.sendall(bytearray(</text:span><text:span text:style-name="T50">"First"</text:span><text:span text:style-name="T49">.encode()))</text:span></text:p>
          <text:p text:style-name="P58"><text:span text:style-name="T49"><text:s text:c="8"/></text:span><text:span text:style-name="T49">s1.close()</text:span></text:p>
          <text:p text:style-name="P58"><text:span text:style-name="T48"/></text:p>
          <text:p text:style-name="P58"><text:span text:style-name="T48">with</text:span><text:span text:style-name="T49"> socket.socket(socket.AF_INET, socket.SOCK_STREAM) </text:span><text:span text:style-name="T48">as</text:span><text:span text:style-name="T49"> s2:</text:span></text:p>
          <text:p text:style-name="P58"><text:span text:style-name="T49"><text:s text:c="8"/></text:span><text:span text:style-name="T49">s2.connect((SERVER_IP_2, SERVER_PORT_2))</text:span></text:p>
          <text:p text:style-name="P58"><text:span text:style-name="T49"><text:s text:c="8"/></text:span><text:span text:style-name="T49">s2.sendall(bytearray(</text:span><text:span text:style-name="T50">"Second"</text:span><text:span text:style-name="T49">.encode()))</text:span></text:p>
          <text:p text:style-name="P58"><text:span text:style-name="T49"><text:s text:c="8"/></text:span><text:span text:style-name="T49">s2.clos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9" draw:layer="layout" svg:width="3.65cm" svg:height="0.962cm" svg:x="19.264cm" svg:y="16.124cm">
          <draw:text-box>
            <text:p><text:span text:style-name="T30">client2.py</text:span></text:p>
          </draw:text-box>
        </draw:frame>
        <draw:polyline draw:style-name="gr68" draw:text-style-name="P28" xml:id="id29" draw:id="id29" draw:layer="layout" svg:width="3.555cm" svg:height="0cm" svg:x="1.27cm" svg:y="11.66cm" svg:viewBox="0 0 3556 0" draw:points="0,0 3556,0">
          <text:p/>
        </draw:polyline>
        <draw:polyline draw:style-name="gr68" draw:text-style-name="P28" xml:id="id30" draw:id="id30" draw:layer="layout" svg:width="3.555cm" svg:height="0cm" svg:x="1.217cm" svg:y="14.96cm" svg:viewBox="0 0 3556 0" draw:points="0,0 3556,0">
          <text:p/>
        </draw:polyline>
        <draw:frame draw:style-name="gr69" draw:text-style-name="P60" xml:id="id31" draw:id="id31" draw:layer="layout" svg:width="4.572cm" svg:height="1.673cm" draw:transform="rotate (1.5707963267949) translate (0.354cm 15.47cm)">
          <draw:text-box>
            <text:p><text:span text:style-name="T58">Block poi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3" draw:style-name="gr75" draw:text-style-name="P57" draw:layer="layout" svg:width="21.085cm" svg:height="2.113cm" svg:x="0.992cm" svg:y="1.21cm">
          <text:p text:style-name="P54"><text:span text:style-name="T52">Blocking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31" draw:layer="layout" svg:width="22.777cm" svg:height="7.156cm" svg:x="1.016cm" svg:y="3.556cm">
          <text:list text:style-name="L2">
            <text:list-item>
              <text:p text:style-name="P30"><text:span text:style-name="T11">A single process may have multiple blocking points</text:span></text:p>
            </text:list-item>
            <text:list-item>
              <text:p text:style-name="P30"><text:span text:style-name="T11">These may each be to/from the same address, or to separate addresses</text:span></text:p>
            </text:list-item>
            <text:list-item>
              <text:p text:style-name="P30"><text:span text:style-name="T11">They may be any combination of client / server communications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56" draw:layer="layout" svg:width="6.35cm" svg:height="3.555cm" draw:transform="skewX (0.0174532925199433) translate (3.978cm 11.001cm)">
          <text:p text:style-name="P55"><text:span text:style-name="T3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6" draw:layer="layout" svg:width="6.35cm" svg:height="3.555cm" draw:transform="skewX (0.0174532925199433) translate (13.979cm 11.002cm)">
          <text:p text:style-name="P55"><text:span text:style-name="T3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6.429cm" svg:y1="14.611cm" svg:x2="6.429cm" svg:y2="16.135cm">
          <text:p/>
        </draw:line>
        <draw:line draw:style-name="gr37" draw:text-style-name="P28" draw:layer="layout" svg:x1="16.321cm" svg:y1="16.027cm" svg:x2="16.321cm" svg:y2="14.503cm">
          <text:p/>
        </draw:line>
        <draw:line draw:style-name="gr37" draw:text-style-name="P28" draw:layer="layout" svg:x1="7.929cm" svg:y1="14.558cm" svg:x2="7.929cm" svg:y2="16.082cm">
          <text:p/>
        </draw:line>
        <draw:line draw:style-name="gr37" draw:text-style-name="P28" draw:layer="layout" svg:x1="18.129cm" svg:y1="14.505cm" svg:x2="18.129cm" svg:y2="16.029cm">
          <text:p/>
        </draw:line>
        <presentation:notes draw:style-name="dp3">
          <draw:page-thumbnail draw:style-name="gr6" draw:layer="layout" svg:width="19.798cm" svg:height="11.136cm" svg:x="0.6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3" draw:style-name="gr77" draw:text-style-name="P57" draw:layer="layout" svg:width="21.085cm" svg:height="2.113cm" svg:x="0.992cm" svg:y="1.21cm">
          <text:p text:style-name="P54"><text:span text:style-name="T52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8" draw:text-style-name="P31" draw:layer="layout" svg:width="22.777cm" svg:height="7.156cm" svg:x="0.926cm" svg:y="3.312cm">
          <text:list text:style-name="L2">
            <text:list-item>
              <text:p text:style-name="P30"><text:span text:style-name="T11">Communicating Sequential Processes</text:span></text:p>
            </text:list-item>
            <text:list-item>
              <text:p text:style-name="P30"><text:span text:style-name="T11">First proposed by Tony Hoare in 1978</text:span></text:p>
            </text:list-item>
            <text:list-item>
              <text:p text:style-name="P30"><text:span text:style-name="T11">Used as foundation for concurrency in many high level langauges, such as Go</text:span></text:p>
            </text:list-item>
            <text:list-item>
              <text:p text:style-name="P30"><text:span text:style-name="T11">Implementations in a variety of languages, but mostly outdated, so we won’t use it directly</text:span></text:p>
              <text:p text:style-name="P30"><text:span text:style-name="T11"/></text:p>
            </text:list-item>
            <text:list-item>
              <text:p text:style-name="P30"><text:span text:style-name="T11">No shared data</text:span></text:p>
            </text:list-item>
            <text:list-item>
              <text:p text:style-name="P30"><text:span text:style-name="T11">Processes communicate with each other via channels</text:span></text:p>
            </text:list-item>
            <text:list-item>
              <text:p text:style-name="P30"><text:span text:style-name="T11">If we map processes communications we can guarantee deadlock free</text:span></text:p>
              <text:p text:style-name="P30"><text:span text:style-name="T11"/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6" draw:style-name="gr79" draw:text-style-name="P57" draw:layer="layout" svg:width="21.085cm" svg:height="2.113cm" svg:x="0.992cm" svg:y="1.21cm">
          <text:p text:style-name="P54"><text:span text:style-name="T52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38" draw:layer="layout" svg:width="6.35cm" svg:height="3.555cm" draw:transform="skewX (0.0174532925199433) translate (3.811cm 6.628cm)">
          <text:p text:style-name="P27"><text:span text:style-name="T38">Produ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6.35cm" svg:height="3.555cm" draw:transform="skewX (0.0174532925199433) translate (13.812cm 6.629cm)">
          <text:p text:style-name="P27"><text:span text:style-name="T38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0.161cm" svg:y1="8.382cm" svg:x2="13.812cm" svg:y2="8.382cm">
          <text:p/>
        </draw:line>
        <presentation:notes draw:style-name="dp3">
          <draw:page-thumbnail draw:style-name="gr6" draw:layer="layout" svg:width="19.798cm" svg:height="11.136cm" svg:x="0.6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7" draw:style-name="gr80" draw:text-style-name="P57" draw:layer="layout" svg:width="21.085cm" svg:height="2.113cm" svg:x="0.992cm" svg:y="1.21cm">
          <text:p text:style-name="P54"><text:span text:style-name="T52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1" draw:text-style-name="P31" draw:layer="layout" svg:width="22.777cm" svg:height="7.156cm" svg:x="1.27cm" svg:y="3.512cm">
          <text:list text:style-name="L2">
            <text:list-item>
              <text:p text:style-name="P30"><text:span text:style-name="T11">If we can map all communications, then we can ensure our design is sound</text:span></text:p>
              <text:p text:style-name="P30"><text:span text:style-name="T11"/></text:p>
            </text:list-item>
            <text:list-item>
              <text:p text:style-name="P30"><text:span text:style-name="T11">If we never have a loop of Clients/Servers, we cannot deadlock</text:span></text:p>
              <text:p text:style-name="P30"><text:span text:style-name="T11"/></text:p>
            </text:list-item>
            <text:list-item>
              <text:p text:style-name="P30"><text:span text:style-name="T11">This is mathmatically certain according to CSP</text:span></text:p>
              <text:p text:style-name="P30"><text:span text:style-name="T11"/></text:p>
            </text:list-item>
            <text:list-item>
              <text:p text:style-name="P30"><text:span text:style-name="T11">Remember, we </text:span><text:span text:style-name="T59">must</text:span><text:span text:style-name="T11"> assume that if deadlock might occur, it will</text:span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9" draw:style-name="gr82" draw:text-style-name="P57" draw:layer="layout" svg:width="21.085cm" svg:height="2.113cm" svg:x="0.992cm" svg:y="1.21cm">
          <text:p text:style-name="P54"><text:span text:style-name="T52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8" draw:layer="layout" svg:width="4.124cm" svg:height="2.309cm" draw:transform="skewX (0.0172787595947439) translate (6.39cm 5.221cm)">
          <text:p text:style-name="P27"><text:span text:style-name="T3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0.514cm" svg:y1="6.514cm" svg:x2="14.165cm" svg:y2="6.514cm">
          <text:p/>
        </draw:line>
        <draw:custom-shape draw:style-name="gr83" draw:text-style-name="P38" draw:layer="layout" svg:width="4.124cm" svg:height="2.309cm" draw:transform="skewX (0.0172787595947439) translate (14.164cm 5.221cm)">
          <text:p text:style-name="P27"><text:span text:style-name="T3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61" draw:layer="layout" svg:width="7.366cm" svg:height="1.517cm" svg:x="8.636cm" svg:y="3.112cm">
          <draw:text-box>
            <text:p><text:span text:style-name="T60">No Deadlock</text:span></text:p>
          </draw:text-box>
        </draw:frame>
        <draw:custom-shape draw:style-name="gr83" draw:text-style-name="P38" draw:layer="layout" svg:width="4.124cm" svg:height="2.309cm" draw:transform="skewX (0.0172787595947439) translate (2.581cm 8.944cm)">
          <text:p text:style-name="P27"><text:span text:style-name="T3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0.355cm" svg:y1="10.237cm" svg:x2="6.704cm" svg:y2="10.237cm">
          <text:p/>
        </draw:line>
        <draw:custom-shape draw:style-name="gr83" draw:text-style-name="P38" draw:layer="layout" svg:width="4.124cm" svg:height="2.309cm" draw:transform="skewX (0.0172787595947439) translate (10.355cm 8.944cm)">
          <text:p text:style-name="P2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4.47cm" svg:y1="10.237cm" svg:x2="18.121cm" svg:y2="10.237cm">
          <text:p/>
        </draw:line>
        <draw:custom-shape draw:style-name="gr83" draw:text-style-name="P38" draw:layer="layout" svg:width="4.124cm" svg:height="2.309cm" draw:transform="skewX (0.0172787595947439) translate (18.12cm 8.944cm)">
          <text:p text:style-name="P27"><text:span text:style-name="T3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8" draw:layer="layout" svg:width="4.124cm" svg:height="2.309cm" draw:transform="skewX (0.0172787595947439) translate (2.582cm 12.844cm)">
          <text:p text:style-name="P27"><text:span text:style-name="T3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8.12cm" svg:y1="14.137cm" svg:x2="14.469cm" svg:y2="14.137cm">
          <text:p/>
        </draw:line>
        <draw:custom-shape draw:style-name="gr83" draw:text-style-name="P38" draw:layer="layout" svg:width="4.124cm" svg:height="2.309cm" draw:transform="skewX (0.0172787595947439) translate (10.356cm 12.844cm)">
          <text:p text:style-name="P27"><text:span text:style-name="T38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6.703cm" svg:y1="14.137cm" svg:x2="10.354cm" svg:y2="14.137cm">
          <text:p/>
        </draw:line>
        <draw:custom-shape draw:style-name="gr83" draw:text-style-name="P38" draw:layer="layout" svg:width="4.124cm" svg:height="2.309cm" draw:transform="skewX (0.0172787595947439) translate (18.121cm 12.844cm)">
          <text:p text:style-name="P27"><text:span text:style-name="T3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9.798cm" svg:height="11.136cm" svg:x="0.6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21" draw:style-name="gr85" draw:text-style-name="P57" draw:layer="layout" svg:width="21.085cm" svg:height="2.113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56" draw:layer="layout" svg:width="4.124cm" svg:height="2.309cm" draw:transform="skewX (0.0172787595947439) translate (6.59cm 5.921cm)">
          <text:p text:style-name="P55"><text:span text:style-name="T3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0.714cm" svg:y1="7.214cm" svg:x2="14.365cm" svg:y2="7.214cm">
          <text:p/>
        </draw:line>
        <draw:custom-shape draw:style-name="gr83" draw:text-style-name="P56" draw:layer="layout" svg:width="4.124cm" svg:height="2.309cm" draw:transform="skewX (0.0172787595947439) translate (14.364cm 5.921cm)">
          <text:p text:style-name="P55"><text:span text:style-name="T3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63" draw:layer="layout" svg:width="7.366cm" svg:height="1.517cm" svg:x="8.836cm" svg:y="4.012cm">
          <draw:text-box>
            <text:p text:style-name="P62"><text:span text:style-name="T60">Deadlock</text:span></text:p>
          </draw:text-box>
        </draw:frame>
        <draw:custom-shape draw:style-name="gr83" draw:text-style-name="P56" draw:layer="layout" svg:width="4.124cm" svg:height="2.309cm" draw:transform="skewX (0.0172787595947439) translate (10.555cm 9.644cm)">
          <text:p text:style-name="P55"><text:span text:style-name="T3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5.281cm" svg:y1="8.066cm" svg:x2="13.916cm" svg:y2="9.844cm">
          <text:p/>
        </draw:line>
        <draw:line draw:style-name="gr37" draw:text-style-name="P28" draw:layer="layout" svg:x1="10.868cm" svg:y1="10.098cm" svg:x2="9.344cm" svg:y2="8.066cm">
          <text:p/>
        </draw:line>
        <draw:custom-shape draw:style-name="gr83" draw:text-style-name="P56" draw:layer="layout" svg:width="4.124cm" svg:height="2.309cm" draw:transform="skewX (0.0172787595947439) translate (6.591cm 13.521cm)">
          <text:p text:style-name="P55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0.715cm" svg:y1="14.314cm" svg:x2="14.366cm" svg:y2="14.314cm">
          <text:p/>
        </draw:line>
        <draw:custom-shape draw:style-name="gr83" draw:text-style-name="P56" draw:layer="layout" svg:width="4.124cm" svg:height="2.309cm" draw:transform="skewX (0.0172787595947439) translate (14.365cm 13.521cm)">
          <text:p text:style-name="P55"><text:span text:style-name="T3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4.413cm" svg:y1="15.014cm" svg:x2="10.762cm" svg:y2="15.014cm">
          <text:p/>
        </draw:line>
        <presentation:notes draw:style-name="dp3">
          <draw:page-thumbnail draw:style-name="gr6" draw:layer="layout" svg:width="19.798cm" svg:height="11.136cm" svg:x="0.6cm" svg:y="2.257cm" draw:page-number="3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55" draw:style-name="gr86" draw:text-style-name="P57" draw:layer="layout" svg:width="21.085cm" svg:height="2.113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56" draw:layer="layout" svg:width="4.124cm" svg:height="2.309cm" draw:transform="skewX (0.0172787595947439) translate (6.59cm 5.921cm)">
          <text:p text:style-name="P55"><text:span text:style-name="T3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4.364cm" svg:y1="7.214cm" svg:x2="10.713cm" svg:y2="7.214cm">
          <text:p/>
        </draw:line>
        <draw:custom-shape draw:style-name="gr83" draw:text-style-name="P56" draw:layer="layout" svg:width="4.124cm" svg:height="2.309cm" draw:transform="skewX (0.0172787595947439) translate (14.364cm 5.921cm)">
          <text:p text:style-name="P55"><text:span text:style-name="T3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63" draw:layer="layout" svg:width="7.366cm" svg:height="1.517cm" svg:x="8.836cm" svg:y="4.012cm">
          <draw:text-box>
            <text:p text:style-name="P62"><text:span text:style-name="T60">No Deadlock</text:span></text:p>
          </draw:text-box>
        </draw:frame>
        <draw:custom-shape draw:style-name="gr83" draw:text-style-name="P56" draw:layer="layout" svg:width="4.124cm" svg:height="2.309cm" draw:transform="skewX (0.0172787595947439) translate (10.555cm 12.644cm)">
          <text:p text:style-name="P55"><text:span text:style-name="T3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7.366cm" svg:y1="8.128cm" svg:x2="6.25cm" svg:y2="9.644cm">
          <text:p/>
        </draw:line>
        <draw:line draw:style-name="gr37" draw:text-style-name="P28" draw:layer="layout" svg:x1="18.288cm" svg:y1="9.906cm" svg:x2="17.272cm" svg:y2="8.066cm">
          <text:p/>
        </draw:line>
        <draw:custom-shape draw:style-name="gr83" draw:text-style-name="P56" draw:layer="layout" svg:width="4.124cm" svg:height="2.309cm" draw:transform="skewX (0.0172787595947439) translate (3.956cm 9.644cm)">
          <text:p text:style-name="P55"><text:span text:style-name="T3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6" draw:layer="layout" svg:width="4.124cm" svg:height="2.309cm" draw:transform="skewX (0.0172787595947439) translate (17.157cm 9.644cm)">
          <text:p text:style-name="P55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7.641cm" svg:y1="11.559cm" svg:x2="14.478cm" svg:y2="13.462cm">
          <text:p/>
        </draw:line>
        <draw:line draw:style-name="gr37" draw:text-style-name="P28" draw:layer="layout" svg:x1="7.366cm" svg:y1="11.684cm" svg:x2="10.668cm" svg:y2="13.462cm">
          <text:p/>
        </draw:line>
        <presentation:notes draw:style-name="dp3">
          <draw:page-thumbnail draw:style-name="gr6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54" draw:style-name="gr87" draw:text-style-name="P57" draw:layer="layout" svg:width="21.085cm" svg:height="2.113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56" draw:layer="layout" svg:width="4.124cm" svg:height="2.309cm" draw:transform="skewX (0.0172787595947439) translate (0.548cm 8.282cm)">
          <text:p text:style-name="P55"><text:span text:style-name="T3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4.672cm" svg:y1="9.575cm" svg:x2="8.323cm" svg:y2="9.575cm">
          <text:p/>
        </draw:line>
        <draw:custom-shape draw:style-name="gr83" draw:text-style-name="P56" draw:layer="layout" svg:width="4.124cm" svg:height="2.309cm" draw:transform="skewX (0.0172787595947439) translate (8.322cm 8.282cm)">
          <text:p text:style-name="P55"><text:span text:style-name="T3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63" draw:layer="layout" svg:width="7.366cm" svg:height="1.517cm" svg:x="8.836cm" svg:y="4.012cm">
          <draw:text-box>
            <text:p text:style-name="P62"><text:span text:style-name="T60">Deadlock</text:span></text:p>
          </draw:text-box>
        </draw:frame>
        <draw:custom-shape draw:style-name="gr83" draw:text-style-name="P56" draw:layer="layout" svg:width="4.124cm" svg:height="2.309cm" draw:transform="skewX (0.0172787595947439) translate (4.513cm 12.005cm)">
          <text:p text:style-name="P55"><text:span text:style-name="T3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9.239cm" svg:y1="10.427cm" svg:x2="7.874cm" svg:y2="12.205cm">
          <text:p/>
        </draw:line>
        <draw:line draw:style-name="gr37" draw:text-style-name="P28" draw:layer="layout" svg:x1="4.826cm" svg:y1="12.459cm" svg:x2="3.302cm" svg:y2="10.427cm">
          <text:p/>
        </draw:line>
        <draw:custom-shape draw:style-name="gr83" draw:text-style-name="P56" draw:layer="layout" svg:width="4.124cm" svg:height="2.309cm" draw:transform="skewX (0.0172787595947439) translate (12.48cm 12.058cm)">
          <text:p text:style-name="P55"><text:span text:style-name="T38">D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6.604cm" svg:y1="13.175cm" svg:x2="20.255cm" svg:y2="13.175cm">
          <text:p/>
        </draw:line>
        <draw:custom-shape draw:style-name="gr83" draw:text-style-name="P56" draw:layer="layout" svg:width="4.124cm" svg:height="2.309cm" draw:transform="skewX (0.0172787595947439) translate (20.254cm 12.058cm)">
          <text:p text:style-name="P55"><text:span text:style-name="T38">F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6" draw:layer="layout" svg:width="4.124cm" svg:height="2.309cm" draw:transform="skewX (0.0172787595947439) translate (16.445cm 8.335cm)">
          <text:p text:style-name="P55"><text:span text:style-name="T38">E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9.758cm" svg:y1="10.368cm" svg:x2="21.028cm" svg:y2="12.4cm">
          <text:p/>
        </draw:line>
        <draw:line draw:style-name="gr37" draw:text-style-name="P28" draw:layer="layout" svg:x1="16.958cm" svg:y1="10.191cm" svg:x2="15.434cm" svg:y2="12.223cm">
          <text:p/>
        </draw:line>
        <draw:line draw:style-name="gr37" draw:text-style-name="P28" draw:layer="layout" svg:x1="8.795cm" svg:y1="13.208cm" svg:x2="12.446cm" svg:y2="13.208cm">
          <text:p/>
        </draw:line>
        <presentation:notes draw:style-name="dp3">
          <draw:page-thumbnail draw:style-name="gr6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20" draw:style-name="gr88" draw:text-style-name="P57" draw:layer="layout" svg:width="21.085cm" svg:height="2.113cm" svg:x="0.992cm" svg:y="1.21cm">
          <text:p text:style-name="P54"><text:span text:style-name="T52">Avoiding 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9" draw:text-style-name="P31" draw:layer="layout" svg:width="22.777cm" svg:height="7.156cm" svg:x="1.27cm" svg:y="3.512cm">
          <text:list text:style-name="L2">
            <text:list-item>
              <text:p text:style-name="P30"><text:span text:style-name="T7">This harsh interpretation is not strictly true (but it is)</text:span></text:p>
            </text:list-item>
            <text:list-item>
              <text:p text:style-name="P30"><text:span text:style-name="T7">For instance, networking has buffers and additional (semi-hidden) processes</text:span></text:p>
            </text:list-item>
            <text:list-item>
              <text:p text:style-name="P30"><text:span text:style-name="T7">These are more visible in our multiprocessing example from earlier</text:span></text:p>
            </text:list-item>
            <text:list-item>
              <text:p text:style-name="P30"><text:span text:style-name="T7">Queues, pipes, and networks almost always act as buffers allowing the client to progress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  <text:list-item>
              <text:p text:style-name="P30"><text:span text:style-name="T7">This does not alter the conclusion though, its just slower to reach it</text:span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8" draw:layer="layout" svg:width="4.124cm" svg:height="2.309cm" draw:transform="skewX (0.0172787595947439) translate (2.61cm 12.285cm)">
          <text:p text:style-name="P27"><text:span text:style-name="T6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6.734cm" svg:y1="13.578cm" svg:x2="10.385cm" svg:y2="13.578cm">
          <text:p/>
        </draw:line>
        <draw:custom-shape draw:style-name="gr83" draw:text-style-name="P38" draw:layer="layout" svg:width="4.124cm" svg:height="2.309cm" draw:transform="skewX (0.0172787595947439) translate (10.411cm 12.285cm)">
          <text:p text:style-name="P27"><text:span text:style-name="T61">bu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4.599cm" svg:y1="13.478cm" svg:x2="18.25cm" svg:y2="13.478cm">
          <text:p/>
        </draw:line>
        <draw:custom-shape draw:style-name="gr83" draw:text-style-name="P38" draw:layer="layout" svg:width="4.124cm" svg:height="2.309cm" draw:transform="skewX (0.0172787595947439) translate (18.276cm 12.185cm)">
          <text:p text:style-name="P27"><text:span text:style-name="T6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56" draw:style-name="gr90" draw:text-style-name="P57" draw:layer="layout" svg:width="21.085cm" svg:height="2.113cm" svg:x="0.992cm" svg:y="1.21cm">
          <text:p text:style-name="P54"><text:span text:style-name="T52">Avoiding 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1" draw:text-style-name="P31" draw:layer="layout" svg:width="22.777cm" svg:height="7.156cm" svg:x="1.27cm" svg:y="3.512cm">
          <text:list text:style-name="L2">
            <text:list-item>
              <text:p text:style-name="P30"><text:span text:style-name="T11">Also, these diagrams do not actually mean we will deadlock, just that we might</text:span></text:p>
              <text:p text:style-name="P30"><text:span text:style-name="T11"/></text:p>
            </text:list-item>
            <text:list-item>
              <text:p text:style-name="P30"><text:span text:style-name="T11">If we can avoid deadlock according to the diagram, we know we are deadlock free, guaranteed</text:span></text:p>
              <text:p text:style-name="P30"><text:span text:style-name="T11"/></text:p>
            </text:list-item>
            <text:list-item>
              <text:p text:style-name="P30"><text:span text:style-name="T11">If not deadlock free according to the diagram, we just need to justfiy how we have avoided </text:span></text:p>
              <text:p text:style-name="P30"><text:span text:style-name="T11"/></text:p>
            </text:list-item>
            <text:list-item>
              <text:p text:style-name="P30"><text:span text:style-name="T11">But the road to deadlock is paved with good intentions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frame draw:name="Rectangle 1" presentation:style-name="pr3" draw:text-style-name="P40" draw:layer="layout" svg:width="19.882cm" svg:height="1.591cm" svg:x="1.014cm" svg:y="1.371cm" presentation:class="title" presentation:user-transformed="true">
          <draw:text-box>
            <text:p text:style-name="P39"><text:span text:style-name="T55">Ending the Client-Server</text:span></text:p>
          </draw:text-box>
        </draw:frame>
        <draw:custom-shape draw:name="CustomShape 23" draw:style-name="gr58" draw:text-style-name="P53" draw:layer="layout" svg:width="22.352cm" svg:height="15.524cm" svg:x="1.27cm" svg:y="3.272cm">
          <text:p text:style-name="P52"><text:span text:style-name="T32">import</text:span><text:span text:style-name="T33"> multiprocessing</text:span></text:p>
          <text:p text:style-name="P52"><text:span text:style-name="T33"/></text:p>
          <text:p text:style-name="P52"><text:span text:style-name="T33">PRODUCTION_COUNT = </text:span><text:span text:style-name="T35">4</text:span></text:p>
          <text:p text:style-name="P52"><text:span text:style-name="T33">KILL = </text:span><text:span text:style-name="T34">“kill”</text:span></text:p>
          <text:p text:style-name="P52"><text:span text:style-name="T34"/></text:p>
          <text:p text:style-name="P52"><text:span text:style-name="T32">def</text:span><text:span text:style-name="T33"> producer(to_consumer):</text:span></text:p>
          <text:p text:style-name="P52"><text:span text:style-name="T33"><text:s text:c="4"/></text:span><text:span text:style-name="T32">for</text:span><text:span text:style-name="T33"> i </text:span><text:span text:style-name="T32">in</text:span><text:span text:style-name="T33"> range(PRODUCTION_COUNT):</text:span></text:p>
          <text:p text:style-name="P52"><text:span text:style-name="T33"><text:s text:c="8"/></text:span><text:span text:style-name="T33">to_consumer.put(</text:span><text:span text:style-name="T32">f</text:span><text:span text:style-name="T34">"Message</text:span><text:span text:style-name="T33"> {I}</text:span><text:span text:style-name="T34">"</text:span><text:span text:style-name="T33">)</text:span></text:p>
          <text:p text:style-name="P52"><text:span text:style-name="T33"><text:tab/></text:span><text:span text:style-name="T33">to_consumer.put(KILL)</text:span></text:p>
          <text:p text:style-name="P52"><text:span text:style-name="T33"/></text:p>
          <text:p text:style-name="P52"><text:span text:style-name="T32">def</text:span><text:span text:style-name="T33"> consumer(from_producer):</text:span></text:p>
          <text:p text:style-name="P52"><text:span text:style-name="T33"><text:s text:c="4"/></text:span><text:span text:style-name="T32">while True</text:span><text:span text:style-name="T33">:</text:span></text:p>
          <text:p text:style-name="P52"><text:span text:style-name="T33"><text:s text:c="8"/></text:span><text:span text:style-name="T33">message = from_producer.get()</text:span></text:p>
          <text:p text:style-name="P52"><text:span text:style-name="T33"><text:s text:c="8"/></text:span><text:span text:style-name="T33">if message == KILL:</text:span></text:p>
          <text:p text:style-name="P52"><text:span text:style-name="T33"><text:s text:c="13"/></text:span><text:span text:style-name="T32">return</text:span></text:p>
          <text:p text:style-name="P52"><text:span text:style-name="T33"><text:s text:c="8"/></text:span><text:span text:style-name="T33">print(message)</text:span></text:p>
          <text:p text:style-name="P52"><text:span text:style-name="T33"/></text:p>
          <text:p text:style-name="P52"><text:span text:style-name="T33">q = multiprocessing.Queue()</text:span></text:p>
          <text:p text:style-name="P52"><text:span text:style-name="T33">process_list = [</text:span></text:p>
          <text:p text:style-name="P52"><text:span text:style-name="T33"><text:s text:c="4"/></text:span><text:span text:style-name="T33">multiprocessing.Process(target=producer, args=(q,)),</text:span></text:p>
          <text:p text:style-name="P52"><text:span text:style-name="T33"><text:s text:c="4"/></text:span><text:span text:style-name="T33">multiprocessing.Process(target=consumer, args=(q,))</text:span></text:p>
          <text:p text:style-name="P52"><text:span text:style-name="T33">]</text:span></text:p>
          <text:p text:style-name="P52"><text:span text:style-name="T33"/></text:p>
          <text:p text:style-name="P52"><text:span text:style-name="T32">for</text:span><text:span text:style-name="T33"> p </text:span><text:span text:style-name="T32">in</text:span><text:span text:style-name="T33"> process_list:</text:span></text:p>
          <text:p text:style-name="P52"><text:span text:style-name="T33"><text:s text:c="4"/></text:span><text:span text:style-name="T33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9" draw:layer="layout" svg:width="4.572cm" svg:height="1.016cm" svg:x="19.05cm" svg:y="17.708cm">
          <draw:text-box>
            <text:p><text:span text:style-name="T30">prod-cons.py</text:span></text:p>
          </draw:text-box>
        </draw:frame>
        <draw:custom-shape draw:style-name="gr55" draw:text-style-name="P26" draw:layer="layout" svg:width="9.906cm" svg:height="3.71cm" svg:x="13.378cm" svg:y="3.656cm">
          <text:p text:style-name="P24"><text:span text:style-name="T20">user@system:</text:span><text:span text:style-name="T21">~</text:span><text:span text:style-name="T22"> python3 prod-cons.py</text:span></text:p>
          <text:p text:style-name="P24"><text:span text:style-name="T22">Message 0</text:span></text:p>
          <text:p text:style-name="P24"><text:span text:style-name="T22">Message 1</text:span></text:p>
          <text:p text:style-name="P24"><text:span text:style-name="T22">Message 2</text:span></text:p>
          <text:p text:style-name="P24"><text:span text:style-name="T22">Message 3</text:span></text:p>
          <text:p text:style-name="P25"><text:span text:style-name="T20">user@system:</text:span><text:span text:style-name="T21">~</text:span></text:p>
          <draw:enhanced-geometry svg:viewBox="0 0 21600 21600" draw:type="rectangle" draw:enhanced-path="M 0 0 L 21600 0 21600 21600 0 21600 0 0 Z N"/>
        </draw:custom-shape>
        <draw:line draw:style-name="gr92" draw:text-style-name="P28" draw:layer="layout" svg:x1="16.002cm" svg:y1="13.97cm" svg:x2="9.652cm" svg:y2="13.97cm">
          <text:p/>
        </draw:line>
        <draw:frame draw:style-name="gr69" draw:text-style-name="P34" draw:layer="layout" svg:width="6.234cm" svg:height="1.673cm" svg:x="16.118cm" svg:y="13.008cm">
          <draw:text-box>
            <text:p><text:span text:style-name="T56">This means we don’t really ‘block’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3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32" draw:style-name="gr93" draw:text-style-name="P57" draw:layer="layout" svg:width="21.085cm" svg:height="2.113cm" svg:x="0.992cm" svg:y="1.21cm">
          <text:p text:style-name="P54"><text:span text:style-name="T52">Broad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4" draw:text-style-name="P31" draw:layer="layout" svg:width="22.777cm" svg:height="7.156cm" svg:x="1.27cm" svg:y="3.512cm">
          <text:list text:style-name="L2">
            <text:list-item>
              <text:p text:style-name="P30"><text:span text:style-name="T31">Most communication channels are point to point</text:span></text:p>
              <text:p text:style-name="P30"><text:span text:style-name="T11"/></text:p>
            </text:list-item>
            <text:list-item>
              <text:p text:style-name="P30"><text:span text:style-name="T31">They can be shared by many processes (as in mutliple servers may share the same queue)</text:span></text:p>
              <text:p text:style-name="P30"><text:span text:style-name="T11"/></text:p>
            </text:list-item>
            <text:list-item>
              <text:p text:style-name="P30"><text:span text:style-name="T31">But only a single processes will pull a single message. </text:span></text:p>
              <text:p text:style-name="P30"><text:span text:style-name="T11"/></text:p>
            </text:list-item>
            <text:list-item>
              <text:p text:style-name="P30"><text:span text:style-name="T31">If you want a message to be received by multiple processes, it must be sent multiple times.</text:span></text:p>
              <text:p text:style-name="P30"><text:span text:style-name="T11"/></text:p>
            </text:list-item>
            <text:list-item>
              <text:p text:style-name="P30"><text:span text:style-name="T31">Some libraries or channel types will allow a broadcast (one message to multiple servers), but this is not always possible</text:span></text:p>
            </text:list-item>
          </text:list>
          <text:list text:style-name="L3">
            <text:list-item>
              <text:list>
                <text:list-header>
                  <text:p text:style-name="P14"><text:span text:style-name="T9"/></text:p>
                  <text:p text:style-name="P14"><text:span text:style-name="T9"/></text:p>
                  <text:p text:style-name="P14"><text:span text:style-name="T6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40" draw:style-name="gr95" draw:text-style-name="P53" draw:layer="layout" svg:width="22.352cm" svg:height="16.273cm" svg:x="1.27cm" svg:y="2.523cm">
          <text:p text:style-name="P52"><text:span text:style-name="T32">import</text:span><text:span text:style-name="T33"> multiprocessing</text:span></text:p>
          <text:p text:style-name="P52"><text:span text:style-name="T33">PRODUCTION_COUNT = </text:span><text:span text:style-name="T35">4</text:span></text:p>
          <text:p text:style-name="P52"><text:span text:style-name="T33">KILL = </text:span><text:span text:style-name="T34">“kill”</text:span></text:p>
          <text:p text:style-name="P52"><text:span text:style-name="T34"/></text:p>
          <text:p text:style-name="P52"><text:span text:style-name="T32">def</text:span><text:span text:style-name="T33"> producer(to_consumer):</text:span></text:p>
          <text:p text:style-name="P52"><text:span text:style-name="T33"><text:s text:c="4"/></text:span><text:span text:style-name="T32">for</text:span><text:span text:style-name="T33"> i </text:span><text:span text:style-name="T32">in</text:span><text:span text:style-name="T33"> range(PRODUCTION_COUNT):</text:span></text:p>
          <text:p text:style-name="P52"><text:span text:style-name="T33"><text:s text:c="8"/></text:span><text:span text:style-name="T33">to_consumer.put(</text:span><text:span text:style-name="T32">f</text:span><text:span text:style-name="T34">"Message</text:span><text:span text:style-name="T33"> {I}</text:span><text:span text:style-name="T34">"</text:span><text:span text:style-name="T33">)</text:span></text:p>
          <text:p text:style-name="P52"><text:span text:style-name="T33"><text:tab/></text:span><text:span text:style-name="T33">to_consumer.put(KILL)</text:span></text:p>
          <text:p text:style-name="P58"><text:span text:style-name="T33"><text:tab/></text:span><text:span text:style-name="T33">to_consumer.put(KILL)</text:span></text:p>
          <text:p text:style-name="P52"><text:span text:style-name="T33"/></text:p>
          <text:p text:style-name="P52"><text:span text:style-name="T32">def</text:span><text:span text:style-name="T33"> consumer(from_producer):</text:span></text:p>
          <text:p text:style-name="P52"><text:span text:style-name="T33"><text:s text:c="4"/></text:span><text:span text:style-name="T32">while True</text:span><text:span text:style-name="T33">:</text:span></text:p>
          <text:p text:style-name="P52"><text:span text:style-name="T33"><text:s text:c="8"/></text:span><text:span text:style-name="T33">message = from_producer.get()</text:span></text:p>
          <text:p text:style-name="P52"><text:span text:style-name="T33"><text:s text:c="8"/></text:span><text:span text:style-name="T33">if message == KILL:</text:span></text:p>
          <text:p text:style-name="P52"><text:span text:style-name="T33"><text:s text:c="13"/></text:span><text:span text:style-name="T33">print(</text:span><text:span text:style-name="T32">f</text:span><text:span text:style-name="T34">”</text:span><text:span text:style-name="T33">{name} </text:span><text:span text:style-name="T34">killed”</text:span><text:span text:style-name="T33">)</text:span></text:p>
          <text:p text:style-name="P52"><text:span text:style-name="T33"><text:s text:c="13"/></text:span><text:span text:style-name="T32">return</text:span></text:p>
          <text:p text:style-name="P52"><text:span text:style-name="T33"><text:s text:c="8"/></text:span><text:span text:style-name="T33">print(</text:span><text:span text:style-name="T32">f</text:span><text:span text:style-name="T34">”</text:span><text:span text:style-name="T33">{name}</text:span><text:span text:style-name="T34">:</text:span><text:span text:style-name="T33"> {message}</text:span><text:span text:style-name="T34">”</text:span><text:span text:style-name="T33">)</text:span></text:p>
          <text:p text:style-name="P52"><text:span text:style-name="T33"/></text:p>
          <text:p text:style-name="P52"><text:span text:style-name="T33">q = multiprocessing.Queue()</text:span></text:p>
          <text:p text:style-name="P52"><text:span text:style-name="T33">process_list = [</text:span></text:p>
          <text:p text:style-name="P52"><text:span text:style-name="T33"><text:s text:c="4"/></text:span><text:span text:style-name="T33">multiprocessing.Process(target=producer, args=(q,)),</text:span></text:p>
          <text:p text:style-name="P52"><text:span text:style-name="T33"><text:s text:c="4"/></text:span><text:span text:style-name="T33">multiprocessing.Process(target=consumer, args=(</text:span><text:span text:style-name="T34">“A”</text:span><text:span text:style-name="T33">, q)),</text:span></text:p>
          <text:p text:style-name="P58"><text:span text:style-name="T63"><text:s text:c="4"/></text:span><text:span text:style-name="T33">multiprocessing.Process(target=consumer, args=(</text:span><text:span text:style-name="T34">“B”</text:span><text:span text:style-name="T33">, q))</text:span></text:p>
          <text:p text:style-name="P52"><text:span text:style-name="T33">]</text:span></text:p>
          <text:p text:style-name="P52"><text:span text:style-name="T33"/></text:p>
          <text:p text:style-name="P52"><text:span text:style-name="T32">for</text:span><text:span text:style-name="T33"> p </text:span><text:span text:style-name="T32">in</text:span><text:span text:style-name="T33"> process_list:</text:span></text:p>
          <text:p text:style-name="P52"><text:span text:style-name="T33"><text:s text:c="4"/></text:span><text:span text:style-name="T33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9" draw:layer="layout" svg:width="4.572cm" svg:height="1.016cm" svg:x="19.05cm" svg:y="17.708cm">
          <draw:text-box>
            <text:p><text:span text:style-name="T30">mult-cons.py</text:span></text:p>
          </draw:text-box>
        </draw:frame>
        <draw:custom-shape draw:style-name="gr96" draw:text-style-name="P26" draw:layer="layout" svg:width="9.906cm" svg:height="4.98cm" svg:x="13.378cm" svg:y="3.156cm">
          <text:p text:style-name="P24"><text:span text:style-name="T20">user@system:</text:span><text:span text:style-name="T21">~</text:span><text:span text:style-name="T22"> python3 mult-cons.py</text:span></text:p>
          <text:p text:style-name="P24"><text:span text:style-name="T22">A Message 0</text:span></text:p>
          <text:p text:style-name="P24"><text:span text:style-name="T22">A Message 1</text:span></text:p>
          <text:p text:style-name="P24"><text:span text:style-name="T22">B Message 2</text:span></text:p>
          <text:p text:style-name="P24"><text:span text:style-name="T22">A Message 3</text:span></text:p>
          <text:p text:style-name="P24"><text:span text:style-name="T22">B killed</text:span></text:p>
          <text:p text:style-name="P24"><text:span text:style-name="T22">A killed</text:span></text:p>
          <text:p text:style-name="P25"><text:span text:style-name="T20">user@system:</text:span><text:span text:style-name="T21">~</text:span></text:p>
          <draw:enhanced-geometry svg:viewBox="0 0 21600 21600" draw:type="rectangle" draw:enhanced-path="M 0 0 L 21600 0 21600 21600 0 21600 0 0 Z N"/>
        </draw:custom-shape>
        <draw:custom-shape draw:name="CustomShape 41" draw:style-name="gr97" draw:text-style-name="P57" draw:layer="layout" svg:width="21.085cm" svg:height="2.113cm" svg:x="0.992cm" svg:y="0.41cm">
          <text:p text:style-name="P54"><text:span text:style-name="T52">Broad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64" draw:layer="layout" svg:width="8.382cm" svg:height="3.095cm" svg:x="14.686cm" svg:y="9.914cm">
          <draw:text-box>
            <text:p text:style-name="P62"><text:span text:style-name="T58">Note that on a shared channel, there is no way to specifcally address either consumer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38" draw:style-name="gr99" draw:text-style-name="P57" draw:layer="layout" svg:width="21.085cm" svg:height="2.113cm" svg:x="0.992cm" svg:y="1.21cm">
          <text:p text:style-name="P54"><text:span text:style-name="T52">Broadcasting,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0" draw:text-style-name="P31" draw:layer="layout" svg:width="22.777cm" svg:height="7.156cm" svg:x="1.27cm" svg:y="3.512cm">
          <text:list text:style-name="L2">
            <text:list-item>
              <text:p text:style-name="P30"><text:span text:style-name="T3">However the lack of broadcasting can be a useful feature</text:span></text:p>
              <text:p text:style-name="P30"><text:span text:style-name="T11"/></text:p>
            </text:list-item>
            <text:list-item>
              <text:p text:style-name="P30"><text:span text:style-name="T3">Only non-blocking (e.g. free processes) will pick up the message</text:span></text:p>
              <text:p text:style-name="P30"><text:span text:style-name="T11"/></text:p>
            </text:list-item>
            <text:list-item>
              <text:p text:style-name="P30"><text:span text:style-name="T3">A usefull property for if you want a thread-pool-like system</text:span></text:p>
            </text:list-item>
          </text:list>
          <text:list text:style-name="L3">
            <text:list-item>
              <text:list>
                <text:list-header>
                  <text:p text:style-name="P14"><text:span text:style-name="T9"/></text:p>
                  <text:p text:style-name="P14"><text:span text:style-name="T9"/></text:p>
                  <text:p text:style-name="P14"><text:span text:style-name="T6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8" draw:layer="layout" svg:width="4.124cm" svg:height="2.309cm" draw:transform="skewX (0.0172787595947439) translate (0.964cm 13.163cm)">
          <text:p text:style-name="P27"><text:span text:style-name="T3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6.428cm" svg:y1="14.179cm" svg:x2="8.301cm" svg:y2="15.449cm">
          <text:p/>
        </draw:line>
        <draw:custom-shape draw:style-name="gr83" draw:text-style-name="P38" draw:layer="layout" svg:width="4.124cm" svg:height="2.309cm" draw:transform="skewX (0.0172787595947439) translate (7.638cm 11.063cm)">
          <text:p text:style-name="P27"><text:span text:style-name="T3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8" draw:layer="layout" svg:width="4.124cm" svg:height="2.309cm" draw:transform="skewX (0.0172787595947439) translate (7.639cm 15.163cm)">
          <text:p text:style-name="P27"><text:span text:style-name="T3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6.376cm" svg:y1="14.296cm" svg:x2="8.249cm" svg:y2="13.026cm">
          <text:p/>
        </draw:line>
        <draw:line draw:style-name="gr101" draw:text-style-name="P28" draw:layer="layout" svg:x1="6.528cm" svg:y1="14.179cm" svg:x2="5.088cm" svg:y2="14.179cm">
          <text:p/>
        </draw:line>
        <draw:custom-shape draw:style-name="gr83" draw:text-style-name="P38" draw:layer="layout" svg:width="4.124cm" svg:height="2.309cm" draw:transform="skewX (0.0172787595947439) translate (13.165cm 13.163cm)">
          <text:p text:style-name="P2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7.289cm" svg:y1="14.732cm" svg:x2="20.502cm" svg:y2="15.449cm">
          <text:p/>
        </draw:line>
        <draw:custom-shape draw:style-name="gr83" draw:text-style-name="P38" draw:layer="layout" svg:width="4.124cm" svg:height="2.309cm" draw:transform="skewX (0.0172787595947439) translate (19.839cm 11.063cm)">
          <text:p text:style-name="P27"><text:span text:style-name="T3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8" draw:layer="layout" svg:width="4.124cm" svg:height="2.309cm" draw:transform="skewX (0.0172787595947439) translate (19.84cm 15.163cm)">
          <text:p text:style-name="P27"><text:span text:style-name="T3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7.289cm" svg:y1="13.97cm" svg:x2="20.45cm" svg:y2="13.026cm">
          <text:p/>
        </draw:line>
        <draw:frame draw:style-name="gr102" draw:text-style-name="P65" draw:layer="layout" svg:width="6.35cm" svg:height="2.384cm" svg:x="1.016cm" svg:y="16.002cm">
          <draw:text-box>
            <text:p><text:span text:style-name="T64">Shared channel:</text:span></text:p>
            <text:p><text:span text:style-name="T65">Send to 1 ‘randomly’</text:span></text:p>
          </draw:text-box>
        </draw:frame>
        <draw:frame draw:style-name="gr69" draw:text-style-name="P66" draw:layer="layout" svg:width="6.846cm" svg:height="1.673cm" svg:x="12.854cm" svg:y="15.856cm">
          <draw:text-box>
            <text:p><text:span text:style-name="T64">Separate channels:</text:span></text:p>
            <text:p><text:span text:style-name="T65">Send to specific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4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45" draw:style-name="gr103" draw:text-style-name="P57" draw:layer="layout" svg:width="21.085cm" svg:height="2.113cm" svg:x="0.992cm" svg:y="1.21cm">
          <text:p text:style-name="P54"><text:span text:style-name="T52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4" draw:text-style-name="P31" draw:layer="layout" svg:width="22.777cm" svg:height="7.156cm" svg:x="1.27cm" svg:y="3.512cm">
          <text:list text:style-name="L2">
            <text:list-item>
              <text:p text:style-name="P30"><text:span text:style-name="T11">As well as mutliple servers for a single client, we also have the case of multiple clients for one server</text:span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  <text:p text:style-name="P30"><text:span text:style-name="T11"/></text:p>
            </text:list-item>
            <text:list-item>
              <text:p text:style-name="P30"><text:span text:style-name="T11">We cannot try to read from each in turn, as this is a blocking operation</text:span></text:p>
              <text:p text:style-name="P30"><text:span text:style-name="T11"/></text:p>
            </text:list-item>
            <text:list-item>
              <text:p text:style-name="P30"><text:span text:style-name="T11">But we will sometimes need to decide between multiple input channels</text:span></text:p>
            </text:list-item>
          </text:list>
          <text:list text:style-name="L3">
            <text:list-item>
              <text:list>
                <text:list-header>
                  <text:p text:style-name="P14"><text:span text:style-name="T9"/></text:p>
                  <text:p text:style-name="P14"><text:span text:style-name="T9"/></text:p>
                  <text:p text:style-name="P14"><text:span text:style-name="T6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05" draw:text-style-name="P53" draw:layer="layout" svg:width="10.922cm" svg:height="2.294cm" svg:x="7.596cm" svg:y="7.834cm">
          <text:p text:style-name="P52"><text:span text:style-name="T33">message_1 = from_input_one.get()</text:span></text:p>
          <text:p text:style-name="P58"><text:span text:style-name="T63">message_2 = from_</text:span><text:span text:style-name="T33">input_two.get()</text:span></text:p>
          <text:p text:style-name="P58"><text:span text:style-name="T63">message_3 = from_</text:span><text:span text:style-name="T33">input_three.g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6" draw:text-style-name="P28" draw:layer="layout" svg:width="3.302cm" svg:height="3.302cm" svg:x="10.998cm" svg:y="7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8" draw:layer="layout" svg:x1="11.506cm" svg:y1="7.934cm" svg:x2="13.622cm" svg:y2="10.228cm">
          <text:p/>
        </draw:line>
        <presentation:notes draw:style-name="dp3">
          <draw:page-thumbnail draw:style-name="gr6" draw:layer="layout" svg:width="19.798cm" svg:height="11.136cm" svg:x="0.6cm" svg:y="2.257cm" draw:page-number="4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CustomShape 36" draw:style-name="gr108" draw:text-style-name="P57" draw:layer="layout" svg:width="21.085cm" svg:height="2.113cm" svg:x="0.992cm" svg:y="1.21cm">
          <text:p text:style-name="P54"><text:span text:style-name="T52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9" draw:text-style-name="P31" draw:layer="layout" svg:width="22.777cm" svg:height="7.156cm" svg:x="1.27cm" svg:y="3.512cm">
          <text:list text:style-name="L2">
            <text:list-item>
              <text:p text:style-name="P30"><text:span text:style-name="T11">We can use Select statements to block until one or more channels are ready to read</text:span></text:p>
            </text:list-item>
            <text:list-item>
              <text:p text:style-name="P30"><text:span text:style-name="T11">In Python this is some quite dense code</text:span></text:p>
              <text:p text:style-name="P30"><text:span text:style-name="T11"/></text:p>
              <text:p text:style-name="P30"><text:span text:style-name="T11"/></text:p>
            </text:list-item>
          </text:list>
          <text:list text:style-name="L3">
            <text:list-item>
              <text:list>
                <text:list-header>
                  <text:p text:style-name="P14"><text:span text:style-name="T9"/></text:p>
                  <text:p text:style-name="P14"><text:span text:style-name="T9"/></text:p>
                  <text:p text:style-name="P14"><text:span text:style-name="T6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8" draw:layer="layout" svg:width="4.124cm" svg:height="2.309cm" draw:transform="skewX (0.0172787595947439) translate (7.814cm 16.033cm)">
          <text:p text:style-name="P27"><text:span text:style-name="T3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1.838cm" svg:y1="14.777cm" svg:x2="15.051cm" svg:y2="15.494cm">
          <text:p/>
        </draw:line>
        <draw:custom-shape draw:style-name="gr83" draw:text-style-name="P38" draw:layer="layout" svg:width="4.124cm" svg:height="2.309cm" draw:transform="skewX (0.0172787595947439) translate (14.926cm 14.532cm)">
          <text:p text:style-name="P27"><text:span text:style-name="T3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8" draw:layer="layout" svg:width="4.124cm" svg:height="2.309cm" draw:transform="skewX (0.0172787595947439) translate (7.814cm 13.462cm)">
          <text:p text:style-name="P27"><text:span text:style-name="T3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8" draw:layer="layout" svg:x1="11.938cm" svg:y1="17cm" svg:x2="15.099cm" svg:y2="16.056cm">
          <text:p/>
        </draw:line>
        <draw:custom-shape draw:name="CustomShape 42" draw:style-name="gr110" draw:text-style-name="P53" draw:layer="layout" svg:width="23.138cm" svg:height="5.342cm" svg:x="1.27cm" svg:y="7.612cm">
          <text:p text:style-name="P52"><text:span text:style-name="T33">import select</text:span></text:p>
          <text:p text:style-name="P52"><text:span text:style-name="T33"/></text:p>
          <text:p text:style-name="P52"><text:span text:style-name="T33">read_list = [ … ]</text:span></text:p>
          <text:p text:style-name="P52"><text:span text:style-name="T33">write_list = [ … ]</text:span></text:p>
          <text:p text:style-name="P52"><text:span text:style-name="T33">exception_list = [ … ]</text:span></text:p>
          <text:p text:style-name="P52"><text:span text:style-name="T33"/></text:p>
          <text:p text:style-name="P52"><text:span text:style-name="T33">read_ready, write_ready, exception_ready = select.select(</text:span></text:p>
          <text:p text:style-name="P52"><text:span text:style-name="T33"><text:tab/></text:span><text:span text:style-name="T33">read_list, write_list, exception_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CustomShape 43" draw:style-name="gr111" draw:text-style-name="P57" draw:layer="layout" svg:width="21.085cm" svg:height="2.113cm" svg:x="0.992cm" svg:y="1.21cm">
          <text:p text:style-name="P54"><text:span text:style-name="T52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2" draw:text-style-name="P53" draw:layer="layout" svg:width="24.13cm" svg:height="15.748cm" svg:x="0.57cm" svg:y="3.048cm">
          <text:p text:style-name="P52"><text:span text:style-name="T32">import</text:span><text:span text:style-name="T33"> multiprocessing</text:span></text:p>
          <text:p text:style-name="P52"><text:span text:style-name="T32">import</text:span><text:span text:style-name="T33"> select</text:span></text:p>
          <text:p text:style-name="P52"><text:span text:style-name="T34"/></text:p>
          <text:p text:style-name="P52"><text:span text:style-name="T32">def</text:span><text:span text:style-name="T33"> producer(name, to_consumer):</text:span></text:p>
          <text:p text:style-name="P52"><text:span text:style-name="T33"><text:s text:c="4"/></text:span><text:span text:style-name="T32">for</text:span><text:span text:style-name="T33"> i </text:span><text:span text:style-name="T32">in</text:span><text:span text:style-name="T33"> range(</text:span><text:span text:style-name="T35">3</text:span><text:span text:style-name="T33">):</text:span></text:p>
          <text:p text:style-name="P52"><text:span text:style-name="T33"><text:s text:c="8"/></text:span><text:span text:style-name="T33">to_consumer.put(</text:span><text:span text:style-name="T32">f</text:span><text:span text:style-name="T34">"</text:span><text:span text:style-name="T33">{name} {I}</text:span><text:span text:style-name="T34">"</text:span><text:span text:style-name="T33">)</text:span></text:p>
          <text:p text:style-name="P52"><text:span text:style-name="T33"/></text:p>
          <text:p text:style-name="P52"><text:span text:style-name="T32">def</text:span><text:span text:style-name="T33"> consumer(in_1, in_2):</text:span></text:p>
          <text:p text:style-name="P52"><text:span text:style-name="T33"><text:s text:c="4"/></text:span><text:span text:style-name="T32">while True</text:span><text:span text:style-name="T33">:</text:span></text:p>
          <text:p text:style-name="P52"><text:span text:style-name="T33"><text:s text:c="8"/></text:span><text:span text:style-name="T33">(inputs, _, _) = select.select([in_1._reader, in_2._reader], [], [])</text:span></text:p>
          <text:p text:style-name="P52"><text:span text:style-name="T33"><text:s text:c="8"/></text:span><text:span text:style-name="T32">if</text:span><text:span text:style-name="T33"> in_1._reader </text:span><text:span text:style-name="T32">in</text:span><text:span text:style-name="T33"> inputs:</text:span></text:p>
          <text:p text:style-name="P52"><text:span text:style-name="T33"><text:s text:c="13"/></text:span><text:span text:style-name="T33">message = in_1.get()</text:span></text:p>
          <text:p text:style-name="P58"><text:span text:style-name="T33"><text:s text:c="8"/></text:span><text:span text:style-name="T32">elif</text:span><text:span text:style-name="T33"> in_2._reader </text:span><text:span text:style-name="T32">in</text:span><text:span text:style-name="T33"> inputs:</text:span></text:p>
          <text:p text:style-name="P58"><text:span text:style-name="T33"><text:s text:c="13"/></text:span><text:span text:style-name="T33">message = in_2.get()</text:span></text:p>
          <text:p text:style-name="P52"><text:span text:style-name="T33"><text:s text:c="8"/></text:span><text:span text:style-name="T33">print(</text:span><text:span text:style-name="T32">f</text:span><text:span text:style-name="T34">”</text:span><text:span text:style-name="T33">{message}</text:span><text:span text:style-name="T34">”</text:span><text:span text:style-name="T33">)</text:span></text:p>
          <text:p text:style-name="P52"><text:span text:style-name="T33"/></text:p>
          <text:p text:style-name="P52"><text:span text:style-name="T33">q1 = multiprocessing.Queue()</text:span></text:p>
          <text:p text:style-name="P58"><text:span text:style-name="T33">q2 = multiprocessing.Queue()</text:span></text:p>
          <text:p text:style-name="P52"><text:span text:style-name="T33">process_list = [</text:span></text:p>
          <text:p text:style-name="P52"><text:span text:style-name="T33"><text:s text:c="4"/></text:span><text:span text:style-name="T33">multiprocessing.Process(target=producer, args=(</text:span><text:span text:style-name="T34">“A”</text:span><text:span text:style-name="T33">, q1)),</text:span></text:p>
          <text:p text:style-name="P52"><text:span text:style-name="T63"><text:s text:c="4"/></text:span><text:span text:style-name="T63">multiprocessing.Process(target=</text:span><text:span text:style-name="T33">producer, args=(</text:span><text:span text:style-name="T34">“B”</text:span><text:span text:style-name="T33">, q2)),</text:span></text:p>
          <text:p text:style-name="P58"><text:span text:style-name="T63"><text:s text:c="4"/></text:span><text:span text:style-name="T33">multiprocessing.Process(target=consumer, args=(q1, q2))</text:span></text:p>
          <text:p text:style-name="P52"><text:span text:style-name="T33">]</text:span></text:p>
          <text:p text:style-name="P52"><text:span text:style-name="T33"/></text:p>
          <text:p text:style-name="P52"><text:span text:style-name="T32">for</text:span><text:span text:style-name="T33"> p </text:span><text:span text:style-name="T32">in</text:span><text:span text:style-name="T33"> process_list:</text:span></text:p>
          <text:p text:style-name="P52"><text:span text:style-name="T33"><text:s text:c="4"/></text:span><text:span text:style-name="T33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26" draw:layer="layout" svg:width="9.906cm" svg:height="4.572cm" svg:x="13.97cm" svg:y="3.502cm">
          <text:p text:style-name="P24"><text:span text:style-name="T20">user@system:</text:span><text:span text:style-name="T21">~</text:span><text:span text:style-name="T22"> python3 select.py</text:span></text:p>
          <text:p text:style-name="P24"><text:span text:style-name="T22">A 0</text:span></text:p>
          <text:p text:style-name="P24"><text:span text:style-name="T22">A 1</text:span></text:p>
          <text:p text:style-name="P24"><text:span text:style-name="T22">B 0</text:span></text:p>
          <text:p text:style-name="P24"><text:span text:style-name="T22">A 2</text:span></text:p>
          <text:p text:style-name="P24"><text:span text:style-name="T22">B 1</text:span></text:p>
          <text:p text:style-name="P24"><text:span text:style-name="T22">B 2</text:span></text:p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3.302cm" svg:height="1.016cm" svg:x="21.336cm" svg:y="17.708cm">
          <draw:text-box>
            <text:p><text:span text:style-name="T30">select.py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4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CustomShape 34" draw:style-name="gr114" draw:text-style-name="P57" draw:layer="layout" svg:width="21.085cm" svg:height="2.113cm" svg:x="0.992cm" svg:y="1.21cm">
          <text:p text:style-name="P54"><text:span text:style-name="T52">Barr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5" draw:text-style-name="P31" draw:layer="layout" svg:width="22.777cm" svg:height="7.156cm" svg:x="1.27cm" svg:y="3.512cm">
          <text:list text:style-name="L2">
            <text:list-item>
              <text:p text:style-name="P30"><text:span text:style-name="T11">As well as just receiving isolated messages from multiple sources, it is often that we want to synchronise on multiple inputs</text:span></text:p>
              <text:p text:style-name="P30"><text:span text:style-name="T11"/></text:p>
            </text:list-item>
            <text:list-item>
              <text:p text:style-name="P30"><text:span text:style-name="T11">For instance, how do we check that several processes are done</text:span></text:p>
              <text:p text:style-name="P30"><text:span text:style-name="T11"/></text:p>
            </text:list-item>
            <text:list-item>
              <text:p text:style-name="P30"><text:span text:style-name="T11">We build a barrier and synchronise on that </text:span></text:p>
            </text:list-item>
          </text:list>
          <text:list text:style-name="L3">
            <text:list-item>
              <text:list>
                <text:list-header>
                  <text:p text:style-name="P14"><text:span text:style-name="T9"/></text:p>
                  <text:p text:style-name="P14"><text:span text:style-name="T9"/></text:p>
                  <text:p text:style-name="P14"><text:span text:style-name="T6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CustomShape 48" draw:style-name="gr116" draw:text-style-name="P57" draw:layer="layout" svg:width="21.085cm" svg:height="2.113cm" svg:x="0.992cm" svg:y="1.21cm">
          <text:p text:style-name="P54"><text:span text:style-name="T52">Barr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12" draw:text-style-name="P69" draw:layer="layout" svg:width="24.13cm" svg:height="15.748cm" svg:x="0.57cm" svg:y="3.048cm">
          <text:p text:style-name="P67"><text:span text:style-name="T66">import</text:span><text:span text:style-name="T67"> multiprocessing</text:span></text:p>
          <text:p text:style-name="P67"><text:span text:style-name="T66">import</text:span><text:span text:style-name="T67"> select</text:span></text:p>
          <text:p text:style-name="P67"><text:span text:style-name="T66">import</text:span><text:span text:style-name="T67"> time</text:span></text:p>
          <text:p text:style-name="P67"><text:span text:style-name="T68"/></text:p>
          <text:p text:style-name="P67"><text:span text:style-name="T66">def</text:span><text:span text:style-name="T67"> producer(name, sleepy_time, to_consumer):</text:span></text:p>
          <text:p text:style-name="P67"><text:span text:style-name="T67"><text:s text:c="4"/></text:span><text:span text:style-name="T67">print(</text:span><text:span text:style-name="T66">f</text:span><text:span text:style-name="T68">”</text:span><text:span text:style-name="T67">{name} </text:span><text:span text:style-name="T68">sleep for</text:span><text:span text:style-name="T67"> {sleepy_time}</text:span><text:span text:style-name="T68">”</text:span><text:span text:style-name="T67">)</text:span></text:p>
          <text:p text:style-name="P67"><text:span text:style-name="T67"><text:s text:c="4"/></text:span><text:span text:style-name="T67">time.sleep(sleepy_time)</text:span></text:p>
          <text:p text:style-name="P67"><text:span text:style-name="T67"><text:s text:c="4"/></text:span><text:span text:style-name="T67">print(</text:span><text:span text:style-name="T66">f</text:span><text:span text:style-name="T68">”</text:span><text:span text:style-name="T67">{name}</text:span><text:span text:style-name="T68"> awoken”</text:span><text:span text:style-name="T67">)</text:span></text:p>
          <text:p text:style-name="P67"><text:span text:style-name="T67"><text:s text:c="4"/></text:span><text:span text:style-name="T67">to_consumer.put(</text:span><text:span text:style-name="T69">1</text:span><text:span text:style-name="T67">)</text:span></text:p>
          <text:p text:style-name="P67"><text:span text:style-name="T67"/></text:p>
          <text:p text:style-name="P67"><text:span text:style-name="T66">def</text:span><text:span text:style-name="T67"> consumer(in_1, in_2):</text:span></text:p>
          <text:p text:style-name="P67"><text:span text:style-name="T67"><text:s text:c="4"/></text:span><text:span text:style-name="T67">barrier[</text:span><text:span text:style-name="T66">False</text:span><text:span text:style-name="T67">, </text:span><text:span text:style-name="T66">False</text:span><text:span text:style-name="T67">]</text:span></text:p>
          <text:p text:style-name="P67"><text:span text:style-name="T67"><text:s text:c="4"/></text:span><text:span text:style-name="T66">while True</text:span><text:span text:style-name="T67">:</text:span></text:p>
          <text:p text:style-name="P67"><text:span text:style-name="T67"><text:s text:c="8"/></text:span><text:span text:style-name="T67">(inputs, _, _) = select.select([in_1._reader, in_2._reader], [], [])</text:span></text:p>
          <text:p text:style-name="P67"><text:span text:style-name="T67"><text:s text:c="8"/></text:span><text:span text:style-name="T66">if</text:span><text:span text:style-name="T67"> in_1._reader </text:span><text:span text:style-name="T66">in</text:span><text:span text:style-name="T67"> inputs:</text:span></text:p>
          <text:p text:style-name="P67"><text:span text:style-name="T67"><text:s text:c="13"/></text:span><text:span text:style-name="T67">_ = in_1.get()</text:span></text:p>
          <text:p text:style-name="P67"><text:span text:style-name="T67"><text:s text:c="13"/></text:span><text:span text:style-name="T67">barrier[0] = </text:span><text:span text:style-name="T66">True</text:span></text:p>
          <text:p text:style-name="P68"><text:span text:style-name="T67"><text:s text:c="8"/></text:span><text:span text:style-name="T66">elif</text:span><text:span text:style-name="T67"> in_2._reader </text:span><text:span text:style-name="T66">in</text:span><text:span text:style-name="T67"> inputs:</text:span></text:p>
          <text:p text:style-name="P68"><text:span text:style-name="T67"><text:s text:c="13"/></text:span><text:span text:style-name="T67">_ = in_2.get()</text:span></text:p>
          <text:p text:style-name="P68"><text:span text:style-name="T67"><text:s text:c="13"/></text:span><text:span text:style-name="T67">barrier[1] = </text:span><text:span text:style-name="T66">True </text:span></text:p>
          <text:p text:style-name="P68"><text:span text:style-name="T66"><text:s text:c="8"/></text:span><text:span text:style-name="T66">if </text:span><text:span text:style-name="T67">all(i </text:span><text:span text:style-name="T66">for</text:span><text:span text:style-name="T67"> i </text:span><text:span text:style-name="T66">in</text:span><text:span text:style-name="T67"> barrier):</text:span></text:p>
          <text:p text:style-name="P67"><text:span text:style-name="T67"><text:s text:c="13"/></text:span><text:span text:style-name="T67">print(</text:span><text:span text:style-name="T68">”Barrier passed”</text:span><text:span text:style-name="T67">)</text:span></text:p>
          <text:p text:style-name="P67"><text:span text:style-name="T67"><text:s text:c="13"/></text:span><text:span text:style-name="T66">return</text:span></text:p>
          <text:p text:style-name="P67"><text:span text:style-name="T67"/></text:p>
          <text:p text:style-name="P67"><text:span text:style-name="T67">q1 = multiprocessing.Queue()</text:span></text:p>
          <text:p text:style-name="P68"><text:span text:style-name="T67">q2 = multiprocessing.Queue()</text:span></text:p>
          <text:p text:style-name="P67"><text:span text:style-name="T67">process_list = [</text:span></text:p>
          <text:p text:style-name="P67"><text:span text:style-name="T67"><text:s text:c="4"/></text:span><text:span text:style-name="T67">multiprocessing.Process(target=producer, args=(</text:span><text:span text:style-name="T68">“A”</text:span><text:span text:style-name="T67">, 1, q1)),</text:span></text:p>
          <text:p text:style-name="P67"><text:span text:style-name="T70"><text:s text:c="4"/></text:span><text:span text:style-name="T70">multiprocessing.Process(target=</text:span><text:span text:style-name="T67">producer, args=(</text:span><text:span text:style-name="T68">“B”</text:span><text:span text:style-name="T67">, 2, q2)),</text:span></text:p>
          <text:p text:style-name="P68"><text:span text:style-name="T70"><text:s text:c="4"/></text:span><text:span text:style-name="T67">multiprocessing.Process(target=consumer, args=(q1, q2))</text:span></text:p>
          <text:p text:style-name="P67"><text:span text:style-name="T67">]</text:span></text:p>
          <text:p text:style-name="P67"><text:span text:style-name="T67"/></text:p>
          <text:p text:style-name="P67"><text:span text:style-name="T66">for</text:span><text:span text:style-name="T67"> p </text:span><text:span text:style-name="T66">in</text:span><text:span text:style-name="T67"> process_list:</text:span></text:p>
          <text:p text:style-name="P67"><text:span text:style-name="T67"><text:s text:c="4"/></text:span><text:span text:style-name="T67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26" draw:layer="layout" svg:width="9.906cm" svg:height="4.572cm" svg:x="14.14cm" svg:y="3.502cm">
          <text:p text:style-name="P24"><text:span text:style-name="T20">user@system:</text:span><text:span text:style-name="T21">~</text:span><text:span text:style-name="T22"> python3 barrier.py</text:span></text:p>
          <text:p text:style-name="P24"><text:span text:style-name="T22">A sleep for 1</text:span></text:p>
          <text:p text:style-name="P24"><text:span text:style-name="T22">B sleep for 2</text:span></text:p>
          <text:p text:style-name="P24"><text:span text:style-name="T22">A Awoken</text:span></text:p>
          <text:p text:style-name="P24"><text:span text:style-name="T22">B Awoken</text:span></text:p>
          <text:p text:style-name="P24"><text:span text:style-name="T22">Barrier passed</text:span></text:p>
          <text:p text:style-name="P25"><text:span text:style-name="T20">user@system:</text:span><text:span text:style-name="T21">~</text:span></text:p>
          <draw:enhanced-geometry svg:viewBox="0 0 21600 21600" draw:type="rectangle" draw:enhanced-path="M 0 0 L 21600 0 21600 21600 0 21600 0 0 Z N"/>
        </draw:custom-shape>
        <draw:frame draw:style-name="gr69" draw:text-style-name="P29" draw:layer="layout" svg:width="3.81cm" svg:height="1.673cm" svg:x="20.828cm" svg:y="17.708cm">
          <draw:text-box>
            <text:p><text:span text:style-name="T30">barrier.py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4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frame draw:name="Rectangle 2" presentation:style-name="pr3" draw:text-style-name="P40" draw:layer="layout" svg:width="19.882cm" svg:height="1.591cm" svg:x="1.014cm" svg:y="1.371cm" presentation:class="title" presentation:user-transformed="true">
          <draw:text-box>
            <text:p/>
          </draw:text-box>
        </draw:frame>
        <draw:frame draw:name="Rectangle 3" presentation:style-name="pr3" draw:text-style-name="P40" draw:layer="layout" svg:width="21.506cm" svg:height="1.591cm" svg:x="2.378cm" svg:y="8.074cm" presentation:class="title" presentation:user-transformed="true">
          <draw:text-box>
            <text:p text:style-name="P39"><text:span text:style-name="T55">Where would we use CSP-like systems?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4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CustomShape 24" draw:style-name="gr117" draw:text-style-name="P57" draw:layer="layout" svg:width="21.085cm" svg:height="2.113cm" svg:x="0.992cm" svg:y="1.21cm">
          <text:p text:style-name="P54"><text:span text:style-name="T52">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8" draw:text-style-name="P31" draw:layer="layout" svg:width="22.777cm" svg:height="7.156cm" svg:x="1.27cm" svg:y="3.512cm">
          <text:list text:style-name="L2">
            <text:list-item>
              <text:p text:style-name="P30"><text:span text:style-name="T7">Hopefully we’ve been through this enough already . . .</text:span></text:p>
              <text:p text:style-name="P30"><text:span text:style-name="T11"/></text:p>
            </text:list-item>
            <text:list-item>
              <text:p text:style-name="P30"><text:span text:style-name="T7">All networked applications use this principle already </text:span></text:p>
              <text:p text:style-name="P30"><text:span text:style-name="T11"/></text:p>
            </text:list-item>
            <text:list-item>
              <text:p text:style-name="P30"><text:span text:style-name="T7">Often time higher level network communications such as we used in A4 adds layers of complexity that hide these underlying principles but they’re still there</text:span></text:p>
              <text:p text:style-name="P30"><text:span text:style-name="T11"/></text:p>
            </text:list-item>
            <text:list-item>
              <text:p text:style-name="P30"><text:span text:style-name="T7">Small scale IOT devices and the like won’t have enough resources to abstract them away though, and so they will be central</text:span></text:p>
            </text:list-item>
          </text:list>
          <text:list text:style-name="L3">
            <text:list-item>
              <text:list>
                <text:list-header>
                  <text:p text:style-name="P14"><text:span text:style-name="T6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CustomShape 28" draw:style-name="gr119" draw:text-style-name="P57" draw:layer="layout" svg:width="21.085cm" svg:height="2.113cm" svg:x="0.992cm" svg:y="1.21cm">
          <text:p text:style-name="P54"><text:span text:style-name="T52">Simulating 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0" draw:text-style-name="P31" draw:layer="layout" svg:width="22.777cm" svg:height="7.156cm" svg:x="1.27cm" svg:y="3.512cm">
          <text:list text:style-name="L2">
            <text:list-item>
              <text:p text:style-name="P30"><text:span text:style-name="T11">Hardware does not context switch, each component runs both concurrently and in parallel</text:span></text:p>
              <text:p text:style-name="P30"><text:span text:style-name="T11"/></text:p>
            </text:list-item>
            <text:list-item>
              <text:p text:style-name="P30"><text:span text:style-name="T11">Therefore a good simulation of this would do the same</text:span></text:p>
              <text:p text:style-name="P30"><text:span text:style-name="T11"/></text:p>
            </text:list-item>
            <text:list-item>
              <text:p text:style-name="P30"><text:span text:style-name="T11">These is a very common bachelors/masters project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9">Detector simulators (X-Rays, microscopes etc)</text:span></text:p>
                </text:list-item>
                <text:list-item>
                  <text:p text:style-name="P14"><text:span text:style-name="T9">FPGA systems, processors, GPUs</text:span></text:p>
                </text:list-item>
                <text:list-item>
                  <text:p text:style-name="P14"><text:span text:style-name="T9">Simulations of pre-production machines/experiments/products</text:span></text:p>
                  <text:p text:style-name="P14"><text:span text:style-name="T9"/></text:p>
                  <text:p text:style-name="P14"><text:span text:style-name="T6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custom-shape draw:name="CustomShape 26" draw:style-name="gr121" draw:text-style-name="P57" draw:layer="layout" svg:width="21.085cm" svg:height="2.113cm" svg:x="0.992cm" svg:y="1.21cm">
          <text:p text:style-name="P54"><text:span text:style-name="T52">Pipelined Work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2" draw:text-style-name="P31" draw:layer="layout" svg:width="22.777cm" svg:height="7.156cm" svg:x="1.27cm" svg:y="3.512cm">
          <text:list text:style-name="L2">
            <text:list-item>
              <text:p text:style-name="P30"><text:span text:style-name="T11">Scientific analysis can often be computed in a isolated, but dependent manner</text:span></text:p>
              <text:p text:style-name="P30"><text:span text:style-name="T11"/></text:p>
            </text:list-item>
            <text:list-item>
              <text:p text:style-name="P30"><text:span text:style-name="T11">These is also a very common use case across all of science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9">Simulation of physical systems (weather, astronomy)</text:span></text:p>
                </text:list-item>
                <text:list-item>
                  <text:p text:style-name="P14"><text:span text:style-name="T9">Ongoing analysis </text:span></text:p>
                </text:list-item>
              </text:list>
            </text:list-item>
          </text:list>
          <text:list text:style-name="L2">
            <text:list-header>
              <text:p text:style-name="P30"><text:span text:style-name="T11"/></text:p>
            </text:list-header>
            <text:list-item>
              <text:p text:style-name="P30"><text:span text:style-name="T11">Also common in commercial space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9">Big Data Analysis</text:span></text:p>
                </text:list-item>
                <text:list-item>
                  <text:p text:style-name="P14"><text:span text:style-name="T9">Social Media</text:span></text:p>
                </text:list-item>
                <text:list-item>
                  <text:p text:style-name="P14"><text:span text:style-name="T9">Stock Market Analysis</text:span></text:p>
                  <text:p text:style-name="P14"><text:span text:style-name="T9"/></text:p>
                  <text:p text:style-name="P14"><text:span text:style-name="T9"/></text:p>
                  <text:p text:style-name="P14"><text:span text:style-name="T9"/></text:p>
                  <text:p text:style-name="P14"><text:span text:style-name="T6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30" draw:style-name="gr123" draw:text-style-name="P57" draw:layer="layout" svg:width="21.085cm" svg:height="2.113cm" svg:x="0.992cm" svg:y="1.21cm">
          <text:p text:style-name="P54"><text:span text:style-name="T52">An Exampl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4" draw:text-style-name="P31" draw:layer="layout" svg:width="22.777cm" svg:height="7.156cm" svg:x="1.27cm" svg:y="3.512cm">
          <text:list text:style-name="L2">
            <text:list-item>
              <text:p text:style-name="P30"><text:span text:style-name="T7">We won’t look at the code here, it is long, complex, and dull</text:span></text:p>
              <text:p text:style-name="P30"><text:span text:style-name="T11"/></text:p>
            </text:list-item>
            <text:list-item>
              <text:p text:style-name="P30"><text:span text:style-name="T7">This system encompasses many different machines and processes, communicating in a variety of ways</text:span></text:p>
              <text:p text:style-name="P30"><text:span text:style-name="T11"/></text:p>
            </text:list-item>
            <text:list-item>
              <text:p text:style-name="P30"><text:span text:style-name="T7">Used to gather data, analyse the results dynamically and on an ongoing basis</text:span></text:p>
              <text:p text:style-name="P30"><text:span text:style-name="T11"/></text:p>
            </text:list-item>
            <text:list-item>
              <text:p text:style-name="P30"><text:span text:style-name="T7">This system exists in its entirety, but as isolated parts and is being brought together to demonstrate the capability of this design methodology</text:span></text:p>
            </text:list-item>
          </text:list>
          <text:list text:style-name="L3">
            <text:list-item>
              <text:list>
                <text:list-header>
                  <text:p text:style-name="P14"><text:span text:style-name="T9"/></text:p>
                  <text:p text:style-name="P14"><text:span text:style-name="T9"/></text:p>
                  <text:p text:style-name="P14"><text:span text:style-name="T6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5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custom-shape draw:style-name="gr125" draw:text-style-name="P70" draw:layer="layout" svg:width="5.08cm" svg:height="3.302cm" svg:x="2.086cm" svg:y="3.323cm">
          <text:p text:style-name="P27">User</text:p>
          <draw:enhanced-geometry svg:viewBox="0 0 21600 21600" draw:type="rectangle" draw:enhanced-path="M 0 0 L 21600 0 21600 21600 0 21600 0 0 Z N"/>
        </draw:custom-shape>
        <draw:custom-shape draw:style-name="gr125" draw:text-style-name="P70" draw:layer="layout" svg:width="5.08cm" svg:height="3.302cm" svg:x="2.686cm" svg:y="3.623cm">
          <text:p text:style-name="P27">User</text:p>
          <draw:enhanced-geometry svg:viewBox="0 0 21600 21600" draw:type="rectangle" draw:enhanced-path="M 0 0 L 21600 0 21600 21600 0 21600 0 0 Z N"/>
        </draw:custom-shape>
        <draw:custom-shape draw:style-name="gr126" draw:text-style-name="P38" draw:layer="layout" svg:width="4.826cm" svg:height="1.598cm" svg:x="18.48cm" svg:y="12.947cm">
          <text:p text:style-name="P27">Job</text:p>
          <draw:enhanced-geometry svg:viewBox="0 0 21600 21600" draw:type="rectangle" draw:enhanced-path="M 0 0 L 21600 0 21600 21600 0 21600 0 0 Z N"/>
        </draw:custom-shape>
        <draw:custom-shape draw:style-name="gr126" draw:text-style-name="P38" draw:layer="layout" svg:width="4.826cm" svg:height="1.598cm" svg:x="18.78cm" svg:y="13.247cm">
          <text:p text:style-name="P27">Job</text:p>
          <draw:enhanced-geometry svg:viewBox="0 0 21600 21600" draw:type="rectangle" draw:enhanced-path="M 0 0 L 21600 0 21600 21600 0 21600 0 0 Z N"/>
        </draw:custom-shape>
        <draw:custom-shape draw:style-name="gr127" draw:text-style-name="P71" draw:layer="layout" svg:width="5.842cm" svg:height="8.085cm" svg:x="1.778cm" svg:y="8.749cm">
          <text:p text:style-name="P27">Experiment</text:p>
          <draw:enhanced-geometry svg:viewBox="0 0 21600 21600" draw:type="rectangle" draw:enhanced-path="M 0 0 L 21600 0 21600 21600 0 21600 0 0 Z N"/>
        </draw:custom-shape>
        <draw:custom-shape draw:style-name="gr128" draw:text-style-name="P71" draw:layer="layout" svg:width="5.842cm" svg:height="8.086cm" svg:x="2.278cm" svg:y="9.495cm">
          <text:p text:style-name="P27">Experiment</text:p>
          <draw:enhanced-geometry svg:viewBox="0 0 21600 21600" draw:type="rectangle" draw:enhanced-path="M 0 0 L 21600 0 21600 21600 0 21600 0 0 Z N"/>
        </draw:custom-shape>
        <draw:custom-shape draw:name="CustomShape 58" draw:style-name="gr129" draw:text-style-name="P57" draw:layer="layout" svg:width="21.085cm" svg:height="2.113cm" svg:x="0.992cm" svg:y="1.21cm">
          <text:p text:style-name="P54"><text:span text:style-name="T52">An Exampl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7" draw:text-style-name="P71" draw:layer="layout" svg:width="5.842cm" svg:height="8.085cm" svg:x="2.778cm" svg:y="10.242cm">
          <text:p text:style-name="P27">Experiment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4.826cm" svg:height="1.524cm" svg:x="3.34cm" svg:y="13.843cm">
          <text:p text:style-name="P27">Monitor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4.826cm" svg:height="1.524cm" svg:x="3.34cm" svg:y="11.443cm">
          <text:p text:style-name="P27">Detector</text:p>
          <draw:enhanced-geometry svg:viewBox="0 0 21600 21600" draw:type="rectangle" draw:enhanced-path="M 0 0 L 21600 0 21600 21600 0 21600 0 0 Z N"/>
        </draw:custom-shape>
        <draw:line draw:style-name="gr132" draw:text-style-name="P28" draw:layer="layout" svg:x1="5.772cm" svg:y1="12.967cm" svg:x2="5.772cm" svg:y2="13.907cm">
          <text:p/>
        </draw:line>
        <draw:custom-shape draw:style-name="gr133" draw:text-style-name="P70" draw:layer="layout" svg:width="8.636cm" svg:height="14.316cm" svg:x="9.244cm" svg:y="3.923cm">
          <text:p text:style-name="P27">ERDA</text:p>
          <draw:enhanced-geometry svg:viewBox="0 0 21600 21600" draw:type="rectangle" draw:enhanced-path="M 0 0 L 21600 0 21600 21600 0 21600 0 0 Z N"/>
        </draw:custom-shape>
        <draw:custom-shape draw:style-name="gr134" draw:text-style-name="P38" xml:id="id1" draw:id="id1" draw:layer="layout" svg:width="4.826cm" svg:height="1.96cm" svg:x="12.624cm" svg:y="10.753cm">
          <text:p text:style-name="P27">Workflow</text:p>
          <text:p text:style-name="P27">Scheduler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4.826cm" svg:height="1.524cm" svg:x="3.34cm" svg:y="16.23cm">
          <text:p text:style-name="P27">Uploader</text:p>
          <draw:enhanced-geometry svg:viewBox="0 0 21600 21600" draw:type="rectangle" draw:enhanced-path="M 0 0 L 21600 0 21600 21600 0 21600 0 0 Z N"/>
        </draw:custom-shape>
        <draw:line draw:style-name="gr132" draw:text-style-name="P28" draw:layer="layout" svg:x1="5.772cm" svg:y1="15.354cm" svg:x2="5.772cm" svg:y2="16.294cm">
          <text:p/>
        </draw:line>
        <draw:custom-shape draw:style-name="gr125" draw:text-style-name="P70" draw:layer="layout" svg:width="5.08cm" svg:height="3.302cm" svg:x="3.386cm" svg:y="3.923cm">
          <text:p text:style-name="P27">User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4.352cm" svg:height="1.524cm" svg:x="3.706cm" svg:y="5.129cm">
          <text:p text:style-name="P27">Browser</text:p>
          <draw:enhanced-geometry svg:viewBox="0 0 21600 21600" draw:type="rectangle" draw:enhanced-path="M 0 0 L 21600 0 21600 21600 0 21600 0 0 Z N"/>
        </draw:custom-shape>
        <draw:custom-shape draw:style-name="gr134" draw:text-style-name="P38" draw:layer="layout" svg:width="4.826cm" svg:height="1.96cm" svg:x="10.076cm" svg:y="5.047cm">
          <text:p text:style-name="P27">ERDA<text:line-break/>Frontend</text:p>
          <draw:enhanced-geometry svg:viewBox="0 0 21600 21600" draw:type="rectangle" draw:enhanced-path="M 0 0 L 21600 0 21600 21600 0 21600 0 0 Z N"/>
        </draw:custom-shape>
        <draw:custom-shape draw:style-name="gr134" draw:text-style-name="P38" xml:id="id3" draw:id="id3" draw:layer="layout" svg:width="4.826cm" svg:height="1.96cm" svg:x="10.076cm" svg:y="15.917cm">
          <text:p text:style-name="P27">ERDA<text:line-break/>Storage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4.826cm" svg:height="1.524cm" svg:x="12.624cm" svg:y="13.575cm">
          <text:p text:style-name="P27">Monitor</text:p>
          <draw:enhanced-geometry svg:viewBox="0 0 21600 21600" draw:type="rectangle" draw:enhanced-path="M 0 0 L 21600 0 21600 21600 0 21600 0 0 Z N"/>
        </draw:custom-shape>
        <draw:line draw:style-name="gr132" draw:text-style-name="P28" draw:layer="layout" svg:x1="8.032cm" svg:y1="5.908cm" svg:x2="10.076cm" svg:y2="5.908cm">
          <text:p/>
        </draw:line>
        <draw:custom-shape draw:style-name="gr134" draw:text-style-name="P38" draw:layer="layout" svg:width="4.826cm" svg:height="1.96cm" svg:x="10.076cm" svg:y="7.947cm">
          <text:p text:style-name="P27">ERDA<text:line-break/>Core</text:p>
          <draw:enhanced-geometry svg:viewBox="0 0 21600 21600" draw:type="rectangle" draw:enhanced-path="M 0 0 L 21600 0 21600 21600 0 21600 0 0 Z N"/>
        </draw:custom-shape>
        <draw:line draw:style-name="gr132" draw:text-style-name="P28" draw:layer="layout" svg:x1="12.516cm" svg:y1="7.007cm" svg:x2="12.516cm" svg:y2="7.947cm">
          <text:p/>
        </draw:line>
        <draw:line draw:style-name="gr132" draw:text-style-name="P28" draw:layer="layout" svg:x1="11.692cm" svg:y1="9.907cm" svg:x2="11.692cm" svg:y2="15.917cm">
          <text:p/>
        </draw:line>
        <draw:line draw:style-name="gr132" draw:text-style-name="P28" draw:layer="layout" svg:x1="8.62cm" svg:y1="17.131cm" svg:x2="10.076cm" svg:y2="17.131cm">
          <text:p/>
        </draw:line>
        <draw:line draw:style-name="gr132" draw:text-style-name="P28" draw:layer="layout" svg:x1="13.386cm" svg:y1="15.917cm" svg:x2="13.386cm" svg:y2="15.099cm">
          <text:p/>
        </draw:line>
        <draw:line draw:style-name="gr132" draw:text-style-name="P28" draw:layer="layout" svg:x1="13.386cm" svg:y1="13.544cm" svg:x2="13.386cm" svg:y2="12.726cm">
          <text:p/>
        </draw:line>
        <draw:line draw:style-name="gr132" draw:text-style-name="P28" draw:layer="layout" svg:x1="13.386cm" svg:y1="10.771cm" svg:x2="13.386cm" svg:y2="9.953cm">
          <text:p/>
        </draw:line>
        <draw:custom-shape draw:style-name="gr126" draw:text-style-name="P38" xml:id="id2" draw:id="id2" draw:layer="layout" svg:width="4.826cm" svg:height="1.598cm" svg:x="19.08cm" svg:y="13.547cm">
          <text:p text:style-name="P27">Job</text:p>
          <draw:enhanced-geometry svg:viewBox="0 0 21600 21600" draw:type="rectangle" draw:enhanced-path="M 0 0 L 21600 0 21600 21600 0 21600 0 0 Z N"/>
        </draw:custom-shape>
        <draw:connector draw:style-name="gr136" draw:text-style-name="P28" draw:layer="layout" svg:x1="17.45cm" svg:y1="11.733cm" svg:x2="21.493cm" svg:y2="13.547cm" draw:start-shape="id1" draw:start-glue-point="1" draw:end-shape="id2" draw:end-glue-point="0" svg:d="M17450 11733h4043v1814" svg:viewBox="0 0 4044 1815">
          <text:p/>
        </draw:connector>
        <draw:connector draw:style-name="gr137" draw:text-style-name="P28" draw:layer="layout" svg:x1="21.493cm" svg:y1="15.145cm" svg:x2="14.902cm" svg:y2="16.897cm" draw:start-shape="id2" draw:start-glue-point="2" draw:end-shape="id3" draw:end-glue-point="1" svg:d="M21493 15145v1752h-6591" svg:viewBox="0 0 6592 1753">
          <text:p/>
        </draw:connector>
        <presentation:notes draw:style-name="dp3">
          <draw:page-thumbnail draw:style-name="gr6" draw:layer="layout" svg:width="19.798cm" svg:height="11.136cm" svg:x="0.6cm" svg:y="2.257cm" draw:page-number="5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frame draw:name="Rectangle 4" presentation:style-name="pr3" draw:text-style-name="P40" draw:layer="layout" svg:width="19.882cm" svg:height="1.591cm" svg:x="1.014cm" svg:y="1.371cm" presentation:class="title" presentation:user-transformed="true">
          <draw:text-box>
            <text:p/>
          </draw:text-box>
        </draw:frame>
        <draw:frame draw:name="Rectangle 5" presentation:style-name="pr3" draw:text-style-name="P40" draw:layer="layout" svg:width="20.32cm" svg:height="1.591cm" svg:x="2.878cm" svg:y="8.074cm" presentation:class="title" presentation:user-transformed="true">
          <draw:text-box>
            <text:p text:style-name="P39"><text:span text:style-name="T55">And so my lectures are concluded ...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5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10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5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outline1">
      <style:graphic-properties fo:min-height="11.049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outline1">
      <style:graphic-properties fo:min-height="11.049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3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language="en" fo:country="US" fo:font-style="normal" style:text-underline-style="none" fo:font-weight="bold" fo:background-color="transparent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9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9" draw:text-style-name="MP10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2" draw:layer="backgroundobjects" svg:width="3.637cm" svg:height="0.758cm" svg:x="21.938cm" svg:y="-0.075cm">
        <text:p text:style-name="MP11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2" draw:layer="backgroundobjects" svg:width="1.9cm" svg:height="0.674cm" svg:x="24.015cm" svg:y="18.366cm">
        <text:p text:style-name="MP11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2" draw:layer="backgroundobjects" svg:width="15.642cm" svg:height="0.674cm" svg:x="-1.409cm" svg:y="18.415cm">
        <text:p text:style-name="MP11"><text:span text:style-name="MT6">Bryant and O’Hallaron, </text:span><text:span text:style-name="MT6">Computer Systems: A </text:span><text:span text:style-name="MT6">Programmer’s </text:span><text:span text:style-name="MT6">Perspective, Third </text:span><text:span text:style-name="MT6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4" draw:layer="backgroundobjects" svg:width="21.088cm" svg:height="2.116cm" svg:x="0.992cm" svg:y="1.21cm" presentation:class="title" presentation:user-transformed="true">
        <draw:text-box>
          <text:p text:style-name="MP13"><text:span text:style-name="MT7">Click </text:span><text:span text:style-name="MT7">to </text:span><text:span text:style-name="MT7">edit </text:span><text:span text:style-name="MT7">Mast</text:span><text:span text:style-name="MT7">er </text:span><text:span text:style-name="MT7">title </text:span><text:span text:style-name="MT7">style</text:span></text:p>
        </draw:text-box>
      </draw:frame>
      <draw:frame draw:name="Content Placeholder 2" presentation:style-name="Mpr8" draw:text-style-name="MP17" draw:layer="backgroundobjects" svg:width="21.933cm" svg:height="13.81cm" svg:x="1.102cm" svg:y="3.784cm" presentation:class="outline" presentation:user-transformed="true">
        <draw:text-box>
          <text:list text:style-name="ML2">
            <text:list-item>
              <text:p text:style-name="MP15"><text:span text:style-name="MT8">Click to edit Master text styles</text:span></text:p>
              <text:list>
                <text:list-item>
                  <text:p text:style-name="MP16"><text:span text:style-name="MT9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9" draw:text-style-name="MP10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2" draw:layer="backgroundobjects" svg:width="3.637cm" svg:height="0.758cm" svg:x="21.938cm" svg:y="-0.075cm">
        <text:p text:style-name="MP11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2" draw:layer="backgroundobjects" svg:width="1.9cm" svg:height="0.674cm" svg:x="24.015cm" svg:y="18.366cm">
        <text:p text:style-name="MP11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2" draw:layer="backgroundobjects" svg:width="15.642cm" svg:height="0.674cm" svg:x="-1.409cm" svg:y="18.415cm">
        <text:p text:style-name="MP11"><text:span text:style-name="MT6">Bryant and O’Hallaron, </text:span><text:span text:style-name="MT6">Computer Systems: A </text:span><text:span text:style-name="MT6">Programmer’s Perspective, </text:span><text:span text:style-name="MT6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4" draw:layer="backgroundobjects" svg:width="21.088cm" svg:height="2.116cm" svg:x="0.992cm" svg:y="1.21cm" presentation:class="title" presentation:user-transformed="true">
        <draw:text-box>
          <text:p text:style-name="MP13"><text:span text:style-name="MT7">Click </text:span><text:span text:style-name="MT7">to edit </text:span><text:span text:style-name="MT7">Maste</text:span><text:span text:style-name="MT7">r title </text:span><text:span text:style-name="MT7">style</text:span></text:p>
        </draw:text-box>
      </draw:frame>
      <draw:frame draw:name="Content Placeholder 2" presentation:style-name="Mpr12" draw:text-style-name="MP17" draw:layer="backgroundobjects" svg:width="21.933cm" svg:height="13.81cm" svg:x="1.102cm" svg:y="3.784cm" presentation:class="outline" presentation:user-transformed="true">
        <draw:text-box>
          <text:list text:style-name="ML2">
            <text:list-item>
              <text:p text:style-name="MP15"><text:span text:style-name="MT8">Click to edit Master text styles</text:span></text:p>
              <text:list>
                <text:list-item>
                  <text:p text:style-name="MP16"><text:span text:style-name="MT9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1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2-11-14T11:16:17.568411205</dc:date>
    <meta:editing-cycles>998</meta:editing-cycles>
    <dc:title>Introduction to Computer Systems 15-213/18-243, spring 2009</dc:title>
    <meta:editing-duration>P23DT15M28S</meta:editing-duration>
    <meta:generator>LibreOffice/7.4.2.3$Linux_X86_64 LibreOffice_project/22949782292d40bc0751a2b0b2cf40927460a4f8</meta:generator>
    <meta:document-statistic meta:object-count="48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